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2pt" svg:height="112.2pt" svg:x="615.03pt" svg:y="143.8pt">
            <draw:object draw:notify-on-update-of-ranges="Sheet1.A5:Sheet1.A25 Sheet1.D6:Sheet1.D2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453.46pt" svg:height="255.23pt" svg:x="381.66pt" svg:y="1138.48pt">
            <draw:object draw:notify-on-update-of-ranges="Sheet1.A97:Sheet1.A97 Sheet1.A98:Sheet1.A297 Sheet1.B97:Sheet1.B97 Sheet1.B98:Sheet1.B297 Sheet1.A97:Sheet1.A97 Sheet1.A98:Sheet1.A297 Sheet1.C97:Sheet1.C97 Sheet1.C98:Sheet1.C297 Sheet1.A97:Sheet1.A97 Sheet1.A98:Sheet1.A297 Sheet1.D97:Sheet1.D97 Sheet1.D98:Sheet1.D29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252.88pt" svg:height="106.95pt" svg:x="308.3pt" svg:y="1898.14pt">
            <draw:object draw:notify-on-update-of-ranges="Sheet1.G116:Sheet1.G116 Sheet1.G117:Sheet1.G142 Sheet1.I116:Sheet1.I116 Sheet1.I117:Sheet1.I14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238.85pt" svg:height="140.49pt" svg:x="568.97pt" svg:y="1899.67pt">
            <draw:object draw:notify-on-update-of-ranges="Sheet1.G116:Sheet1.G116 Sheet1.G117:Sheet1.G142 Sheet1.J116:Sheet1.J116 Sheet1.J117:Sheet1.J14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ase Lag:</text:p>
          </table:table-cell>
          <table:table-cell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))*0.5" office:value-type="float" office:value="1.22464679914735E-016" calcext:value-type="float">
            <text:p>1.22464679914735E-16</text:p>
          </table:table-cell>
          <table:table-cell table:formula="of:=-SIN(2*PI()*[.$B$1]*([.A5]-[.B$2]))*0.5" office:value-type="float" office:value="0.475528258147577" calcext:value-type="float">
            <text:p>0.475528258147577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+[.D5]*([.$G$1]/[.$E$1])" office:value-type="float" office:value="1.22464679914735E-016" calcext:value-type="float">
            <text:p>1.22464679914735E-16</text:p>
          </table:table-cell>
          <table:table-cell table:number-columns-repeated="12"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))*0.5" office:value-type="float" office:value="0.293892626146237" calcext:value-type="float">
            <text:p>0.293892626146237</text:p>
          </table:table-cell>
          <table:table-cell table:formula="of:=-SIN(2*PI()*[.$B$1]*([.A6]-[.B$2]))*0.5" office:value-type="float" office:value="0.475528258147577" calcext:value-type="float">
            <text:p>0.475528258147577</text:p>
          </table:table-cell>
          <table:table-cell table:formula="of:=[.C6]*([.$E$1]/[.$G$1])+[.F5]*([.$E$1]/[.$G$1])" office:value-type="float" office:value="0.951056516295154" calcext:value-type="float">
            <text:p>0.951056516295154</text:p>
          </table:table-cell>
          <table:table-cell table:formula="of:=[.A6]" office:value-type="float" office:value="-0.9" calcext:value-type="float">
            <text:p>-0.9</text:p>
          </table:table-cell>
          <table:table-cell table:formula="of:=[.B6]+[.D6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))*0.5" office:value-type="float" office:value="0.475528258147577" calcext:value-type="float">
            <text:p>0.475528258147577</text:p>
          </table:table-cell>
          <table:table-cell table:formula="of:=-SIN(2*PI()*[.$B$1]*([.A7]-[.B$2]))*0.5" office:value-type="float" office:value="0.293892626146237" calcext:value-type="float">
            <text:p>0.293892626146237</text:p>
          </table:table-cell>
          <table:table-cell table:formula="of:=[.C7]*([.$E$1]/[.$G$1])+[.F6]*([.$E$1]/[.$G$1])" office:value-type="float" office:value="2.1266270208801" calcext:value-type="float">
            <text:p>2.1266270208801</text:p>
          </table:table-cell>
          <table:table-cell table:formula="of:=[.A7]" office:value-type="float" office:value="-0.8" calcext:value-type="float">
            <text:p>-0.8</text:p>
          </table:table-cell>
          <table:table-cell table:formula="of:=[.B7]+[.D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))*0.5" office:value-type="float" office:value="0.475528258147577" calcext:value-type="float">
            <text:p>0.475528258147577</text:p>
          </table:table-cell>
          <table:table-cell table:formula="of:=-SIN(2*PI()*[.$B$1]*([.A8]-[.B$2]))*0.5" office:value-type="float" office:value="-1.22464679914735E-016" calcext:value-type="float">
            <text:p>-1.22464679914735E-16</text:p>
          </table:table-cell>
          <table:table-cell table:formula="of:=[.C8]*([.$E$1]/[.$G$1])+[.F7]*([.$E$1]/[.$G$1])" office:value-type="float" office:value="3.07768353717525" calcext:value-type="float">
            <text:p>3.07768353717525</text:p>
          </table:table-cell>
          <table:table-cell table:formula="of:=[.A8]" office:value-type="float" office:value="-0.7" calcext:value-type="float">
            <text:p>-0.7</text:p>
          </table:table-cell>
          <table:table-cell table:formula="of:=[.B8]+[.D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))*0.5" office:value-type="float" office:value="0.293892626146236" calcext:value-type="float">
            <text:p>0.293892626146236</text:p>
          </table:table-cell>
          <table:table-cell table:formula="of:=-SIN(2*PI()*[.$B$1]*([.A9]-[.B$2]))*0.5" office:value-type="float" office:value="-0.293892626146237" calcext:value-type="float">
            <text:p>-0.293892626146237</text:p>
          </table:table-cell>
          <table:table-cell table:formula="of:=[.C9]*([.$E$1]/[.$G$1])+[.F8]*([.$E$1]/[.$G$1])" office:value-type="float" office:value="3.44095480117793" calcext:value-type="float">
            <text:p>3.44095480117793</text:p>
          </table:table-cell>
          <table:table-cell table:formula="of:=[.A9]" office:value-type="float" office:value="-0.6" calcext:value-type="float">
            <text:p>-0.6</text:p>
          </table:table-cell>
          <table:table-cell table:formula="of:=[.B9]+[.D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))*0.5" office:value-type="float" office:value="-6.12323399573677E-017" calcext:value-type="float">
            <text:p>-6.12323399573677E-17</text:p>
          </table:table-cell>
          <table:table-cell table:formula="of:=-SIN(2*PI()*[.$B$1]*([.A10]-[.B$2]))*0.5" office:value-type="float" office:value="-0.475528258147577" calcext:value-type="float">
            <text:p>-0.475528258147577</text:p>
          </table:table-cell>
          <table:table-cell table:formula="of:=[.C10]*([.$E$1]/[.$G$1])+[.F9]*([.$E$1]/[.$G$1])" office:value-type="float" office:value="3.07768353717525" calcext:value-type="float">
            <text:p>3.07768353717525</text:p>
          </table:table-cell>
          <table:table-cell table:formula="of:=[.A10]" office:value-type="float" office:value="-0.5" calcext:value-type="float">
            <text:p>-0.5</text:p>
          </table:table-cell>
          <table:table-cell table:formula="of:=[.B10]+[.D1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))*0.5" office:value-type="float" office:value="-0.293892626146237" calcext:value-type="float">
            <text:p>-0.293892626146237</text:p>
          </table:table-cell>
          <table:table-cell table:formula="of:=-SIN(2*PI()*[.$B$1]*([.A11]-[.B$2]))*0.5" office:value-type="float" office:value="-0.475528258147577" calcext:value-type="float">
            <text:p>-0.475528258147577</text:p>
          </table:table-cell>
          <table:table-cell table:formula="of:=[.C11]*([.$E$1]/[.$G$1])+[.F10]*([.$E$1]/[.$G$1])" office:value-type="float" office:value="2.1266270208801" calcext:value-type="float">
            <text:p>2.1266270208801</text:p>
          </table:table-cell>
          <table:table-cell table:formula="of:=[.A11]" office:value-type="float" office:value="-0.4" calcext:value-type="float">
            <text:p>-0.4</text:p>
          </table:table-cell>
          <table:table-cell table:formula="of:=[.B11]+[.D11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))*0.5" office:value-type="float" office:value="-0.475528258147577" calcext:value-type="float">
            <text:p>-0.475528258147577</text:p>
          </table:table-cell>
          <table:table-cell table:formula="of:=-SIN(2*PI()*[.$B$1]*([.A12]-[.B$2]))*0.5" office:value-type="float" office:value="-0.293892626146236" calcext:value-type="float">
            <text:p>-0.293892626146236</text:p>
          </table:table-cell>
          <table:table-cell table:formula="of:=[.C12]*([.$E$1]/[.$G$1])+[.F11]*([.$E$1]/[.$G$1])" office:value-type="float" office:value="0.951056516295154" calcext:value-type="float">
            <text:p>0.951056516295154</text:p>
          </table:table-cell>
          <table:table-cell table:formula="of:=[.A12]" office:value-type="float" office:value="-0.3" calcext:value-type="float">
            <text:p>-0.3</text:p>
          </table:table-cell>
          <table:table-cell table:formula="of:=[.B12]+[.D1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))*0.5" office:value-type="float" office:value="-0.475528258147577" calcext:value-type="float">
            <text:p>-0.475528258147577</text:p>
          </table:table-cell>
          <table:table-cell table:formula="of:=-SIN(2*PI()*[.$B$1]*([.A13]-[.B$2]))*0.5" office:value-type="float" office:value="6.12323399573677E-017" calcext:value-type="float">
            <text:p>6.12323399573677E-17</text:p>
          </table:table-cell>
          <table:table-cell table:formula="of:=[.C13]*([.$E$1]/[.$G$1])+[.F12]*([.$E$1]/[.$G$1])" office:value-type="float" office:value="1.22464679914735E-016" calcext:value-type="float">
            <text:p>1.22464679914735E-16</text:p>
          </table:table-cell>
          <table:table-cell table:formula="of:=[.A13]" office:value-type="float" office:value="-0.2" calcext:value-type="float">
            <text:p>-0.2</text:p>
          </table:table-cell>
          <table:table-cell table:formula="of:=[.B13]+[.D1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))*0.5" office:value-type="float" office:value="-0.293892626146236" calcext:value-type="float">
            <text:p>-0.293892626146236</text:p>
          </table:table-cell>
          <table:table-cell table:formula="of:=-SIN(2*PI()*[.$B$1]*([.A14]-[.B$2]))*0.5" office:value-type="float" office:value="0.293892626146237" calcext:value-type="float">
            <text:p>0.293892626146237</text:p>
          </table:table-cell>
          <table:table-cell table:formula="of:=[.C14]*([.$E$1]/[.$G$1])+[.F13]*([.$E$1]/[.$G$1])" office:value-type="float" office:value="-0.36327126400268" calcext:value-type="float">
            <text:p>-0.36327126400268</text:p>
          </table:table-cell>
          <table:table-cell table:formula="of:=[.A14]" office:value-type="float" office:value="-0.1" calcext:value-type="float">
            <text:p>-0.1</text:p>
          </table:table-cell>
          <table:table-cell table:formula="of:=[.B14]+[.D14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))*0.5" office:value-type="float" office:value="0" calcext:value-type="float">
            <text:p>0</text:p>
          </table:table-cell>
          <table:table-cell table:formula="of:=-SIN(2*PI()*[.$B$1]*([.A15]-[.B$2]))*0.5" office:value-type="float" office:value="0.475528258147577" calcext:value-type="float">
            <text:p>0.475528258147577</text:p>
          </table:table-cell>
          <table:table-cell table:formula="of:=[.C15]*([.$E$1]/[.$G$1])+[.F14]*([.$E$1]/[.$G$1])"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+[.D15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))*0.5" office:value-type="float" office:value="0.293892626146237" calcext:value-type="float">
            <text:p>0.293892626146237</text:p>
          </table:table-cell>
          <table:table-cell table:formula="of:=-SIN(2*PI()*[.$B$1]*([.A16]-[.B$2]))*0.5" office:value-type="float" office:value="0.475528258147577" calcext:value-type="float">
            <text:p>0.475528258147577</text:p>
          </table:table-cell>
          <table:table-cell table:formula="of:=[.C16]*([.$E$1]/[.$G$1])+[.F15]*([.$E$1]/[.$G$1])" office:value-type="float" office:value="0.951056516295153" calcext:value-type="float">
            <text:p>0.951056516295153</text:p>
          </table:table-cell>
          <table:table-cell table:formula="of:=[.A16]" office:value-type="float" office:value="0.1" calcext:value-type="float">
            <text:p>0.1</text:p>
          </table:table-cell>
          <table:table-cell table:formula="of:=[.B16]+[.D16]*([.$G$1]/[.$E$1])" office:value-type="float" office:value="0.769420884293814" calcext:value-type="float">
            <text:p>0.76942088429381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))*0.5" office:value-type="float" office:value="0.475528258147577" calcext:value-type="float">
            <text:p>0.475528258147577</text:p>
          </table:table-cell>
          <table:table-cell table:formula="of:=-SIN(2*PI()*[.$B$1]*([.A17]-[.B$2]))*0.5" office:value-type="float" office:value="0.293892626146236" calcext:value-type="float">
            <text:p>0.293892626146236</text:p>
          </table:table-cell>
          <table:table-cell table:formula="of:=[.C17]*([.$E$1]/[.$G$1])+[.F16]*([.$E$1]/[.$G$1])" office:value-type="float" office:value="2.1266270208801" calcext:value-type="float">
            <text:p>2.1266270208801</text:p>
          </table:table-cell>
          <table:table-cell table:formula="of:=[.A17]" office:value-type="float" office:value="0.2" calcext:value-type="float">
            <text:p>0.2</text:p>
          </table:table-cell>
          <table:table-cell table:formula="of:=[.B17]+[.D17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))*0.5" office:value-type="float" office:value="0.475528258147577" calcext:value-type="float">
            <text:p>0.475528258147577</text:p>
          </table:table-cell>
          <table:table-cell table:formula="of:=-SIN(2*PI()*[.$B$1]*([.A18]-[.B$2]))*0.5" office:value-type="float" office:value="-0" calcext:value-type="float">
            <text:p>0</text:p>
          </table:table-cell>
          <table:table-cell table:formula="of:=[.C18]*([.$E$1]/[.$G$1])+[.F17]*([.$E$1]/[.$G$1])" office:value-type="float" office:value="3.07768353717525" calcext:value-type="float">
            <text:p>3.07768353717525</text:p>
          </table:table-cell>
          <table:table-cell table:formula="of:=[.A18]" office:value-type="float" office:value="0.3" calcext:value-type="float">
            <text:p>0.3</text:p>
          </table:table-cell>
          <table:table-cell table:formula="of:=[.B18]+[.D18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))*0.5" office:value-type="float" office:value="0.293892626146236" calcext:value-type="float">
            <text:p>0.293892626146236</text:p>
          </table:table-cell>
          <table:table-cell table:formula="of:=-SIN(2*PI()*[.$B$1]*([.A19]-[.B$2]))*0.5" office:value-type="float" office:value="-0.293892626146237" calcext:value-type="float">
            <text:p>-0.293892626146237</text:p>
          </table:table-cell>
          <table:table-cell table:formula="of:=[.C19]*([.$E$1]/[.$G$1])+[.F18]*([.$E$1]/[.$G$1])" office:value-type="float" office:value="3.44095480117793" calcext:value-type="float">
            <text:p>3.44095480117793</text:p>
          </table:table-cell>
          <table:table-cell table:formula="of:=[.A19]" office:value-type="float" office:value="0.4" calcext:value-type="float">
            <text:p>0.4</text:p>
          </table:table-cell>
          <table:table-cell table:formula="of:=[.B19]+[.D19]*([.$G$1]/[.$E$1])" office:value-type="float" office:value="2.0143700267352" calcext:value-type="float">
            <text:p>2.0143700267352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))*0.5" office:value-type="float" office:value="6.12323399573677E-017" calcext:value-type="float">
            <text:p>6.12323399573677E-17</text:p>
          </table:table-cell>
          <table:table-cell table:formula="of:=-SIN(2*PI()*[.$B$1]*([.A20]-[.B$2]))*0.5" office:value-type="float" office:value="-0.475528258147577" calcext:value-type="float">
            <text:p>-0.475528258147577</text:p>
          </table:table-cell>
          <table:table-cell table:formula="of:=[.C20]*([.$E$1]/[.$G$1])+[.F19]*([.$E$1]/[.$G$1])" office:value-type="float" office:value="3.07768353717525" calcext:value-type="float">
            <text:p>3.07768353717525</text:p>
          </table:table-cell>
          <table:table-cell table:formula="of:=[.A20]" office:value-type="float" office:value="0.5" calcext:value-type="float">
            <text:p>0.5</text:p>
          </table:table-cell>
          <table:table-cell table:formula="of:=[.B20]+[.D20]*([.$G$1]/[.$E$1])" office:value-type="float" office:value="1.53884176858763" calcext:value-type="float">
            <text:p>1.5388417685876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))*0.5" office:value-type="float" office:value="-0.293892626146237" calcext:value-type="float">
            <text:p>-0.293892626146237</text:p>
          </table:table-cell>
          <table:table-cell table:formula="of:=-SIN(2*PI()*[.$B$1]*([.A21]-[.B$2]))*0.5" office:value-type="float" office:value="-0.475528258147577" calcext:value-type="float">
            <text:p>-0.475528258147577</text:p>
          </table:table-cell>
          <table:table-cell table:formula="of:=[.C21]*([.$E$1]/[.$G$1])+[.F20]*([.$E$1]/[.$G$1])" office:value-type="float" office:value="2.1266270208801" calcext:value-type="float">
            <text:p>2.1266270208801</text:p>
          </table:table-cell>
          <table:table-cell table:formula="of:=[.A21]" office:value-type="float" office:value="0.6" calcext:value-type="float">
            <text:p>0.6</text:p>
          </table:table-cell>
          <table:table-cell table:formula="of:=[.B21]+[.D21]*([.$G$1]/[.$E$1])" office:value-type="float" office:value="0.769420884293813" calcext:value-type="float">
            <text:p>0.76942088429381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))*0.5" office:value-type="float" office:value="-0.475528258147577" calcext:value-type="float">
            <text:p>-0.475528258147577</text:p>
          </table:table-cell>
          <table:table-cell table:formula="of:=-SIN(2*PI()*[.$B$1]*([.A22]-[.B$2]))*0.5" office:value-type="float" office:value="-0.293892626146236" calcext:value-type="float">
            <text:p>-0.293892626146236</text:p>
          </table:table-cell>
          <table:table-cell table:formula="of:=[.C22]*([.$E$1]/[.$G$1])+[.F21]*([.$E$1]/[.$G$1])" office:value-type="float" office:value="0.951056516295153" calcext:value-type="float">
            <text:p>0.951056516295153</text:p>
          </table:table-cell>
          <table:table-cell table:formula="of:=[.A22]" office:value-type="float" office:value="0.7" calcext:value-type="float">
            <text:p>0.7</text:p>
          </table:table-cell>
          <table:table-cell table:formula="of:=[.B22]+[.D22]*([.$G$1]/[.$E$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))*0.5" office:value-type="float" office:value="-0.475528258147577" calcext:value-type="float">
            <text:p>-0.475528258147577</text:p>
          </table:table-cell>
          <table:table-cell table:formula="of:=-SIN(2*PI()*[.$B$1]*([.A23]-[.B$2]))*0.5" office:value-type="float" office:value="-6.12323399573677E-017" calcext:value-type="float">
            <text:p>-6.12323399573677E-17</text:p>
          </table:table-cell>
          <table:table-cell table:formula="of:=[.C23]*([.$E$1]/[.$G$1])+[.F22]*([.$E$1]/[.$G$1])" office:value-type="float" office:value="-1.22464679914735E-016" calcext:value-type="float">
            <text:p>-1.22464679914735E-16</text:p>
          </table:table-cell>
          <table:table-cell table:formula="of:=[.A23]" office:value-type="float" office:value="0.8" calcext:value-type="float">
            <text:p>0.8</text:p>
          </table:table-cell>
          <table:table-cell table:formula="of:=[.B23]+[.D23]*([.$G$1]/[.$E$1])" office:value-type="float" office:value="-0.475528258147577" calcext:value-type="float">
            <text:p>-0.47552825814757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))*0.5" office:value-type="float" office:value="-0.293892626146236" calcext:value-type="float">
            <text:p>-0.293892626146236</text:p>
          </table:table-cell>
          <table:table-cell table:formula="of:=-SIN(2*PI()*[.$B$1]*([.A24]-[.B$2]))*0.5" office:value-type="float" office:value="0.293892626146237" calcext:value-type="float">
            <text:p>0.293892626146237</text:p>
          </table:table-cell>
          <table:table-cell table:formula="of:=[.C24]*([.$E$1]/[.$G$1])+[.F23]*([.$E$1]/[.$G$1])" office:value-type="float" office:value="-0.36327126400268" calcext:value-type="float">
            <text:p>-0.36327126400268</text:p>
          </table:table-cell>
          <table:table-cell table:formula="of:=[.A24]" office:value-type="float" office:value="0.9" calcext:value-type="float">
            <text:p>0.9</text:p>
          </table:table-cell>
          <table:table-cell table:formula="of:=[.B24]+[.D24]*([.$G$1]/[.$E$1])" office:value-type="float" office:value="-0.475528258147576" calcext:value-type="float">
            <text:p>-0.47552825814757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))*0.5" office:value-type="float" office:value="-1.22464679914735E-016" calcext:value-type="float">
            <text:p>-1.22464679914735E-16</text:p>
          </table:table-cell>
          <table:table-cell table:formula="of:=-SIN(2*PI()*[.$B$1]*([.A25]-[.B$2]))*0.5" office:value-type="float" office:value="0.475528258147577" calcext:value-type="float">
            <text:p>0.475528258147577</text:p>
          </table:table-cell>
          <table:table-cell table:formula="of:=[.C25]*([.$E$1]/[.$G$1])+[.F24]*([.$E$1]/[.$G$1])" office:value-type="float" office:value="0" calcext:value-type="float">
            <text:p>0</text:p>
          </table:table-cell>
          <table:table-cell table:formula="of:=[.A25]" office:value-type="float" office:value="1" calcext:value-type="float">
            <text:p>1</text:p>
          </table:table-cell>
          <table:table-cell table:formula="of:=[.B25]+[.D25]*([.$G$1]/[.$E$1])" office:value-type="float" office:value="-1.22464679914735E-016" calcext:value-type="float">
            <text:p>-1.22464679914735E-16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C26]*([.$E$1]/[.$G$1])+[.F25]" office:value-type="float" office:value="-1.22464679914735E-016" calcext:value-type="float">
            <text:p>-1.22464679914735E-16</text:p>
          </table:table-cell>
          <table:table-cell table:number-columns-repeated="14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31">
          <table:table-cell table:number-columns-repeated="18"/>
        </table:table-row>
        <table:table-row table:style-name="ro1">
          <table:table-cell table:number-columns-repeated="15"/>
          <table:table-cell office:value-type="string" calcext:value-type="string">
            <text:p>Wh of 2AA</text:p>
          </table:table-cell>
          <table:table-cell table:formula="of:=3.9*2" office:value-type="float" office:value="7.8" calcext:value-type="float">
            <text:p>7.8</text:p>
          </table:table-cell>
          <table:table-cell office:value-type="string" calcext:value-type="string">
            <text:p>watt*hour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0% eff</text:p>
          </table:table-cell>
          <table:table-cell table:formula="of:=[.Q91]*0.9" office:value-type="float" office:value="7.02" calcext:value-type="float">
            <text:p>7.02</text:p>
          </table:table-cell>
          <table:table-cell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.5" calcext:value-type="float">
            <text:p>1.5</text:p>
          </table:table-cell>
          <table:table-cell table:number-columns-repeated="13"/>
          <table:table-cell office:value-type="string" calcext:value-type="string">
            <text:p>3.3V Ah</text:p>
          </table:table-cell>
          <table:table-cell table:formula="of:=[.Q92]/3.3" office:value-type="float" office:value="2.12727272727273" calcext:value-type="float">
            <text:p>2.12727272727273</text:p>
          </table:table-cell>
          <table:table-cell office:value-type="string" calcext:value-type="string">
            <text:p>amp*hours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formula="of:=2*[.$B$93]-[.B9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3.3V amp*sec</text:p>
          </table:table-cell>
          <table:table-cell table:formula="of:=[.Q93]*60*60" office:value-type="float" office:value="7658.18181818182" calcext:value-type="float">
            <text:p>7658.18181818182</text:p>
          </table:table-cell>
          <table:table-cell office:value-type="string" calcext:value-type="string">
            <text:p>amp*seconds</text:p>
          </table:table-cell>
        </table:table-row>
        <table:table-row table:style-name="ro1">
          <table:table-cell office:value-type="string" calcext:value-type="string">
            <text:p>Phase Lag: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awake [amp]:</text:p>
          </table:table-cell>
          <table:table-cell table:formula="of:=6*10^-3" office:value-type="float" office:value="0.006" calcext:value-type="float">
            <text:p>0.006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sleep [amp]:</text:p>
          </table:table-cell>
          <table:table-cell table:formula="of:=25*10^-6" office:value-type="float" office:value="0.000025" calcext:value-type="float">
            <text:p>2.5E-05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&quot;f*&quot;&amp;[.B94]" office:value-type="string" office:string-value="f*1" calcext:value-type="string">
            <text:p>f*1</text:p>
          </table:table-cell>
          <table:table-cell table:formula="of:=&quot;f*&quot;&amp;[.C94]" office:value-type="string" office:string-value="f*2" calcext:value-type="string">
            <text:p>f*2</text:p>
          </table:table-cell>
          <table:table-cell table:formula="of:=&quot;f*&quot;&amp;[.D94]" office:value-type="string" office:string-value="f*3" calcext:value-type="string">
            <text:p>f*3</text:p>
          </table:table-cell>
          <table:table-cell table:number-columns-repeated="11"/>
          <table:table-cell office:value-type="string" calcext:value-type="string">
            <text:p>sec/yr:</text:p>
          </table:table-cell>
          <table:table-cell table:style-name="ce4" table:formula="of:=31540000" office:value-type="float" office:value="31540000" calcext:value-type="float">
            <text:p>3.15E+0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B$94]*([.$A98]-[.B$95]))" office:value-type="float" office:value="0" calcext:value-type="float">
            <text:p>0</text:p>
          </table:table-cell>
          <table:table-cell table:formula="of:=SIN(2*PI()*[.C$94]*([.$A98]-[.C$95]))" office:value-type="float" office:value="0" calcext:value-type="float">
            <text:p>0</text:p>
          </table:table-cell>
          <table:table-cell table:formula="of:=SIN(2*PI()*[.D$94]*([.$A98]-[.D$95])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awake [sec]:</text:p>
          </table:table-cell>
          <table:table-cell table:formula="of:=([.Q94]-([.Q96]*[.Q97]))/([.Q95]-[.Q96])" office:value-type="float" office:value="1149737.54279194" calcext:value-type="float">
            <text:p>1149737.5427919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SIN(2*PI()*[.B$94]*([.$A99]-[.B$95]))" office:value-type="float" office:value="0.0627905195293134" calcext:value-type="float">
            <text:p>0.062790519529313</text:p>
          </table:table-cell>
          <table:table-cell table:formula="of:=SIN(2*PI()*[.C$94]*([.$A99]-[.C$95]))" office:value-type="float" office:value="0.125333233564304" calcext:value-type="float">
            <text:p>0.125333233564304</text:p>
          </table:table-cell>
          <table:table-cell table:formula="of:=SIN(2*PI()*[.D$94]*([.$A99]-[.D$95]))" office:value-type="float" office:value="0.187381314585725" calcext:value-type="float">
            <text:p>0.187381314585725</text:p>
          </table:table-cell>
          <table:table-cell table:number-columns-repeated="11"/>
          <table:table-cell office:value-type="string" calcext:value-type="string">
            <text:p>sleep [sec]:</text:p>
          </table:table-cell>
          <table:table-cell table:formula="of:=[.Q97]-[.Q98]" office:value-type="float" office:value="30390262.4572081" calcext:value-type="float">
            <text:p>30390262.457208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SIN(2*PI()*[.B$94]*([.$A100]-[.B$95]))" office:value-type="float" office:value="0.125333233564304" calcext:value-type="float">
            <text:p>0.125333233564304</text:p>
          </table:table-cell>
          <table:table-cell table:formula="of:=SIN(2*PI()*[.C$94]*([.$A100]-[.C$95]))" office:value-type="float" office:value="0.248689887164855" calcext:value-type="float">
            <text:p>0.248689887164855</text:p>
          </table:table-cell>
          <table:table-cell table:formula="of:=SIN(2*PI()*[.D$94]*([.$A100]-[.D$95]))" office:value-type="float" office:value="0.368124552684678" calcext:value-type="float">
            <text:p>0.368124552684678</text:p>
          </table:table-cell>
          <table:table-cell table:number-columns-repeated="11"/>
          <table:table-cell office:value-type="string" calcext:value-type="string">
            <text:p>ratio:</text:p>
          </table:table-cell>
          <table:table-cell table:formula="of:=[.Q98]/([.Q98]+[.Q99])" office:value-type="float" office:value="0.0364533146097633" calcext:value-type="float">
            <text:p>0.03645331460976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SIN(2*PI()*[.B$94]*([.$A101]-[.B$95]))" office:value-type="float" office:value="0.187381314585725" calcext:value-type="float">
            <text:p>0.187381314585725</text:p>
          </table:table-cell>
          <table:table-cell table:formula="of:=SIN(2*PI()*[.C$94]*([.$A101]-[.C$95]))" office:value-type="float" office:value="0.368124552684678" calcext:value-type="float">
            <text:p>0.368124552684678</text:p>
          </table:table-cell>
          <table:table-cell table:formula="of:=SIN(2*PI()*[.D$94]*([.$A101]-[.D$95]))" office:value-type="float" office:value="0.535826794978997" calcext:value-type="float">
            <text:p>0.535826794978997</text:p>
          </table:table-cell>
          <table:table-cell table:number-columns-repeated="11"/>
          <table:table-cell office:value-type="string" calcext:value-type="string">
            <text:p>min sample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SIN(2*PI()*[.B$94]*([.$A102]-[.B$95]))" office:value-type="float" office:value="0.248689887164855" calcext:value-type="float">
            <text:p>0.248689887164855</text:p>
          </table:table-cell>
          <table:table-cell table:formula="of:=SIN(2*PI()*[.C$94]*([.$A102]-[.C$95]))" office:value-type="float" office:value="0.481753674101715" calcext:value-type="float">
            <text:p>0.481753674101715</text:p>
          </table:table-cell>
          <table:table-cell table:formula="of:=SIN(2*PI()*[.D$94]*([.$A102]-[.D$95]))" office:value-type="float" office:value="0.684547105928689" calcext:value-type="float">
            <text:p>0.684547105928689</text:p>
          </table:table-cell>
          <table:table-cell table:number-columns-repeated="11"/>
          <table:table-cell office:value-type="string" calcext:value-type="string">
            <text:p>min sleep</text:p>
          </table:table-cell>
          <table:table-cell table:formula="of:=[.Q101]/[.Q100]" office:value-type="float" office:value="0.00274323476672864" calcext:value-type="float">
            <text:p>0.002743234766729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SIN(2*PI()*[.B$94]*([.$A103]-[.B$95]))" office:value-type="float" office:value="0.309016994374947" calcext:value-type="float">
            <text:p>0.309016994374947</text:p>
          </table:table-cell>
          <table:table-cell table:formula="of:=SIN(2*PI()*[.C$94]*([.$A103]-[.C$95]))" office:value-type="float" office:value="0.587785252292473" calcext:value-type="float">
            <text:p>0.587785252292473</text:p>
          </table:table-cell>
          <table:table-cell table:formula="of:=SIN(2*PI()*[.D$94]*([.$A103]-[.D$95]))" office:value-type="float" office:value="0.809016994374947" calcext:value-type="float">
            <text:p>0.809016994374947</text:p>
          </table:table-cell>
          <table:table-cell table:number-columns-repeated="11"/>
          <table:table-cell office:value-type="string" calcext:value-type="string">
            <text:p>max fs</text:p>
          </table:table-cell>
          <table:table-cell table:formula="of:=1/([.Q102]+[.Q101])" office:value-type="float" office:value="351.71207516943" calcext:value-type="float">
            <text:p>351.71207516943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SIN(2*PI()*[.B$94]*([.$A104]-[.B$95]))" office:value-type="float" office:value="0.368124552684678" calcext:value-type="float">
            <text:p>0.368124552684678</text:p>
          </table:table-cell>
          <table:table-cell table:formula="of:=SIN(2*PI()*[.C$94]*([.$A104]-[.C$95]))" office:value-type="float" office:value="0.684547105928689" calcext:value-type="float">
            <text:p>0.684547105928689</text:p>
          </table:table-cell>
          <table:table-cell table:formula="of:=SIN(2*PI()*[.D$94]*([.$A1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SIN(2*PI()*[.B$94]*([.$A105]-[.B$95]))" office:value-type="float" office:value="0.425779291565073" calcext:value-type="float">
            <text:p>0.425779291565073</text:p>
          </table:table-cell>
          <table:table-cell table:formula="of:=SIN(2*PI()*[.C$94]*([.$A105]-[.C$95]))" office:value-type="float" office:value="0.770513242775789" calcext:value-type="float">
            <text:p>0.770513242775789</text:p>
          </table:table-cell>
          <table:table-cell table:formula="of:=SIN(2*PI()*[.D$94]*([.$A105]-[.D$95]))" office:value-type="float" office:value="0.968583161128631" calcext:value-type="float">
            <text:p>0.968583161128631</text:p>
          </table:table-cell>
          <table:table-cell table:number-columns-repeated="11"/>
          <table:table-cell office:value-type="string" calcext:value-type="string">
            <text:p>bit size (8-bit)</text:p>
          </table:table-cell>
          <table:table-cell table:formula="of:=1/2^8" office:value-type="float" office:value="0.00390625" calcext:value-type="float">
            <text:p>0.00390625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SIN(2*PI()*[.B$94]*([.$A106]-[.B$95]))" office:value-type="float" office:value="0.481753674101715" calcext:value-type="float">
            <text:p>0.481753674101715</text:p>
          </table:table-cell>
          <table:table-cell table:formula="of:=SIN(2*PI()*[.C$94]*([.$A106]-[.C$95]))" office:value-type="float" office:value="0.844327925502015" calcext:value-type="float">
            <text:p>0.844327925502015</text:p>
          </table:table-cell>
          <table:table-cell table:formula="of:=SIN(2*PI()*[.D$94]*([.$A106]-[.D$95]))" office:value-type="float" office:value="0.998026728428271" calcext:value-type="float">
            <text:p>0.998026728428271</text:p>
          </table:table-cell>
          <table:table-cell table:number-columns-repeated="11"/>
          <table:table-cell office:value-type="string" calcext:value-type="string">
            <text:p>bit size [dB]</text:p>
          </table:table-cell>
          <table:table-cell table:formula="of:=20*LOG10([.Q105])" office:value-type="float" office:value="-48.164799306237" calcext:value-type="float">
            <text:p>-48.164799306237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SIN(2*PI()*[.B$94]*([.$A107]-[.B$95]))" office:value-type="float" office:value="0.535826794978997" calcext:value-type="float">
            <text:p>0.535826794978997</text:p>
          </table:table-cell>
          <table:table-cell table:formula="of:=SIN(2*PI()*[.C$94]*([.$A107]-[.C$95]))" office:value-type="float" office:value="0.90482705246602" calcext:value-type="float">
            <text:p>0.90482705246602</text:p>
          </table:table-cell>
          <table:table-cell table:formula="of:=SIN(2*PI()*[.D$94]*([.$A107]-[.D$95]))" office:value-type="float" office:value="0.992114701314478" calcext:value-type="float">
            <text:p>0.992114701314478</text:p>
          </table:table-cell>
          <table:table-cell table:number-columns-repeated="11"/>
          <table:table-cell office:value-type="string" calcext:value-type="string">
            <text:p>max bandwidth</text:p>
          </table:table-cell>
          <table:table-cell table:formula="of:=[.Q103]/2" office:value-type="float" office:value="175.856037584715" calcext:value-type="float">
            <text:p>175.856037584715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B$94]*([.$A108]-[.B$95]))" office:value-type="float" office:value="0.587785252292473" calcext:value-type="float">
            <text:p>0.587785252292473</text:p>
          </table:table-cell>
          <table:table-cell table:formula="of:=SIN(2*PI()*[.C$94]*([.$A108]-[.C$95]))" office:value-type="float" office:value="0.951056516295153" calcext:value-type="float">
            <text:p>0.951056516295153</text:p>
          </table:table-cell>
          <table:table-cell table:formula="of:=SIN(2*PI()*[.D$94]*([.$A1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SIN(2*PI()*[.B$94]*([.$A109]-[.B$95]))" office:value-type="float" office:value="0.63742398974869" calcext:value-type="float">
            <text:p>0.63742398974869</text:p>
          </table:table-cell>
          <table:table-cell table:formula="of:=SIN(2*PI()*[.C$94]*([.$A109]-[.C$95]))" office:value-type="float" office:value="0.982287250728689" calcext:value-type="float">
            <text:p>0.982287250728689</text:p>
          </table:table-cell>
          <table:table-cell table:formula="of:=SIN(2*PI()*[.D$94]*([.$A109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SIN(2*PI()*[.B$94]*([.$A110]-[.B$95]))" office:value-type="float" office:value="0.684547105928689" calcext:value-type="float">
            <text:p>0.684547105928689</text:p>
          </table:table-cell>
          <table:table-cell table:formula="of:=SIN(2*PI()*[.C$94]*([.$A110]-[.C$95]))" office:value-type="float" office:value="0.998026728428271" calcext:value-type="float">
            <text:p>0.998026728428271</text:p>
          </table:table-cell>
          <table:table-cell table:formula="of:=SIN(2*PI()*[.D$94]*([.$A110]-[.D$95]))" office:value-type="float" office:value="0.770513242775789" calcext:value-type="float">
            <text:p>0.770513242775789</text:p>
          </table:table-cell>
          <table:table-cell table:number-columns-repeated="11"/>
          <table:table-cell office:value-type="string" calcext:value-type="string">
            <text:p>A + b = 3.15e7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SIN(2*PI()*[.B$94]*([.$A111]-[.B$95]))" office:value-type="float" office:value="0.728968627421412" calcext:value-type="float">
            <text:p>0.728968627421412</text:p>
          </table:table-cell>
          <table:table-cell table:formula="of:=SIN(2*PI()*[.C$94]*([.$A111]-[.C$95]))" office:value-type="float" office:value="0.998026728428271" calcext:value-type="float">
            <text:p>0.998026728428271</text:p>
          </table:table-cell>
          <table:table-cell table:formula="of:=SIN(2*PI()*[.D$94]*([.$A111]-[.D$95]))" office:value-type="float" office:value="0.63742398974869" calcext:value-type="float">
            <text:p>0.63742398974869</text:p>
          </table:table-cell>
          <table:table-cell table:number-columns-repeated="11"/>
          <table:table-cell office:value-type="string" calcext:value-type="string">
            <text:p>.006a + 2.5e-5b = 2.17Ah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SIN(2*PI()*[.B$94]*([.$A112]-[.B$95]))" office:value-type="float" office:value="0.770513242775789" calcext:value-type="float">
            <text:p>0.770513242775789</text:p>
          </table:table-cell>
          <table:table-cell table:formula="of:=SIN(2*PI()*[.C$94]*([.$A112]-[.C$95]))" office:value-type="float" office:value="0.982287250728689" calcext:value-type="float">
            <text:p>0.982287250728689</text:p>
          </table:table-cell>
          <table:table-cell table:formula="of:=SIN(2*PI()*[.D$94]*([.$A112]-[.D$95]))" office:value-type="float" office:value="0.481753674101715" calcext:value-type="float">
            <text:p>0.481753674101715</text:p>
          </table:table-cell>
          <table:table-cell table:number-columns-repeated="2"/>
          <table:table-cell office:value-type="string" calcext:value-type="string">
            <text:p>1 = </text:p>
          </table:table-cell>
          <table:table-cell table:formula="of:=COMPLEX(1;0;&quot;j&quot;)" office:value-type="string" office:string-value="1" calcext:value-type="string">
            <text:p>1</text:p>
          </table:table-cell>
          <table:table-cell table:number-columns-repeated="7"/>
          <table:table-cell office:value-type="string" calcext:value-type="string">
            <text:p>.006amp*a*sec + 2.5e-5bamp(3.15e7sec-a*sec) = 7658ampsec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SIN(2*PI()*[.B$94]*([.$A113]-[.B$95]))" office:value-type="float" office:value="0.809016994374947" calcext:value-type="float">
            <text:p>0.809016994374947</text:p>
          </table:table-cell>
          <table:table-cell table:formula="of:=SIN(2*PI()*[.C$94]*([.$A113]-[.C$95]))" office:value-type="float" office:value="0.951056516295154" calcext:value-type="float">
            <text:p>0.951056516295154</text:p>
          </table:table-cell>
          <table:table-cell table:formula="of:=SIN(2*PI()*[.D$94]*([.$A113]-[.D$95]))" office:value-type="float" office:value="0.309016994374947" calcext:value-type="float">
            <text:p>0.309016994374947</text:p>
          </table:table-cell>
          <table:table-cell table:number-columns-repeated="2"/>
          <table:table-cell office:value-type="string" calcext:value-type="string">
            <text:p>C =</text:p>
          </table:table-cell>
          <table:table-cell table:style-name="ce1" table:formula="of:=0.1*10^-6" office:value-type="float" office:value="0.0000001" calcext:value-type="float">
            <text:p>100.00E-09</text:p>
          </table:table-cell>
          <table:table-cell table:number-columns-repeated="7"/>
          <table:table-cell office:value-type="string" calcext:value-type="string">
            <text:p>.006a + 2.5e-5*3.15e7 +<text:span text:style-name="T1"> -2.5</text:span><text:span text:style-name="T2">e-</text:span>5*a = 7658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SIN(2*PI()*[.B$94]*([.$A114]-[.B$95]))" office:value-type="float" office:value="0.844327925502015" calcext:value-type="float">
            <text:p>0.844327925502015</text:p>
          </table:table-cell>
          <table:table-cell table:formula="of:=SIN(2*PI()*[.C$94]*([.$A114]-[.C$95]))" office:value-type="float" office:value="0.90482705246602" calcext:value-type="float">
            <text:p>0.90482705246602</text:p>
          </table:table-cell>
          <table:table-cell table:formula="of:=SIN(2*PI()*[.D$94]*([.$A114]-[.D$95]))" office:value-type="float" office:value="0.125333233564304" calcext:value-type="float">
            <text:p>0.125333233564304</text:p>
          </table:table-cell>
          <table:table-cell table:number-columns-repeated="2"/>
          <table:table-cell office:value-type="string" calcext:value-type="string">
            <text:p>R =</text:p>
          </table:table-cell>
          <table:table-cell table:style-name="ce1" office:value-type="float" office:value="2000000" calcext:value-type="float">
            <text:p>2.00E+06</text:p>
          </table:table-cell>
          <table:table-cell table:number-columns-repeated="7"/>
          <table:table-cell office:value-type="string" calcext:value-type="string">
            <text:p>(.006 – 2.1e-5)a = 7658 - 2.5e-5*3.15e7 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SIN(2*PI()*[.B$94]*([.$A115]-[.B$95]))" office:value-type="float" office:value="0.876306680043864" calcext:value-type="float">
            <text:p>0.876306680043864</text:p>
          </table:table-cell>
          <table:table-cell table:formula="of:=SIN(2*PI()*[.C$94]*([.$A115]-[.C$95]))" office:value-type="float" office:value="0.844327925502015" calcext:value-type="float">
            <text:p>0.844327925502015</text:p>
          </table:table-cell>
          <table:table-cell table:formula="of:=SIN(2*PI()*[.D$94]*([.$A115]-[.D$95]))" office:value-type="float" office:value="-0.0627905195293133" calcext:value-type="float">
            <text:p>-0.062790519529313</text:p>
          </table:table-cell>
          <table:table-cell table:number-columns-repeated="14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SIN(2*PI()*[.B$94]*([.$A116]-[.B$95]))" office:value-type="float" office:value="0.90482705246602" calcext:value-type="float">
            <text:p>0.90482705246602</text:p>
          </table:table-cell>
          <table:table-cell table:formula="of:=SIN(2*PI()*[.C$94]*([.$A116]-[.C$95]))" office:value-type="float" office:value="0.770513242775789" calcext:value-type="float">
            <text:p>0.770513242775789</text:p>
          </table:table-cell>
          <table:table-cell table:formula="of:=SIN(2*PI()*[.D$94]*([.$A116]-[.D$95]))" office:value-type="float" office:value="-0.248689887164855" calcext:value-type="float">
            <text:p>-0.248689887164855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Vout/V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SIN(2*PI()*[.B$94]*([.$A117]-[.B$95]))" office:value-type="float" office:value="0.929776485888251" calcext:value-type="float">
            <text:p>0.929776485888251</text:p>
          </table:table-cell>
          <table:table-cell table:formula="of:=SIN(2*PI()*[.C$94]*([.$A117]-[.C$95]))" office:value-type="float" office:value="0.684547105928689" calcext:value-type="float">
            <text:p>0.684547105928689</text:p>
          </table:table-cell>
          <table:table-cell table:formula="of:=SIN(2*PI()*[.D$94]*([.$A117]-[.D$95]))" office:value-type="float" office:value="-0.425779291565073" calcext:value-type="float">
            <text:p>-0.425779291565073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1" table:formula="of:=10^[.F117]" office:value-type="float" office:value="0.00398107170553497" calcext:value-type="float">
            <text:p>3.98E-03</text:p>
          </table:table-cell>
          <table:table-cell table:style-name="ce2" table:formula="of:=IMDIV(IMDIV([.$H$112];COMPLEX(0;-2*PI()*[.G117]*[.$H$113];&quot;j&quot;));IMSUM(COMPLEX([.$H$114];0;&quot;j&quot;);IMDIV([.$H$112];COMPLEX(0;-2*PI()*[.G117]*[.$H$113];&quot;j&quot;))))" office:value-type="string" office:string-value="0.999974972996242+0.00500263704525953j" calcext:value-type="string">
            <text:p>0.999974972996242+0.00500263704525953j</text:p>
          </table:table-cell>
          <table:table-cell table:style-name="ce2" table:formula="of:=20*LOG10(IMABS([.H117]))" office:value-type="float" office:value="-0.000108692256435078" calcext:value-type="float">
            <text:p>0.000</text:p>
          </table:table-cell>
          <table:table-cell table:style-name="ce3" table:formula="of:=DEGREES(ATAN(IMAGINARY([.H117])/IMREAL([.H117])))" office:value-type="float" office:value="0.286634771551463" calcext:value-type="float">
            <text:p>0.3</text:p>
          </table:table-cell>
          <table:table-cell table:style-name="ce1" table:formula="of:=IMREAL([.H117])" office:value-type="float" office:value="0.999974972996242" calcext:value-type="float">
            <text:p>999.97E-03</text:p>
          </table:table-cell>
          <table:table-cell table:style-name="ce1" table:formula="of:=IMAGINARY([.H117])" office:value-type="float" office:value="0.00500263704525953" calcext:value-type="float">
            <text:p>5.00E-03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B$94]*([.$A118]-[.B$95]))" office:value-type="float" office:value="0.951056516295153" calcext:value-type="float">
            <text:p>0.951056516295153</text:p>
          </table:table-cell>
          <table:table-cell table:formula="of:=SIN(2*PI()*[.C$94]*([.$A118]-[.C$95]))" office:value-type="float" office:value="0.587785252292473" calcext:value-type="float">
            <text:p>0.587785252292473</text:p>
          </table:table-cell>
          <table:table-cell table:formula="of:=SIN(2*PI()*[.D$94]*([.$A118]-[.D$95]))" office:value-type="float" office:value="-0.587785252292473" calcext:value-type="float">
            <text:p>-0.587785252292473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1" table:formula="of:=10^[.F118]" office:value-type="float" office:value="0.00630957344480193" calcext:value-type="float">
            <text:p>6.31E-03</text:p>
          </table:table-cell>
          <table:table-cell table:style-name="ce2" table:formula="of:=IMDIV(IMDIV([.$H$112];COMPLEX(0;-2*PI()*[.G118]*[.$H$113];&quot;j&quot;));IMSUM(COMPLEX([.$H$114];0;&quot;j&quot;);IMDIV([.$H$112];COMPLEX(0;-2*PI()*[.G118]*[.$H$113];&quot;j&quot;))))" office:value-type="string" office:string-value="0.999937137387435+0.00792834540475206j" calcext:value-type="string">
            <text:p>0.999937137387435+0.00792834540475206j</text:p>
          </table:table-cell>
          <table:table-cell table:style-name="ce2" table:formula="of:=20*LOG10(IMABS([.H118]))" office:value-type="float" office:value="-0.000273017438934808" calcext:value-type="float">
            <text:p>0.000</text:p>
          </table:table-cell>
          <table:table-cell table:style-name="ce3" table:formula="of:=DEGREES(ATAN(IMAGINARY([.H118])/IMREAL([.H118])))" office:value-type="float" office:value="0.454279768515866" calcext:value-type="float">
            <text:p>0.5</text:p>
          </table:table-cell>
          <table:table-cell table:style-name="ce1" table:formula="of:=IMREAL([.H118])" office:value-type="float" office:value="0.999937137387435" calcext:value-type="float">
            <text:p>999.94E-03</text:p>
          </table:table-cell>
          <table:table-cell table:style-name="ce1" table:formula="of:=IMAGINARY([.H118])" office:value-type="float" office:value="0.00792834540475206" calcext:value-type="float">
            <text:p>7.93E-03</text:p>
          </table:table-cell>
          <table:table-cell table:number-columns-repeated="6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SIN(2*PI()*[.B$94]*([.$A119]-[.B$95]))" office:value-type="float" office:value="0.968583161128631" calcext:value-type="float">
            <text:p>0.968583161128631</text:p>
          </table:table-cell>
          <table:table-cell table:formula="of:=SIN(2*PI()*[.C$94]*([.$A119]-[.C$95]))" office:value-type="float" office:value="0.481753674101716" calcext:value-type="float">
            <text:p>0.481753674101716</text:p>
          </table:table-cell>
          <table:table-cell table:formula="of:=SIN(2*PI()*[.D$94]*([.$A119]-[.D$95]))" office:value-type="float" office:value="-0.728968627421411" calcext:value-type="float">
            <text:p>-0.728968627421411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1" table:formula="of:=10^[.F119]" office:value-type="float" office:value="0.00999999999999999" calcext:value-type="float">
            <text:p>10.00E-03</text:p>
          </table:table-cell>
          <table:table-cell table:style-name="ce2" table:formula="of:=IMDIV(IMDIV([.$H$112];COMPLEX(0;-2*PI()*[.G119]*[.$H$113];&quot;j&quot;));IMSUM(COMPLEX([.$H$114];0;&quot;j&quot;);IMDIV([.$H$112];COMPLEX(0;-2*PI()*[.G119]*[.$H$113];&quot;j&quot;))))" office:value-type="string" office:string-value="0.999842111262373+0.0125643865259663j" calcext:value-type="string">
            <text:p>0.999842111262373+0.0125643865259663j</text:p>
          </table:table-cell>
          <table:table-cell table:style-name="ce2" table:formula="of:=20*LOG10(IMABS([.H119]))" office:value-type="float" office:value="-0.000685756213075197" calcext:value-type="float">
            <text:p>-0.001</text:p>
          </table:table-cell>
          <table:table-cell table:style-name="ce3" table:formula="of:=DEGREES(ATAN(IMAGINARY([.H119])/IMREAL([.H119])))" office:value-type="float" office:value="0.719962104309583" calcext:value-type="float">
            <text:p>0.7</text:p>
          </table:table-cell>
          <table:table-cell table:style-name="ce1" table:formula="of:=IMREAL([.H119])" office:value-type="float" office:value="0.999842111262373" calcext:value-type="float">
            <text:p>999.84E-03</text:p>
          </table:table-cell>
          <table:table-cell table:style-name="ce1" table:formula="of:=IMAGINARY([.H119])" office:value-type="float" office:value="0.0125643865259663" calcext:value-type="float">
            <text:p>12.56E-03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SIN(2*PI()*[.B$94]*([.$A120]-[.B$95]))" office:value-type="float" office:value="0.982287250728689" calcext:value-type="float">
            <text:p>0.982287250728689</text:p>
          </table:table-cell>
          <table:table-cell table:formula="of:=SIN(2*PI()*[.C$94]*([.$A120]-[.C$95]))" office:value-type="float" office:value="0.368124552684678" calcext:value-type="float">
            <text:p>0.368124552684678</text:p>
          </table:table-cell>
          <table:table-cell table:formula="of:=SIN(2*PI()*[.D$94]*([.$A120]-[.D$95]))" office:value-type="float" office:value="-0.844327925502015" calcext:value-type="float">
            <text:p>-0.844327925502015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1" table:formula="of:=10^[.F120]" office:value-type="float" office:value="0.0158489319246111" calcext:value-type="float">
            <text:p>15.85E-03</text:p>
          </table:table-cell>
          <table:table-cell table:style-name="ce2" table:formula="of:=IMDIV(IMDIV([.$H$112];COMPLEX(0;-2*PI()*[.G120]*[.$H$113];&quot;j&quot;));IMSUM(COMPLEX([.$H$114];0;&quot;j&quot;);IMDIV([.$H$112];COMPLEX(0;-2*PI()*[.G120]*[.$H$113];&quot;j&quot;))))" office:value-type="string" office:string-value="0.999603496071655+0.0199084583275499j" calcext:value-type="string">
            <text:p>0.999603496071655+0.0199084583275499j</text:p>
          </table:table-cell>
          <table:table-cell table:style-name="ce2" table:formula="of:=20*LOG10(IMABS([.H120]))" office:value-type="float" office:value="-0.00172233616042846" calcext:value-type="float">
            <text:p>-0.002</text:p>
          </table:table-cell>
          <table:table-cell table:style-name="ce3" table:formula="of:=DEGREES(ATAN(IMAGINARY([.H120])/IMREAL([.H120])))" office:value-type="float" office:value="1.14097225471586" calcext:value-type="float">
            <text:p>1.1</text:p>
          </table:table-cell>
          <table:table-cell table:style-name="ce1" table:formula="of:=IMREAL([.H120])" office:value-type="float" office:value="0.999603496071655" calcext:value-type="float">
            <text:p>999.60E-03</text:p>
          </table:table-cell>
          <table:table-cell table:style-name="ce1" table:formula="of:=IMAGINARY([.H120])" office:value-type="float" office:value="0.0199084583275499" calcext:value-type="float">
            <text:p>19.91E-03</text:p>
          </table:table-cell>
          <table:table-cell table:number-columns-repeated="6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SIN(2*PI()*[.B$94]*([.$A121]-[.B$95]))" office:value-type="float" office:value="0.992114701314478" calcext:value-type="float">
            <text:p>0.992114701314478</text:p>
          </table:table-cell>
          <table:table-cell table:formula="of:=SIN(2*PI()*[.C$94]*([.$A121]-[.C$95]))" office:value-type="float" office:value="0.248689887164855" calcext:value-type="float">
            <text:p>0.248689887164855</text:p>
          </table:table-cell>
          <table:table-cell table:formula="of:=SIN(2*PI()*[.D$94]*([.$A121]-[.D$95]))" office:value-type="float" office:value="-0.929776485888251" calcext:value-type="float">
            <text:p>-0.929776485888251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1" table:formula="of:=10^[.F121]" office:value-type="float" office:value="0.0251188643150957" calcext:value-type="float">
            <text:p>25.12E-03</text:p>
          </table:table-cell>
          <table:table-cell table:style-name="ce2" table:formula="of:=IMDIV(IMDIV([.$H$112];COMPLEX(0;-2*PI()*[.G121]*[.$H$113];&quot;j&quot;));IMSUM(COMPLEX([.$H$114];0;&quot;j&quot;);IMDIV([.$H$112];COMPLEX(0;-2*PI()*[.G121]*[.$H$113];&quot;j&quot;))))" office:value-type="string" office:string-value="0.999004623859399+0.0315338764971798j" calcext:value-type="string">
            <text:p>0.999004623859399+0.0315338764971798j</text:p>
          </table:table-cell>
          <table:table-cell table:style-name="ce2" table:formula="of:=20*LOG10(IMABS([.H121]))" office:value-type="float" office:value="-0.00432501651920895" calcext:value-type="float">
            <text:p>-0.004</text:p>
          </table:table-cell>
          <table:table-cell table:style-name="ce3" table:formula="of:=DEGREES(ATAN(IMAGINARY([.H121])/IMREAL([.H121])))" office:value-type="float" office:value="1.80795792639743" calcext:value-type="float">
            <text:p>1.8</text:p>
          </table:table-cell>
          <table:table-cell table:style-name="ce1" table:formula="of:=IMREAL([.H121])" office:value-type="float" office:value="0.999004623859399" calcext:value-type="float">
            <text:p>999.00E-03</text:p>
          </table:table-cell>
          <table:table-cell table:style-name="ce1" table:formula="of:=IMAGINARY([.H121])" office:value-type="float" office:value="0.0315338764971798" calcext:value-type="float">
            <text:p>31.53E-03</text:p>
          </table:table-cell>
          <table:table-cell table:number-columns-repeated="6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SIN(2*PI()*[.B$94]*([.$A122]-[.B$95]))" office:value-type="float" office:value="0.998026728428271" calcext:value-type="float">
            <text:p>0.998026728428271</text:p>
          </table:table-cell>
          <table:table-cell table:formula="of:=SIN(2*PI()*[.C$94]*([.$A122]-[.C$95]))" office:value-type="float" office:value="0.125333233564305" calcext:value-type="float">
            <text:p>0.125333233564305</text:p>
          </table:table-cell>
          <table:table-cell table:formula="of:=SIN(2*PI()*[.D$94]*([.$A122]-[.D$95]))" office:value-type="float" office:value="-0.982287250728689" calcext:value-type="float">
            <text:p>-0.982287250728689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1" table:formula="of:=10^[.F122]" office:value-type="float" office:value="0.0398107170553496" calcext:value-type="float">
            <text:p>39.81E-03</text:p>
          </table:table-cell>
          <table:table-cell table:style-name="ce2" table:formula="of:=IMDIV(IMDIV([.$H$112];COMPLEX(0;-2*PI()*[.G122]*[.$H$113];&quot;j&quot;));IMSUM(COMPLEX([.$H$114];0;&quot;j&quot;);IMDIV([.$H$112];COMPLEX(0;-2*PI()*[.G122]*[.$H$113];&quot;j&quot;))))" office:value-type="string" office:string-value="0.997503485172559+0.0499027277927531j" calcext:value-type="string">
            <text:p>0.997503485172559+0.0499027277927531j</text:p>
          </table:table-cell>
          <table:table-cell table:style-name="ce2" table:formula="of:=20*LOG10(IMABS([.H122]))" office:value-type="float" office:value="-0.0108557825919243" calcext:value-type="float">
            <text:p>-0.011</text:p>
          </table:table-cell>
          <table:table-cell table:style-name="ce3" table:formula="of:=DEGREES(ATAN(IMAGINARY([.H122])/IMREAL([.H122])))" office:value-type="float" office:value="2.86398392950353" calcext:value-type="float">
            <text:p>2.9</text:p>
          </table:table-cell>
          <table:table-cell table:style-name="ce1" table:formula="of:=IMREAL([.H122])" office:value-type="float" office:value="0.997503485172559" calcext:value-type="float">
            <text:p>997.50E-03</text:p>
          </table:table-cell>
          <table:table-cell table:style-name="ce1" table:formula="of:=IMAGINARY([.H122])" office:value-type="float" office:value="0.0499027277927531" calcext:value-type="float">
            <text:p>49.90E-03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SIN(2*PI()*[.B$94]*([.$A123]-[.B$95]))" office:value-type="float" office:value="1" calcext:value-type="float">
            <text:p>1</text:p>
          </table:table-cell>
          <table:table-cell table:formula="of:=SIN(2*PI()*[.C$94]*([.$A123]-[.C$95]))" office:value-type="float" office:value="1.22464679914735E-016" calcext:value-type="float">
            <text:p>1.22464679914735E-16</text:p>
          </table:table-cell>
          <table:table-cell table:formula="of:=SIN(2*PI()*[.D$94]*([.$A123]-[.D$95]))" office:value-type="float" office:value="-1" calcext:value-type="float">
            <text:p>-1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1" table:formula="of:=10^[.F123]" office:value-type="float" office:value="0.0630957344480191" calcext:value-type="float">
            <text:p>63.10E-03</text:p>
          </table:table-cell>
          <table:table-cell table:style-name="ce2" table:formula="of:=IMDIV(IMDIV([.$H$112];COMPLEX(0;-2*PI()*[.G123]*[.$H$113];&quot;j&quot;));IMSUM(COMPLEX([.$H$114];0;&quot;j&quot;);IMDIV([.$H$112];COMPLEX(0;-2*PI()*[.G123]*[.$H$113];&quot;j&quot;))))" office:value-type="string" office:string-value="0.993752618687875+0.0787930932180348j" calcext:value-type="string">
            <text:p>0.993752618687875+0.0787930932180348j</text:p>
          </table:table-cell>
          <table:table-cell table:style-name="ce2" table:formula="of:=20*LOG10(IMABS([.H123]))" office:value-type="float" office:value="-0.027217139025721" calcext:value-type="float">
            <text:p>-0.027</text:p>
          </table:table-cell>
          <table:table-cell table:style-name="ce3" table:formula="of:=DEGREES(ATAN(IMAGINARY([.H123])/IMREAL([.H123])))" office:value-type="float" office:value="4.53340875973564" calcext:value-type="float">
            <text:p>4.5</text:p>
          </table:table-cell>
          <table:table-cell table:style-name="ce1" table:formula="of:=IMREAL([.H123])" office:value-type="float" office:value="0.993752618687875" calcext:value-type="float">
            <text:p>993.75E-03</text:p>
          </table:table-cell>
          <table:table-cell table:style-name="ce1" table:formula="of:=IMAGINARY([.H123])" office:value-type="float" office:value="0.0787930932180348" calcext:value-type="float">
            <text:p>78.79E-03</text:p>
          </table:table-cell>
          <table:table-cell table:number-columns-repeated="6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SIN(2*PI()*[.B$94]*([.$A124]-[.B$95]))" office:value-type="float" office:value="0.998026728428271" calcext:value-type="float">
            <text:p>0.998026728428271</text:p>
          </table:table-cell>
          <table:table-cell table:formula="of:=SIN(2*PI()*[.C$94]*([.$A124]-[.C$95]))" office:value-type="float" office:value="-0.125333233564304" calcext:value-type="float">
            <text:p>-0.125333233564304</text:p>
          </table:table-cell>
          <table:table-cell table:formula="of:=SIN(2*PI()*[.D$94]*([.$A124]-[.D$95]))" office:value-type="float" office:value="-0.982287250728689" calcext:value-type="float">
            <text:p>-0.98228725072868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 table:formula="of:=10^[.F124]" office:value-type="float" office:value="0.0999999999999995" calcext:value-type="float">
            <text:p>100.00E-03</text:p>
          </table:table-cell>
          <table:table-cell table:style-name="ce2" table:formula="of:=IMDIV(IMDIV([.$H$112];COMPLEX(0;-2*PI()*[.G124]*[.$H$113];&quot;j&quot;));IMSUM(COMPLEX([.$H$114];0;&quot;j&quot;);IMDIV([.$H$112];COMPLEX(0;-2*PI()*[.G124]*[.$H$113];&quot;j&quot;))))" office:value-type="string" office:string-value="0.984454123598499+0.123710153699728j" calcext:value-type="string">
            <text:p>0.984454123598499+0.123710153699728j</text:p>
          </table:table-cell>
          <table:table-cell table:style-name="ce2" table:formula="of:=20*LOG10(IMABS([.H124]))" office:value-type="float" office:value="-0.0680451754744631" calcext:value-type="float">
            <text:p>-0.068</text:p>
          </table:table-cell>
          <table:table-cell table:style-name="ce3" table:formula="of:=DEGREES(ATAN(IMAGINARY([.H124])/IMREAL([.H124])))" office:value-type="float" office:value="7.16245580672577" calcext:value-type="float">
            <text:p>7.2</text:p>
          </table:table-cell>
          <table:table-cell table:style-name="ce1" table:formula="of:=IMREAL([.H124])" office:value-type="float" office:value="0.984454123598499" calcext:value-type="float">
            <text:p>984.45E-03</text:p>
          </table:table-cell>
          <table:table-cell table:style-name="ce1" table:formula="of:=IMAGINARY([.H124])" office:value-type="float" office:value="0.123710153699728" calcext:value-type="float">
            <text:p>123.71E-03</text:p>
          </table:table-cell>
          <table:table-cell table:number-columns-repeated="6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SIN(2*PI()*[.B$94]*([.$A125]-[.B$95]))" office:value-type="float" office:value="0.992114701314478" calcext:value-type="float">
            <text:p>0.992114701314478</text:p>
          </table:table-cell>
          <table:table-cell table:formula="of:=SIN(2*PI()*[.C$94]*([.$A125]-[.C$95]))" office:value-type="float" office:value="-0.248689887164855" calcext:value-type="float">
            <text:p>-0.248689887164855</text:p>
          </table:table-cell>
          <table:table-cell table:formula="of:=SIN(2*PI()*[.D$94]*([.$A125]-[.D$95]))" office:value-type="float" office:value="-0.929776485888251" calcext:value-type="float">
            <text:p>-0.929776485888251</text:p>
          </table:table-cell>
          <table:table-cell/>
          <table:table-cell office:value-type="float" office:value="-0.800000000000002" calcext:value-type="float">
            <text:p>-0.800000000000002</text:p>
          </table:table-cell>
          <table:table-cell table:style-name="ce1" table:formula="of:=10^[.F125]" office:value-type="float" office:value="0.158489319246111" calcext:value-type="float">
            <text:p>158.49E-03</text:p>
          </table:table-cell>
          <table:table-cell table:style-name="ce2" table:formula="of:=IMDIV(IMDIV([.$H$112];COMPLEX(0;-2*PI()*[.G125]*[.$H$113];&quot;j&quot;));IMSUM(COMPLEX([.$H$114];0;&quot;j&quot;);IMDIV([.$H$112];COMPLEX(0;-2*PI()*[.G125]*[.$H$113];&quot;j&quot;))))" office:value-type="string" office:string-value="0.961847250938621+0.191564915369277j" calcext:value-type="string">
            <text:p>0.961847250938621+0.191564915369277j</text:p>
          </table:table-cell>
          <table:table-cell table:style-name="ce2" table:formula="of:=20*LOG10(IMABS([.H125]))" office:value-type="float" office:value="-0.168938919348515" calcext:value-type="float">
            <text:p>-0.169</text:p>
          </table:table-cell>
          <table:table-cell table:style-name="ce3" table:formula="of:=DEGREES(ATAN(IMAGINARY([.H125])/IMREAL([.H125])))" office:value-type="float" office:value="11.2638434194285" calcext:value-type="float">
            <text:p>11.3</text:p>
          </table:table-cell>
          <table:table-cell table:style-name="ce1" table:formula="of:=IMREAL([.H125])" office:value-type="float" office:value="0.961847250938621" calcext:value-type="float">
            <text:p>961.85E-03</text:p>
          </table:table-cell>
          <table:table-cell table:style-name="ce1" table:formula="of:=IMAGINARY([.H125])" office:value-type="float" office:value="0.191564915369277" calcext:value-type="float">
            <text:p>191.56E-03</text:p>
          </table:table-cell>
          <table:table-cell table:number-columns-repeated="6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SIN(2*PI()*[.B$94]*([.$A126]-[.B$95]))" office:value-type="float" office:value="0.982287250728689" calcext:value-type="float">
            <text:p>0.982287250728689</text:p>
          </table:table-cell>
          <table:table-cell table:formula="of:=SIN(2*PI()*[.C$94]*([.$A126]-[.C$95]))" office:value-type="float" office:value="-0.368124552684678" calcext:value-type="float">
            <text:p>-0.368124552684678</text:p>
          </table:table-cell>
          <table:table-cell table:formula="of:=SIN(2*PI()*[.D$94]*([.$A126]-[.D$95]))" office:value-type="float" office:value="-0.844327925502015" calcext:value-type="float">
            <text:p>-0.844327925502015</text:p>
          </table:table-cell>
          <table:table-cell/>
          <table:table-cell office:value-type="float" office:value="-0.600000000000003" calcext:value-type="float">
            <text:p>-0.600000000000003</text:p>
          </table:table-cell>
          <table:table-cell table:style-name="ce1" table:formula="of:=10^[.F126]" office:value-type="float" office:value="0.251188643150957" calcext:value-type="float">
            <text:p>251.19E-03</text:p>
          </table:table-cell>
          <table:table-cell table:style-name="ce2" table:formula="of:=IMDIV(IMDIV([.$H$112];COMPLEX(0;-2*PI()*[.G126]*[.$H$113];&quot;j&quot;));IMSUM(COMPLEX([.$H$114];0;&quot;j&quot;);IMDIV([.$H$112];COMPLEX(0;-2*PI()*[.G126]*[.$H$113];&quot;j&quot;))))" office:value-type="string" office:string-value="0.909391181673105+0.287052016833708j" calcext:value-type="string">
            <text:p>0.909391181673105+0.287052016833708j</text:p>
          </table:table-cell>
          <table:table-cell table:style-name="ce2" table:formula="of:=20*LOG10(IMABS([.H126]))" office:value-type="float" office:value="-0.412492614452698" calcext:value-type="float">
            <text:p>-0.412</text:p>
          </table:table-cell>
          <table:table-cell table:style-name="ce3" table:formula="of:=DEGREES(ATAN(IMAGINARY([.H126])/IMREAL([.H126])))" office:value-type="float" office:value="17.5184556221079" calcext:value-type="float">
            <text:p>17.5</text:p>
          </table:table-cell>
          <table:table-cell table:style-name="ce1" table:formula="of:=IMREAL([.H126])" office:value-type="float" office:value="0.909391181673105" calcext:value-type="float">
            <text:p>909.39E-03</text:p>
          </table:table-cell>
          <table:table-cell table:style-name="ce1" table:formula="of:=IMAGINARY([.H126])" office:value-type="float" office:value="0.287052016833708" calcext:value-type="float">
            <text:p>287.05E-03</text:p>
          </table:table-cell>
          <table:table-cell table:number-columns-repeated="6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SIN(2*PI()*[.B$94]*([.$A127]-[.B$95]))" office:value-type="float" office:value="0.968583161128631" calcext:value-type="float">
            <text:p>0.968583161128631</text:p>
          </table:table-cell>
          <table:table-cell table:formula="of:=SIN(2*PI()*[.C$94]*([.$A127]-[.C$95]))" office:value-type="float" office:value="-0.481753674101715" calcext:value-type="float">
            <text:p>-0.481753674101715</text:p>
          </table:table-cell>
          <table:table-cell table:formula="of:=SIN(2*PI()*[.D$94]*([.$A127]-[.D$95]))" office:value-type="float" office:value="-0.728968627421411" calcext:value-type="float">
            <text:p>-0.728968627421411</text:p>
          </table:table-cell>
          <table:table-cell/>
          <table:table-cell office:value-type="float" office:value="-0.400000000000003" calcext:value-type="float">
            <text:p>-0.400000000000003</text:p>
          </table:table-cell>
          <table:table-cell table:style-name="ce1" table:formula="of:=10^[.F127]" office:value-type="float" office:value="0.398107170553495" calcext:value-type="float">
            <text:p>398.11E-03</text:p>
          </table:table-cell>
          <table:table-cell table:style-name="ce2" table:formula="of:=IMDIV(IMDIV([.$H$112];COMPLEX(0;-2*PI()*[.G127]*[.$H$113];&quot;j&quot;));IMSUM(COMPLEX([.$H$114];0;&quot;j&quot;);IMDIV([.$H$112];COMPLEX(0;-2*PI()*[.G127]*[.$H$113];&quot;j&quot;))))" office:value-type="string" office:string-value="0.799823206284335+0.400132534260064j" calcext:value-type="string">
            <text:p>0.799823206284335+0.400132534260064j</text:p>
          </table:table-cell>
          <table:table-cell table:style-name="ce2" table:formula="of:=20*LOG10(IMABS([.H127]))" office:value-type="float" office:value="-0.970059992834889" calcext:value-type="float">
            <text:p>-0.970</text:p>
          </table:table-cell>
          <table:table-cell table:style-name="ce3" table:formula="of:=DEGREES(ATAN(IMAGINARY([.H127])/IMREAL([.H127])))" office:value-type="float" office:value="26.5777109967372" calcext:value-type="float">
            <text:p>26.6</text:p>
          </table:table-cell>
          <table:table-cell table:style-name="ce1" table:formula="of:=IMREAL([.H127])" office:value-type="float" office:value="0.799823206284335" calcext:value-type="float">
            <text:p>799.82E-03</text:p>
          </table:table-cell>
          <table:table-cell table:style-name="ce1" table:formula="of:=IMAGINARY([.H127])" office:value-type="float" office:value="0.400132534260064" calcext:value-type="float">
            <text:p>400.13E-03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B$94]*([.$A128]-[.B$95]))" office:value-type="float" office:value="0.951056516295153" calcext:value-type="float">
            <text:p>0.951056516295153</text:p>
          </table:table-cell>
          <table:table-cell table:formula="of:=SIN(2*PI()*[.C$94]*([.$A128]-[.C$95]))" office:value-type="float" office:value="-0.587785252292473" calcext:value-type="float">
            <text:p>-0.587785252292473</text:p>
          </table:table-cell>
          <table:table-cell table:formula="of:=SIN(2*PI()*[.D$94]*([.$A128]-[.D$95]))" office:value-type="float" office:value="-0.587785252292473" calcext:value-type="float">
            <text:p>-0.587785252292473</text:p>
          </table:table-cell>
          <table:table-cell/>
          <table:table-cell office:value-type="float" office:value="-0.200000000000003" calcext:value-type="float">
            <text:p>-0.200000000000003</text:p>
          </table:table-cell>
          <table:table-cell table:style-name="ce1" table:formula="of:=10^[.F128]" office:value-type="float" office:value="0.630957344480188" calcext:value-type="float">
            <text:p>630.96E-03</text:p>
          </table:table-cell>
          <table:table-cell table:style-name="ce2" table:formula="of:=IMDIV(IMDIV([.$H$112];COMPLEX(0;-2*PI()*[.G128]*[.$H$113];&quot;j&quot;));IMSUM(COMPLEX([.$H$114];0;&quot;j&quot;);IMDIV([.$H$112];COMPLEX(0;-2*PI()*[.G128]*[.$H$113];&quot;j&quot;))))" office:value-type="string" office:string-value="0.613999566416457+0.486830667539402j" calcext:value-type="string">
            <text:p>0.613999566416457+0.486830667539402j</text:p>
          </table:table-cell>
          <table:table-cell table:style-name="ce2" table:formula="of:=20*LOG10(IMABS([.H128]))" office:value-type="float" office:value="-2.11831935541253" calcext:value-type="float">
            <text:p>-2.118</text:p>
          </table:table-cell>
          <table:table-cell table:style-name="ce3" table:formula="of:=DEGREES(ATAN(IMAGINARY([.H128])/IMREAL([.H128])))" office:value-type="float" office:value="38.4103495505588" calcext:value-type="float">
            <text:p>38.4</text:p>
          </table:table-cell>
          <table:table-cell table:style-name="ce1" table:formula="of:=IMREAL([.H128])" office:value-type="float" office:value="0.613999566416457" calcext:value-type="float">
            <text:p>614.00E-03</text:p>
          </table:table-cell>
          <table:table-cell table:style-name="ce1" table:formula="of:=IMAGINARY([.H128])" office:value-type="float" office:value="0.486830667539402" calcext:value-type="float">
            <text:p>486.83E-03</text:p>
          </table:table-cell>
          <table:table-cell table:number-columns-repeated="6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SIN(2*PI()*[.B$94]*([.$A129]-[.B$95]))" office:value-type="float" office:value="0.929776485888251" calcext:value-type="float">
            <text:p>0.929776485888251</text:p>
          </table:table-cell>
          <table:table-cell table:formula="of:=SIN(2*PI()*[.C$94]*([.$A129]-[.C$95]))" office:value-type="float" office:value="-0.684547105928689" calcext:value-type="float">
            <text:p>-0.684547105928689</text:p>
          </table:table-cell>
          <table:table-cell table:formula="of:=SIN(2*PI()*[.D$94]*([.$A129]-[.D$95]))" office:value-type="float" office:value="-0.425779291565072" calcext:value-type="float">
            <text:p>-0.425779291565072</text:p>
          </table:table-cell>
          <table:table-cell/>
          <table:table-cell office:value-type="float" office:value="-3.5527136788005E-015" calcext:value-type="float">
            <text:p>-3.5527136788005E-15</text:p>
          </table:table-cell>
          <table:table-cell table:style-name="ce1" table:formula="of:=10^[.F129]" office:value-type="float" office:value="0.999999999999992" calcext:value-type="float">
            <text:p>1.00E+00</text:p>
          </table:table-cell>
          <table:table-cell table:style-name="ce2" table:formula="of:=IMDIV(IMDIV([.$H$112];COMPLEX(0;-2*PI()*[.G129]*[.$H$113];&quot;j&quot;));IMSUM(COMPLEX([.$H$114];0;&quot;j&quot;);IMDIV([.$H$112];COMPLEX(0;-2*PI()*[.G129]*[.$H$113];&quot;j&quot;))))" office:value-type="string" office:string-value="0.387726636739156+0.48723166143232j" calcext:value-type="string">
            <text:p>0.387726636739156+0.48723166143232j</text:p>
          </table:table-cell>
          <table:table-cell table:style-name="ce2" table:formula="of:=20*LOG10(IMABS([.H129]))" office:value-type="float" office:value="-4.11474362027465" calcext:value-type="float">
            <text:p>-4.115</text:p>
          </table:table-cell>
          <table:table-cell table:style-name="ce3" table:formula="of:=DEGREES(ATAN(IMAGINARY([.H129])/IMREAL([.H129])))" office:value-type="float" office:value="51.4881127460332" calcext:value-type="float">
            <text:p>51.5</text:p>
          </table:table-cell>
          <table:table-cell table:style-name="ce1" table:formula="of:=IMREAL([.H129])" office:value-type="float" office:value="0.387726636739156" calcext:value-type="float">
            <text:p>387.73E-03</text:p>
          </table:table-cell>
          <table:table-cell table:style-name="ce1" table:formula="of:=IMAGINARY([.H129])" office:value-type="float" office:value="0.48723166143232" calcext:value-type="float">
            <text:p>487.23E-03</text:p>
          </table:table-cell>
          <table:table-cell table:number-columns-repeated="6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SIN(2*PI()*[.B$94]*([.$A130]-[.B$95]))" office:value-type="float" office:value="0.90482705246602" calcext:value-type="float">
            <text:p>0.90482705246602</text:p>
          </table:table-cell>
          <table:table-cell table:formula="of:=SIN(2*PI()*[.C$94]*([.$A130]-[.C$95]))" office:value-type="float" office:value="-0.770513242775789" calcext:value-type="float">
            <text:p>-0.770513242775789</text:p>
          </table:table-cell>
          <table:table-cell table:formula="of:=SIN(2*PI()*[.D$94]*([.$A130]-[.D$95]))" office:value-type="float" office:value="-0.248689887164854" calcext:value-type="float">
            <text:p>-0.248689887164854</text:p>
          </table:table-cell>
          <table:table-cell/>
          <table:table-cell office:value-type="float" office:value="0.199999999999996" calcext:value-type="float">
            <text:p>0.199999999999996</text:p>
          </table:table-cell>
          <table:table-cell table:style-name="ce1" table:formula="of:=10^[.F130]" office:value-type="float" office:value="1.5848931924611" calcext:value-type="float">
            <text:p>1.58E+00</text:p>
          </table:table-cell>
          <table:table-cell table:style-name="ce2" table:formula="of:=IMDIV(IMDIV([.$H$112];COMPLEX(0;-2*PI()*[.G130]*[.$H$113];&quot;j&quot;));IMSUM(COMPLEX([.$H$114];0;&quot;j&quot;);IMDIV([.$H$112];COMPLEX(0;-2*PI()*[.G130]*[.$H$113];&quot;j&quot;))))" office:value-type="string" office:string-value="0.201344495558651+0.401004849929378j" calcext:value-type="string">
            <text:p>0.201344495558651+0.401004849929378j</text:p>
          </table:table-cell>
          <table:table-cell table:style-name="ce2" table:formula="of:=20*LOG10(IMABS([.H130]))" office:value-type="float" office:value="-6.96060238821291" calcext:value-type="float">
            <text:p>-6.961</text:p>
          </table:table-cell>
          <table:table-cell table:style-name="ce3" table:formula="of:=DEGREES(ATAN(IMAGINARY([.H130])/IMREAL([.H130])))" office:value-type="float" office:value="63.3387773094204" calcext:value-type="float">
            <text:p>63.3</text:p>
          </table:table-cell>
          <table:table-cell table:style-name="ce1" table:formula="of:=IMREAL([.H130])" office:value-type="float" office:value="0.201344495558651" calcext:value-type="float">
            <text:p>201.34E-03</text:p>
          </table:table-cell>
          <table:table-cell table:style-name="ce1" table:formula="of:=IMAGINARY([.H130])" office:value-type="float" office:value="0.401004849929378" calcext:value-type="float">
            <text:p>401.00E-03</text:p>
          </table:table-cell>
          <table:table-cell table:number-columns-repeated="6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SIN(2*PI()*[.B$94]*([.$A131]-[.B$95]))" office:value-type="float" office:value="0.876306680043864" calcext:value-type="float">
            <text:p>0.876306680043864</text:p>
          </table:table-cell>
          <table:table-cell table:formula="of:=SIN(2*PI()*[.C$94]*([.$A131]-[.C$95]))" office:value-type="float" office:value="-0.844327925502015" calcext:value-type="float">
            <text:p>-0.844327925502015</text:p>
          </table:table-cell>
          <table:table-cell table:formula="of:=SIN(2*PI()*[.D$94]*([.$A131]-[.D$95]))" office:value-type="float" office:value="-0.0627905195293133" calcext:value-type="float">
            <text:p>-0.062790519529313</text:p>
          </table:table-cell>
          <table:table-cell/>
          <table:table-cell office:value-type="float" office:value="0.399999999999996" calcext:value-type="float">
            <text:p>0.399999999999996</text:p>
          </table:table-cell>
          <table:table-cell table:style-name="ce1" table:formula="of:=10^[.F131]" office:value-type="float" office:value="2.51188643150956" calcext:value-type="float">
            <text:p>2.51E+00</text:p>
          </table:table-cell>
          <table:table-cell table:style-name="ce2" table:formula="of:=IMDIV(IMDIV([.$H$112];COMPLEX(0;-2*PI()*[.G131]*[.$H$113];&quot;j&quot;));IMSUM(COMPLEX([.$H$114];0;&quot;j&quot;);IMDIV([.$H$112];COMPLEX(0;-2*PI()*[.G131]*[.$H$113];&quot;j&quot;))))" office:value-type="string" office:string-value="0.0912102587725626+0.287907880175595j" calcext:value-type="string">
            <text:p>0.0912102587725626+0.287907880175595j</text:p>
          </table:table-cell>
          <table:table-cell table:style-name="ce2" table:formula="of:=20*LOG10(IMABS([.H131]))" office:value-type="float" office:value="-10.3995631213483" calcext:value-type="float">
            <text:p>-10.400</text:p>
          </table:table-cell>
          <table:table-cell table:style-name="ce3" table:formula="of:=DEGREES(ATAN(IMAGINARY([.H131])/IMREAL([.H131])))" office:value-type="float" office:value="72.4216097863225" calcext:value-type="float">
            <text:p>72.4</text:p>
          </table:table-cell>
          <table:table-cell table:style-name="ce1" table:formula="of:=IMREAL([.H131])" office:value-type="float" office:value="0.0912102587725626" calcext:value-type="float">
            <text:p>91.21E-03</text:p>
          </table:table-cell>
          <table:table-cell table:style-name="ce1" table:formula="of:=IMAGINARY([.H131])" office:value-type="float" office:value="0.287907880175595" calcext:value-type="float">
            <text:p>287.91E-03</text:p>
          </table:table-cell>
          <table:table-cell table:number-columns-repeated="6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SIN(2*PI()*[.B$94]*([.$A132]-[.B$95]))" office:value-type="float" office:value="0.844327925502015" calcext:value-type="float">
            <text:p>0.844327925502015</text:p>
          </table:table-cell>
          <table:table-cell table:formula="of:=SIN(2*PI()*[.C$94]*([.$A132]-[.C$95]))" office:value-type="float" office:value="-0.90482705246602" calcext:value-type="float">
            <text:p>-0.90482705246602</text:p>
          </table:table-cell>
          <table:table-cell table:formula="of:=SIN(2*PI()*[.D$94]*([.$A132]-[.D$95]))" office:value-type="float" office:value="0.125333233564304" calcext:value-type="float">
            <text:p>0.125333233564304</text:p>
          </table:table-cell>
          <table:table-cell/>
          <table:table-cell office:value-type="float" office:value="0.599999999999996" calcext:value-type="float">
            <text:p>0.599999999999996</text:p>
          </table:table-cell>
          <table:table-cell table:style-name="ce1" table:formula="of:=10^[.F132]" office:value-type="float" office:value="3.98107170553493" calcext:value-type="float">
            <text:p>3.98E+00</text:p>
          </table:table-cell>
          <table:table-cell table:style-name="ce2" table:formula="of:=IMDIV(IMDIV([.$H$112];COMPLEX(0;-2*PI()*[.G132]*[.$H$113];&quot;j&quot;));IMSUM(COMPLEX([.$H$114];0;&quot;j&quot;);IMDIV([.$H$112];COMPLEX(0;-2*PI()*[.G132]*[.$H$113];&quot;j&quot;))))" office:value-type="string" office:string-value="0.038420708886345+0.192209672012143j" calcext:value-type="string">
            <text:p>0.038420708886345+0.192209672012143j</text:p>
          </table:table-cell>
          <table:table-cell table:style-name="ce2" table:formula="of:=20*LOG10(IMABS([.H132]))" office:value-type="float" office:value="-14.1543462639292" calcext:value-type="float">
            <text:p>-14.154</text:p>
          </table:table-cell>
          <table:table-cell table:style-name="ce3" table:formula="of:=DEGREES(ATAN(IMAGINARY([.H132])/IMREAL([.H132])))" office:value-type="float" office:value="78.6961514185323" calcext:value-type="float">
            <text:p>78.7</text:p>
          </table:table-cell>
          <table:table-cell table:style-name="ce1" table:formula="of:=IMREAL([.H132])" office:value-type="float" office:value="0.038420708886345" calcext:value-type="float">
            <text:p>38.42E-03</text:p>
          </table:table-cell>
          <table:table-cell table:style-name="ce1" table:formula="of:=IMAGINARY([.H132])" office:value-type="float" office:value="0.192209672012143" calcext:value-type="float">
            <text:p>192.21E-03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SIN(2*PI()*[.B$94]*([.$A133]-[.B$95]))" office:value-type="float" office:value="0.809016994374947" calcext:value-type="float">
            <text:p>0.809016994374947</text:p>
          </table:table-cell>
          <table:table-cell table:formula="of:=SIN(2*PI()*[.C$94]*([.$A133]-[.C$95]))" office:value-type="float" office:value="-0.951056516295153" calcext:value-type="float">
            <text:p>-0.951056516295153</text:p>
          </table:table-cell>
          <table:table-cell table:formula="of:=SIN(2*PI()*[.D$94]*([.$A133]-[.D$95]))" office:value-type="float" office:value="0.309016994374948" calcext:value-type="float">
            <text:p>0.309016994374948</text:p>
          </table:table-cell>
          <table:table-cell/>
          <table:table-cell office:value-type="float" office:value="0.799999999999995" calcext:value-type="float">
            <text:p>0.799999999999995</text:p>
          </table:table-cell>
          <table:table-cell table:style-name="ce1" table:formula="of:=10^[.F133]" office:value-type="float" office:value="6.30957344480187" calcext:value-type="float">
            <text:p>6.31E+00</text:p>
          </table:table-cell>
          <table:table-cell table:style-name="ce2" table:formula="of:=IMDIV(IMDIV([.$H$112];COMPLEX(0;-2*PI()*[.G133]*[.$H$113];&quot;j&quot;));IMSUM(COMPLEX([.$H$114];0;&quot;j&quot;);IMDIV([.$H$112];COMPLEX(0;-2*PI()*[.G133]*[.$H$113];&quot;j&quot;))))" office:value-type="string" office:string-value="0.0156576450837872+0.124147022655468j" calcext:value-type="string">
            <text:p>0.0156576450837872+0.124147022655468j</text:p>
          </table:table-cell>
          <table:table-cell table:style-name="ce2" table:formula="of:=20*LOG10(IMABS([.H133]))" office:value-type="float" office:value="-18.0527355543402" calcext:value-type="float">
            <text:p>-18.053</text:p>
          </table:table-cell>
          <table:table-cell table:style-name="ce3" table:formula="of:=DEGREES(ATAN(IMAGINARY([.H133])/IMREAL([.H133])))" office:value-type="float" office:value="82.8117072437986" calcext:value-type="float">
            <text:p>82.8</text:p>
          </table:table-cell>
          <table:table-cell table:style-name="ce1" table:formula="of:=IMREAL([.H133])" office:value-type="float" office:value="0.0156576450837872" calcext:value-type="float">
            <text:p>15.66E-03</text:p>
          </table:table-cell>
          <table:table-cell table:style-name="ce1" table:formula="of:=IMAGINARY([.H133])" office:value-type="float" office:value="0.124147022655468" calcext:value-type="float">
            <text:p>124.15E-03</text:p>
          </table:table-cell>
          <table:table-cell table:number-columns-repeated="6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SIN(2*PI()*[.B$94]*([.$A134]-[.B$95]))" office:value-type="float" office:value="0.770513242775789" calcext:value-type="float">
            <text:p>0.770513242775789</text:p>
          </table:table-cell>
          <table:table-cell table:formula="of:=SIN(2*PI()*[.C$94]*([.$A134]-[.C$95]))" office:value-type="float" office:value="-0.982287250728689" calcext:value-type="float">
            <text:p>-0.982287250728689</text:p>
          </table:table-cell>
          <table:table-cell table:formula="of:=SIN(2*PI()*[.D$94]*([.$A134]-[.D$95]))" office:value-type="float" office:value="0.481753674101716" calcext:value-type="float">
            <text:p>0.481753674101716</text:p>
          </table:table-cell>
          <table:table-cell/>
          <table:table-cell office:value-type="float" office:value="0.999999999999995" calcext:value-type="float">
            <text:p>0.999999999999995</text:p>
          </table:table-cell>
          <table:table-cell table:style-name="ce1" table:formula="of:=10^[.F134]" office:value-type="float" office:value="9.99999999999989" calcext:value-type="float">
            <text:p>10.00E+00</text:p>
          </table:table-cell>
          <table:table-cell table:style-name="ce2" table:formula="of:=IMDIV(IMDIV([.$H$112];COMPLEX(0;-2*PI()*[.G134]*[.$H$113];&quot;j&quot;));IMSUM(COMPLEX([.$H$114];0;&quot;j&quot;);IMDIV([.$H$112];COMPLEX(0;-2*PI()*[.G134]*[.$H$113];&quot;j&quot;))))" office:value-type="string" office:string-value="0.00629272483212583+0.0790767124146735j" calcext:value-type="string">
            <text:p>0.00629272483212583+0.0790767124146735j</text:p>
          </table:table-cell>
          <table:table-cell table:style-name="ce2" table:formula="of:=20*LOG10(IMABS([.H134]))" office:value-type="float" office:value="-22.01161258639" calcext:value-type="float">
            <text:p>-22.012</text:p>
          </table:table-cell>
          <table:table-cell table:style-name="ce3" table:formula="of:=DEGREES(ATAN(IMAGINARY([.H134])/IMREAL([.H134])))" office:value-type="float" office:value="85.4501346908789" calcext:value-type="float">
            <text:p>85.5</text:p>
          </table:table-cell>
          <table:table-cell table:style-name="ce1" table:formula="of:=IMREAL([.H134])" office:value-type="float" office:value="0.00629272483212583" calcext:value-type="float">
            <text:p>6.29E-03</text:p>
          </table:table-cell>
          <table:table-cell table:style-name="ce1" table:formula="of:=IMAGINARY([.H134])" office:value-type="float" office:value="0.0790767124146735" calcext:value-type="float">
            <text:p>79.08E-03</text:p>
          </table:table-cell>
          <table:table-cell table:number-columns-repeated="6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SIN(2*PI()*[.B$94]*([.$A135]-[.B$95]))" office:value-type="float" office:value="0.728968627421411" calcext:value-type="float">
            <text:p>0.728968627421411</text:p>
          </table:table-cell>
          <table:table-cell table:formula="of:=SIN(2*PI()*[.C$94]*([.$A135]-[.C$95]))" office:value-type="float" office:value="-0.998026728428271" calcext:value-type="float">
            <text:p>-0.998026728428271</text:p>
          </table:table-cell>
          <table:table-cell table:formula="of:=SIN(2*PI()*[.D$94]*([.$A135]-[.D$95]))" office:value-type="float" office:value="0.637423989748689" calcext:value-type="float">
            <text:p>0.637423989748689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1" table:formula="of:=10^[.F135]" office:value-type="float" office:value="15.8489319246109" calcext:value-type="float">
            <text:p>15.85E+00</text:p>
          </table:table-cell>
          <table:table-cell table:style-name="ce2" table:formula="of:=IMDIV(IMDIV([.$H$112];COMPLEX(0;-2*PI()*[.G135]*[.$H$113];&quot;j&quot;));IMSUM(COMPLEX([.$H$114];0;&quot;j&quot;);IMDIV([.$H$112];COMPLEX(0;-2*PI()*[.G135]*[.$H$113];&quot;j&quot;))))" office:value-type="string" office:string-value="0.00251470343280213+0.0500837268925465j" calcext:value-type="string">
            <text:p>0.00251470343280213+0.0500837268925465j</text:p>
          </table:table-cell>
          <table:table-cell table:style-name="ce2" table:formula="of:=20*LOG10(IMABS([.H135]))" office:value-type="float" office:value="-25.9951322535636" calcext:value-type="float">
            <text:p>-25.995</text:p>
          </table:table-cell>
          <table:table-cell table:style-name="ce3" table:formula="of:=DEGREES(ATAN(IMAGINARY([.H135])/IMREAL([.H135])))" office:value-type="float" office:value="87.1255933555978" calcext:value-type="float">
            <text:p>87.1</text:p>
          </table:table-cell>
          <table:table-cell table:style-name="ce1" table:formula="of:=IMREAL([.H135])" office:value-type="float" office:value="0.00251470343280213" calcext:value-type="float">
            <text:p>2.51E-03</text:p>
          </table:table-cell>
          <table:table-cell table:style-name="ce1" table:formula="of:=IMAGINARY([.H135])" office:value-type="float" office:value="0.0500837268925465" calcext:value-type="float">
            <text:p>50.08E-03</text:p>
          </table:table-cell>
          <table:table-cell table:number-columns-repeated="6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SIN(2*PI()*[.B$94]*([.$A136]-[.B$95]))" office:value-type="float" office:value="0.684547105928689" calcext:value-type="float">
            <text:p>0.684547105928689</text:p>
          </table:table-cell>
          <table:table-cell table:formula="of:=SIN(2*PI()*[.C$94]*([.$A136]-[.C$95]))" office:value-type="float" office:value="-0.998026728428271" calcext:value-type="float">
            <text:p>-0.998026728428271</text:p>
          </table:table-cell>
          <table:table-cell table:formula="of:=SIN(2*PI()*[.D$94]*([.$A136]-[.D$95]))" office:value-type="float" office:value="0.770513242775789" calcext:value-type="float">
            <text:p>0.770513242775789</text:p>
          </table:table-cell>
          <table:table-cell/>
          <table:table-cell office:value-type="float" office:value="1.39999999999999" calcext:value-type="float">
            <text:p>1.39999999999999</text:p>
          </table:table-cell>
          <table:table-cell table:style-name="ce1" table:formula="of:=10^[.F136]" office:value-type="float" office:value="25.1188643150955" calcext:value-type="float">
            <text:p>25.12E+00</text:p>
          </table:table-cell>
          <table:table-cell table:style-name="ce2" table:formula="of:=IMDIV(IMDIV([.$H$112];COMPLEX(0;-2*PI()*[.G136]*[.$H$113];&quot;j&quot;));IMSUM(COMPLEX([.$H$114];0;&quot;j&quot;);IMDIV([.$H$112];COMPLEX(0;-2*PI()*[.G136]*[.$H$113];&quot;j&quot;))))" office:value-type="string" office:string-value="0.001002639044789+0.0316485980690277j" calcext:value-type="string">
            <text:p>0.001002639044789+0.0316485980690277j</text:p>
          </table:table-cell>
          <table:table-cell table:style-name="ce2" table:formula="of:=20*LOG10(IMABS([.H136]))" office:value-type="float" office:value="-29.9885538708957" calcext:value-type="float">
            <text:p>-29.989</text:p>
          </table:table-cell>
          <table:table-cell table:style-name="ce3" table:formula="of:=DEGREES(ATAN(IMAGINARY([.H136])/IMREAL([.H136])))" office:value-type="float" office:value="88.1854558523755" calcext:value-type="float">
            <text:p>88.2</text:p>
          </table:table-cell>
          <table:table-cell table:style-name="ce1" table:formula="of:=IMREAL([.H136])" office:value-type="float" office:value="0.001002639044789" calcext:value-type="float">
            <text:p>1.00E-03</text:p>
          </table:table-cell>
          <table:table-cell table:style-name="ce1" table:formula="of:=IMAGINARY([.H136])" office:value-type="float" office:value="0.0316485980690277" calcext:value-type="float">
            <text:p>31.65E-03</text:p>
          </table:table-cell>
          <table:table-cell table:number-columns-repeated="6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SIN(2*PI()*[.B$94]*([.$A137]-[.B$95]))" office:value-type="float" office:value="0.63742398974869" calcext:value-type="float">
            <text:p>0.63742398974869</text:p>
          </table:table-cell>
          <table:table-cell table:formula="of:=SIN(2*PI()*[.C$94]*([.$A137]-[.C$95]))" office:value-type="float" office:value="-0.982287250728689" calcext:value-type="float">
            <text:p>-0.982287250728689</text:p>
          </table:table-cell>
          <table:table-cell table:formula="of:=SIN(2*PI()*[.D$94]*([.$A137]-[.D$95]))" office:value-type="float" office:value="0.876306680043864" calcext:value-type="float">
            <text:p>0.876306680043864</text:p>
          </table:table-cell>
          <table:table-cell/>
          <table:table-cell office:value-type="float" office:value="1.59999999999999" calcext:value-type="float">
            <text:p>1.59999999999999</text:p>
          </table:table-cell>
          <table:table-cell table:style-name="ce1" table:formula="of:=10^[.F137]" office:value-type="float" office:value="39.8107170553492" calcext:value-type="float">
            <text:p>39.81E+00</text:p>
          </table:table-cell>
          <table:table-cell table:style-name="ce2" table:formula="of:=IMDIV(IMDIV([.$H$112];COMPLEX(0;-2*PI()*[.G137]*[.$H$113];&quot;j&quot;));IMSUM(COMPLEX([.$H$114];0;&quot;j&quot;);IMDIV([.$H$112];COMPLEX(0;-2*PI()*[.G137]*[.$H$113];&quot;j&quot;))))" office:value-type="string" office:string-value="0.00039939882290894+0.0199809735370727j" calcext:value-type="string">
            <text:p>0.00039939882290894+0.0199809735370727j</text:p>
          </table:table-cell>
          <table:table-cell table:style-name="ce2" table:formula="of:=20*LOG10(IMABS([.H137]))" office:value-type="float" office:value="-33.9859321939748" calcext:value-type="float">
            <text:p>-33.986</text:p>
          </table:table-cell>
          <table:table-cell table:style-name="ce3" table:formula="of:=DEGREES(ATAN(IMAGINARY([.H137])/IMREAL([.H137])))" office:value-type="float" office:value="88.8548696203722" calcext:value-type="float">
            <text:p>88.9</text:p>
          </table:table-cell>
          <table:table-cell table:style-name="ce1" table:formula="of:=IMREAL([.H137])" office:value-type="float" office:value="0.00039939882290894" calcext:value-type="float">
            <text:p>399.40E-06</text:p>
          </table:table-cell>
          <table:table-cell table:style-name="ce1" table:formula="of:=IMAGINARY([.H137])" office:value-type="float" office:value="0.0199809735370727" calcext:value-type="float">
            <text:p>19.98E-03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B$94]*([.$A138]-[.B$95]))" office:value-type="float" office:value="0.587785252292473" calcext:value-type="float">
            <text:p>0.587785252292473</text:p>
          </table:table-cell>
          <table:table-cell table:formula="of:=SIN(2*PI()*[.C$94]*([.$A138]-[.C$95]))" office:value-type="float" office:value="-0.951056516295154" calcext:value-type="float">
            <text:p>-0.951056516295154</text:p>
          </table:table-cell>
          <table:table-cell table:formula="of:=SIN(2*PI()*[.D$94]*([.$A138]-[.D$95]))" office:value-type="float" office:value="0.951056516295153" calcext:value-type="float">
            <text:p>0.951056516295153</text:p>
          </table:table-cell>
          <table:table-cell/>
          <table:table-cell office:value-type="float" office:value="1.79999999999999" calcext:value-type="float">
            <text:p>1.79999999999999</text:p>
          </table:table-cell>
          <table:table-cell table:style-name="ce1" table:formula="of:=10^[.F138]" office:value-type="float" office:value="63.0957344480185" calcext:value-type="float">
            <text:p>63.10E+00</text:p>
          </table:table-cell>
          <table:table-cell table:style-name="ce2" table:formula="of:=IMDIV(IMDIV([.$H$112];COMPLEX(0;-2*PI()*[.G138]*[.$H$113];&quot;j&quot;));IMSUM(COMPLEX([.$H$114];0;&quot;j&quot;);IMDIV([.$H$112];COMPLEX(0;-2*PI()*[.G138]*[.$H$113];&quot;j&quot;))))" office:value-type="string" office:string-value="0.000159041768202284+0.0126101734293487j" calcext:value-type="string">
            <text:p>0.000159041768202284+0.0126101734293487j</text:p>
          </table:table-cell>
          <table:table-cell table:style-name="ce2" table:formula="of:=20*LOG10(IMABS([.H138]))" office:value-type="float" office:value="-37.9848880449966" calcext:value-type="float">
            <text:p>-37.985</text:p>
          </table:table-cell>
          <table:table-cell table:style-name="ce3" table:formula="of:=DEGREES(ATAN(IMAGINARY([.H138])/IMREAL([.H138])))" office:value-type="float" office:value="89.2774136676736" calcext:value-type="float">
            <text:p>89.3</text:p>
          </table:table-cell>
          <table:table-cell table:style-name="ce1" table:formula="of:=IMREAL([.H138])" office:value-type="float" office:value="0.00015904176820228" calcext:value-type="float">
            <text:p>159.04E-06</text:p>
          </table:table-cell>
          <table:table-cell table:style-name="ce1" table:formula="of:=IMAGINARY([.H138])" office:value-type="float" office:value="0.0126101734293487" calcext:value-type="float">
            <text:p>12.61E-03</text:p>
          </table:table-cell>
          <table:table-cell table:number-columns-repeated="6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SIN(2*PI()*[.B$94]*([.$A139]-[.B$95]))" office:value-type="float" office:value="0.535826794978997" calcext:value-type="float">
            <text:p>0.535826794978997</text:p>
          </table:table-cell>
          <table:table-cell table:formula="of:=SIN(2*PI()*[.C$94]*([.$A139]-[.C$95]))" office:value-type="float" office:value="-0.90482705246602" calcext:value-type="float">
            <text:p>-0.90482705246602</text:p>
          </table:table-cell>
          <table:table-cell table:formula="of:=SIN(2*PI()*[.D$94]*([.$A139]-[.D$95]))" office:value-type="float" office:value="0.992114701314478" calcext:value-type="float">
            <text:p>0.992114701314478</text:p>
          </table:table-cell>
          <table:table-cell/>
          <table:table-cell office:value-type="float" office:value="1.99999999999999" calcext:value-type="float">
            <text:p>1.99999999999999</text:p>
          </table:table-cell>
          <table:table-cell table:style-name="ce1" table:formula="of:=10^[.F139]" office:value-type="float" office:value="99.9999999999985" calcext:value-type="float">
            <text:p>100.00E+00</text:p>
          </table:table-cell>
          <table:table-cell table:style-name="ce2" table:formula="of:=IMDIV(IMDIV([.$H$112];COMPLEX(0;-2*PI()*[.G139]*[.$H$113];&quot;j&quot;));IMSUM(COMPLEX([.$H$114];0;&quot;j&quot;);IMDIV([.$H$112];COMPLEX(0;-2*PI()*[.G139]*[.$H$113];&quot;j&quot;))))" office:value-type="string" office:string-value="6.33217298810746e-05+0.00795724325627912j" calcext:value-type="string">
            <text:p>6.33217298810746e-05+0.00795724325627912j</text:p>
          </table:table-cell>
          <table:table-cell table:style-name="ce2" table:formula="of:=20*LOG10(IMABS([.H139]))" office:value-type="float" office:value="-41.9844722919277" calcext:value-type="float">
            <text:p>-41.984</text:p>
          </table:table-cell>
          <table:table-cell table:style-name="ce3" table:formula="of:=DEGREES(ATAN(IMAGINARY([.H139])/IMREAL([.H139])))" office:value-type="float" office:value="89.5440642976022" calcext:value-type="float">
            <text:p>89.5</text:p>
          </table:table-cell>
          <table:table-cell table:style-name="ce1" table:formula="of:=IMREAL([.H139])" office:value-type="float" office:value="0.0000633217298810746" calcext:value-type="float">
            <text:p>63.32E-06</text:p>
          </table:table-cell>
          <table:table-cell table:style-name="ce1" table:formula="of:=IMAGINARY([.H139])" office:value-type="float" office:value="0.00795724325627912" calcext:value-type="float">
            <text:p>7.96E-03</text:p>
          </table:table-cell>
          <table:table-cell table:number-columns-repeated="6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SIN(2*PI()*[.B$94]*([.$A140]-[.B$95]))" office:value-type="float" office:value="0.481753674101715" calcext:value-type="float">
            <text:p>0.481753674101715</text:p>
          </table:table-cell>
          <table:table-cell table:formula="of:=SIN(2*PI()*[.C$94]*([.$A140]-[.C$95]))" office:value-type="float" office:value="-0.844327925502015" calcext:value-type="float">
            <text:p>-0.844327925502015</text:p>
          </table:table-cell>
          <table:table-cell table:formula="of:=SIN(2*PI()*[.D$94]*([.$A140]-[.D$95]))" office:value-type="float" office:value="0.998026728428271" calcext:value-type="float">
            <text:p>0.998026728428271</text:p>
          </table:table-cell>
          <table:table-cell/>
          <table:table-cell office:value-type="float" office:value="2.19999999999999" calcext:value-type="float">
            <text:p>2.19999999999999</text:p>
          </table:table-cell>
          <table:table-cell table:style-name="ce1" table:formula="of:=10^[.F140]" office:value-type="float" office:value="158.489319246109" calcext:value-type="float">
            <text:p>158.49E+00</text:p>
          </table:table-cell>
          <table:table-cell table:style-name="ce2" table:formula="of:=IMDIV(IMDIV([.$H$112];COMPLEX(0;-2*PI()*[.G140]*[.$H$113];&quot;j&quot;));IMSUM(COMPLEX([.$H$114];0;&quot;j&quot;);IMDIV([.$H$112];COMPLEX(0;-2*PI()*[.G140]*[.$H$113];&quot;j&quot;))))" office:value-type="string" office:string-value="2.52097955358017e-05+0.0050208724343495j" calcext:value-type="string">
            <text:p>2.52097955358017e-05+0.0050208724343495j</text:p>
          </table:table-cell>
          <table:table-cell table:style-name="ce2" table:formula="of:=20*LOG10(IMABS([.H140]))" office:value-type="float" office:value="-45.9843067665728" calcext:value-type="float">
            <text:p>-45.984</text:p>
          </table:table-cell>
          <table:table-cell table:style-name="ce3" table:formula="of:=DEGREES(ATAN(IMAGINARY([.H140])/IMREAL([.H140])))" office:value-type="float" office:value="89.7123203651254" calcext:value-type="float">
            <text:p>89.7</text:p>
          </table:table-cell>
          <table:table-cell table:style-name="ce1" table:formula="of:=IMREAL([.H140])" office:value-type="float" office:value="0.0000252097955358017" calcext:value-type="float">
            <text:p>25.21E-06</text:p>
          </table:table-cell>
          <table:table-cell table:style-name="ce1" table:formula="of:=IMAGINARY([.H140])" office:value-type="float" office:value="0.0050208724343495" calcext:value-type="float">
            <text:p>5.02E-03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SIN(2*PI()*[.B$94]*([.$A141]-[.B$95]))" office:value-type="float" office:value="0.425779291565072" calcext:value-type="float">
            <text:p>0.425779291565072</text:p>
          </table:table-cell>
          <table:table-cell table:formula="of:=SIN(2*PI()*[.C$94]*([.$A141]-[.C$95]))" office:value-type="float" office:value="-0.770513242775789" calcext:value-type="float">
            <text:p>-0.770513242775789</text:p>
          </table:table-cell>
          <table:table-cell table:formula="of:=SIN(2*PI()*[.D$94]*([.$A141]-[.D$95]))" office:value-type="float" office:value="0.968583161128631" calcext:value-type="float">
            <text:p>0.968583161128631</text:p>
          </table:table-cell>
          <table:table-cell/>
          <table:table-cell office:value-type="float" office:value="2.39999999999999" calcext:value-type="float">
            <text:p>2.39999999999999</text:p>
          </table:table-cell>
          <table:table-cell table:style-name="ce1" table:formula="of:=10^[.F141]" office:value-type="float" office:value="251.188643150954" calcext:value-type="float">
            <text:p>251.19E+00</text:p>
          </table:table-cell>
          <table:table-cell table:style-name="ce2" table:formula="of:=IMDIV(IMDIV([.$H$112];COMPLEX(0;-2*PI()*[.G141]*[.$H$113];&quot;j&quot;));IMSUM(COMPLEX([.$H$114];0;&quot;j&quot;);IMDIV([.$H$112];COMPLEX(0;-2*PI()*[.G141]*[.$H$113];&quot;j&quot;))))" office:value-type="string" office:string-value="1.0036352658543e-05+0.00316800440816744j" calcext:value-type="string">
            <text:p>1.0036352658543e-05+0.00316800440816744j</text:p>
          </table:table-cell>
          <table:table-cell table:style-name="ce2" table:formula="of:=20*LOG10(IMABS([.H141]))" office:value-type="float" office:value="-49.984240867986" calcext:value-type="float">
            <text:p>-49.984</text:p>
          </table:table-cell>
          <table:table-cell table:style-name="ce3" table:formula="of:=DEGREES(ATAN(IMAGINARY([.H141])/IMREAL([.H141])))" office:value-type="float" office:value="89.8184855034359" calcext:value-type="float">
            <text:p>89.8</text:p>
          </table:table-cell>
          <table:table-cell table:style-name="ce1" table:formula="of:=IMREAL([.H141])" office:value-type="float" office:value="0.000010036352658543" calcext:value-type="float">
            <text:p>10.04E-06</text:p>
          </table:table-cell>
          <table:table-cell table:style-name="ce1" table:formula="of:=IMAGINARY([.H141])" office:value-type="float" office:value="0.00316800440816744" calcext:value-type="float">
            <text:p>3.17E-03</text:p>
          </table:table-cell>
          <table:table-cell table:number-columns-repeated="6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SIN(2*PI()*[.B$94]*([.$A142]-[.B$95]))" office:value-type="float" office:value="0.368124552684678" calcext:value-type="float">
            <text:p>0.368124552684678</text:p>
          </table:table-cell>
          <table:table-cell table:formula="of:=SIN(2*PI()*[.C$94]*([.$A142]-[.C$95]))" office:value-type="float" office:value="-0.684547105928688" calcext:value-type="float">
            <text:p>-0.684547105928688</text:p>
          </table:table-cell>
          <table:table-cell table:formula="of:=SIN(2*PI()*[.D$94]*([.$A142]-[.D$95]))" office:value-type="float" office:value="0.904827052466019" calcext:value-type="float">
            <text:p>0.904827052466019</text:p>
          </table:table-cell>
          <table:table-cell/>
          <table:table-cell office:value-type="float" office:value="2.59999999999999" calcext:value-type="float">
            <text:p>2.59999999999999</text:p>
          </table:table-cell>
          <table:table-cell table:style-name="ce1" table:formula="of:=10^[.F142]" office:value-type="float" office:value="398.107170553491" calcext:value-type="float">
            <text:p>398.11E+00</text:p>
          </table:table-cell>
          <table:table-cell table:style-name="ce2" table:formula="of:=IMDIV(IMDIV([.$H$112];COMPLEX(0;-2*PI()*[.G142]*[.$H$113];&quot;j&quot;));IMSUM(COMPLEX([.$H$114];0;&quot;j&quot;);IMDIV([.$H$112];COMPLEX(0;-2*PI()*[.G142]*[.$H$113];&quot;j&quot;))))" office:value-type="string" office:string-value="3.995568096032e-06+0.00199888772357719j" calcext:value-type="string">
            <text:p>3.995568096032e-06+0.00199888772357719j</text:p>
          </table:table-cell>
          <table:table-cell table:style-name="ce2" table:formula="of:=20*LOG10(IMABS([.H142]))" office:value-type="float" office:value="-53.9842146330081" calcext:value-type="float">
            <text:p>-53.984</text:p>
          </table:table-cell>
          <table:table-cell table:style-name="ce3" table:formula="of:=DEGREES(ATAN(IMAGINARY([.H142])/IMREAL([.H142])))" office:value-type="float" office:value="89.8854718646484" calcext:value-type="float">
            <text:p>89.9</text:p>
          </table:table-cell>
          <table:table-cell table:style-name="ce1" table:formula="of:=IMREAL([.H142])" office:value-type="float" office:value="0.000003995568096032" calcext:value-type="float">
            <text:p>4.00E-06</text:p>
          </table:table-cell>
          <table:table-cell table:style-name="ce1" table:formula="of:=IMAGINARY([.H142])" office:value-type="float" office:value="0.00199888772357719" calcext:value-type="float">
            <text:p>2.00E-03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SIN(2*PI()*[.B$94]*([.$A143]-[.B$95]))" office:value-type="float" office:value="0.309016994374947" calcext:value-type="float">
            <text:p>0.309016994374947</text:p>
          </table:table-cell>
          <table:table-cell table:formula="of:=SIN(2*PI()*[.C$94]*([.$A143]-[.C$95]))" office:value-type="float" office:value="-0.587785252292473" calcext:value-type="float">
            <text:p>-0.587785252292473</text:p>
          </table:table-cell>
          <table:table-cell table:formula="of:=SIN(2*PI()*[.D$94]*([.$A143]-[.D$95]))" office:value-type="float" office:value="0.809016994374947" calcext:value-type="float">
            <text:p>0.809016994374947</text:p>
          </table:table-cell>
          <table:table-cell table:number-columns-repeated="14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SIN(2*PI()*[.B$94]*([.$A144]-[.B$95]))" office:value-type="float" office:value="0.248689887164855" calcext:value-type="float">
            <text:p>0.248689887164855</text:p>
          </table:table-cell>
          <table:table-cell table:formula="of:=SIN(2*PI()*[.C$94]*([.$A144]-[.C$95]))" office:value-type="float" office:value="-0.481753674101715" calcext:value-type="float">
            <text:p>-0.481753674101715</text:p>
          </table:table-cell>
          <table:table-cell table:formula="of:=SIN(2*PI()*[.D$94]*([.$A144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SIN(2*PI()*[.B$94]*([.$A145]-[.B$95]))" office:value-type="float" office:value="0.187381314585725" calcext:value-type="float">
            <text:p>0.187381314585725</text:p>
          </table:table-cell>
          <table:table-cell table:formula="of:=SIN(2*PI()*[.C$94]*([.$A145]-[.C$95]))" office:value-type="float" office:value="-0.368124552684678" calcext:value-type="float">
            <text:p>-0.368124552684678</text:p>
          </table:table-cell>
          <table:table-cell table:formula="of:=SIN(2*PI()*[.D$94]*([.$A145]-[.D$95]))" office:value-type="float" office:value="0.535826794978996" calcext:value-type="float">
            <text:p>0.535826794978996</text:p>
          </table:table-cell>
          <table:table-cell/>
          <table:table-cell office:value-type="string" calcext:value-type="string">
            <text:p>nyquist f = </text:p>
          </table:table-cell>
          <table:table-cell table:formula="of:=[.G146]/2" office:value-type="float" office:value="175.856037584715" calcext:value-type="float">
            <text:p>175.856037584715</text:p>
          </table:table-cell>
          <table:table-cell table:style-name="ce2" table:formula="of:=IMDIV(IMDIV([.$H$112];COMPLEX(0;-2*PI()*[.G145]*[.$H$113];&quot;j&quot;));IMSUM(COMPLEX([.$H$114];0;&quot;j&quot;);IMDIV([.$H$112];COMPLEX(0;-2*PI()*[.G145]*[.$H$113];&quot;j&quot;))))" office:value-type="string" office:string-value="2.04765512327195e-05+0.00452505601551728j" calcext:value-type="string">
            <text:p>2.04765512327195e-05+0.00452505601551728j</text:p>
          </table:table-cell>
          <table:table-cell table:style-name="ce2" table:formula="of:=20*LOG10(IMABS([.H145]))" office:value-type="float" office:value="-46.8874318767297" calcext:value-type="float">
            <text:p>-46.887</text:p>
          </table:table-cell>
          <table:table-cell table:style-name="ce3" table:formula="of:=DEGREES(ATAN(IMAGINARY([.H145])/IMREAL([.H145])))" office:value-type="float" office:value="89.7407298489352" calcext:value-type="float">
            <text:p>89.7</text:p>
          </table:table-cell>
          <table:table-cell table:style-name="ce1" table:formula="of:=IMREAL([.H145])" office:value-type="float" office:value="0.0000204765512327195" calcext:value-type="float">
            <text:p>20.48E-06</text:p>
          </table:table-cell>
          <table:table-cell table:style-name="ce1" table:formula="of:=IMAGINARY([.H145])" office:value-type="float" office:value="0.00452505601551728" calcext:value-type="float">
            <text:p>4.53E-03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SIN(2*PI()*[.B$94]*([.$A146]-[.B$95]))" office:value-type="float" office:value="0.125333233564304" calcext:value-type="float">
            <text:p>0.125333233564304</text:p>
          </table:table-cell>
          <table:table-cell table:formula="of:=SIN(2*PI()*[.C$94]*([.$A146]-[.C$95]))" office:value-type="float" office:value="-0.248689887164854" calcext:value-type="float">
            <text:p>-0.248689887164854</text:p>
          </table:table-cell>
          <table:table-cell table:formula="of:=SIN(2*PI()*[.D$94]*([.$A146]-[.D$95]))" office:value-type="float" office:value="0.368124552684678" calcext:value-type="float">
            <text:p>0.368124552684678</text:p>
          </table:table-cell>
          <table:table-cell/>
          <table:table-cell office:value-type="string" calcext:value-type="string">
            <text:p>sample f = </text:p>
          </table:table-cell>
          <table:table-cell table:formula="of:=[.Q103]" office:value-type="float" office:value="351.71207516943" calcext:value-type="float">
            <text:p>351.71207516943</text:p>
          </table:table-cell>
          <table:table-cell table:number-columns-repeated="11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SIN(2*PI()*[.B$94]*([.$A147]-[.B$95]))" office:value-type="float" office:value="0.0627905195293136" calcext:value-type="float">
            <text:p>0.062790519529314</text:p>
          </table:table-cell>
          <table:table-cell table:formula="of:=SIN(2*PI()*[.C$94]*([.$A147]-[.C$95]))" office:value-type="float" office:value="-0.125333233564305" calcext:value-type="float">
            <text:p>-0.125333233564305</text:p>
          </table:table-cell>
          <table:table-cell table:formula="of:=SIN(2*PI()*[.D$94]*([.$A147]-[.D$95]))" office:value-type="float" office:value="0.187381314585726" calcext:value-type="float">
            <text:p>0.187381314585726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B$94]*([.$A148]-[.B$95]))" office:value-type="float" office:value="1.22464679914735E-016" calcext:value-type="float">
            <text:p>1.22464679914735E-16</text:p>
          </table:table-cell>
          <table:table-cell table:formula="of:=SIN(2*PI()*[.C$94]*([.$A148]-[.C$95]))" office:value-type="float" office:value="-2.44929359829471E-016" calcext:value-type="float">
            <text:p>-2.44929359829471E-16</text:p>
          </table:table-cell>
          <table:table-cell table:formula="of:=SIN(2*PI()*[.D$94]*([.$A148]-[.D$95]))" office:value-type="float" office:value="3.67394039744206E-016" calcext:value-type="float">
            <text:p>3.67394039744206E-16</text:p>
          </table:table-cell>
          <table:table-cell table:number-columns-repeated="14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SIN(2*PI()*[.B$94]*([.$A149]-[.B$95]))" office:value-type="float" office:value="-0.0627905195293133" calcext:value-type="float">
            <text:p>-0.062790519529313</text:p>
          </table:table-cell>
          <table:table-cell table:formula="of:=SIN(2*PI()*[.C$94]*([.$A149]-[.C$95]))" office:value-type="float" office:value="0.125333233564304" calcext:value-type="float">
            <text:p>0.125333233564304</text:p>
          </table:table-cell>
          <table:table-cell table:formula="of:=SIN(2*PI()*[.D$94]*([.$A149]-[.D$95]))" office:value-type="float" office:value="-0.187381314585725" calcext:value-type="float">
            <text:p>-0.187381314585725</text:p>
          </table:table-cell>
          <table:table-cell table:number-columns-repeated="14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SIN(2*PI()*[.B$94]*([.$A150]-[.B$95]))" office:value-type="float" office:value="-0.125333233564304" calcext:value-type="float">
            <text:p>-0.125333233564304</text:p>
          </table:table-cell>
          <table:table-cell table:formula="of:=SIN(2*PI()*[.C$94]*([.$A150]-[.C$95]))" office:value-type="float" office:value="0.248689887164855" calcext:value-type="float">
            <text:p>0.248689887164855</text:p>
          </table:table-cell>
          <table:table-cell table:formula="of:=SIN(2*PI()*[.D$94]*([.$A150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SIN(2*PI()*[.B$94]*([.$A151]-[.B$95]))" office:value-type="float" office:value="-0.187381314585725" calcext:value-type="float">
            <text:p>-0.187381314585725</text:p>
          </table:table-cell>
          <table:table-cell table:formula="of:=SIN(2*PI()*[.C$94]*([.$A151]-[.C$95]))" office:value-type="float" office:value="0.368124552684678" calcext:value-type="float">
            <text:p>0.368124552684678</text:p>
          </table:table-cell>
          <table:table-cell table:formula="of:=SIN(2*PI()*[.D$94]*([.$A151]-[.D$95]))" office:value-type="float" office:value="-0.535826794978997" calcext:value-type="float">
            <text:p>-0.535826794978997</text:p>
          </table:table-cell>
          <table:table-cell table:number-columns-repeated="14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SIN(2*PI()*[.B$94]*([.$A152]-[.B$95]))" office:value-type="float" office:value="-0.248689887164855" calcext:value-type="float">
            <text:p>-0.248689887164855</text:p>
          </table:table-cell>
          <table:table-cell table:formula="of:=SIN(2*PI()*[.C$94]*([.$A152]-[.C$95]))" office:value-type="float" office:value="0.481753674101716" calcext:value-type="float">
            <text:p>0.481753674101716</text:p>
          </table:table-cell>
          <table:table-cell table:formula="of:=SIN(2*PI()*[.D$94]*([.$A152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SIN(2*PI()*[.B$94]*([.$A153]-[.B$95]))" office:value-type="float" office:value="-0.309016994374948" calcext:value-type="float">
            <text:p>-0.309016994374948</text:p>
          </table:table-cell>
          <table:table-cell table:formula="of:=SIN(2*PI()*[.C$94]*([.$A153]-[.C$95]))" office:value-type="float" office:value="0.587785252292474" calcext:value-type="float">
            <text:p>0.587785252292474</text:p>
          </table:table-cell>
          <table:table-cell table:formula="of:=SIN(2*PI()*[.D$94]*([.$A15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SIN(2*PI()*[.B$94]*([.$A154]-[.B$95]))" office:value-type="float" office:value="-0.368124552684678" calcext:value-type="float">
            <text:p>-0.368124552684678</text:p>
          </table:table-cell>
          <table:table-cell table:formula="of:=SIN(2*PI()*[.C$94]*([.$A154]-[.C$95]))" office:value-type="float" office:value="0.684547105928689" calcext:value-type="float">
            <text:p>0.684547105928689</text:p>
          </table:table-cell>
          <table:table-cell table:formula="of:=SIN(2*PI()*[.D$94]*([.$A154]-[.D$95]))" office:value-type="float" office:value="-0.90482705246602" calcext:value-type="float">
            <text:p>-0.90482705246602</text:p>
          </table:table-cell>
          <table:table-cell table:number-columns-repeated="14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SIN(2*PI()*[.B$94]*([.$A155]-[.B$95]))" office:value-type="float" office:value="-0.425779291565073" calcext:value-type="float">
            <text:p>-0.425779291565073</text:p>
          </table:table-cell>
          <table:table-cell table:formula="of:=SIN(2*PI()*[.C$94]*([.$A155]-[.C$95]))" office:value-type="float" office:value="0.770513242775789" calcext:value-type="float">
            <text:p>0.770513242775789</text:p>
          </table:table-cell>
          <table:table-cell table:formula="of:=SIN(2*PI()*[.D$94]*([.$A1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SIN(2*PI()*[.B$94]*([.$A156]-[.B$95]))" office:value-type="float" office:value="-0.481753674101715" calcext:value-type="float">
            <text:p>-0.481753674101715</text:p>
          </table:table-cell>
          <table:table-cell table:formula="of:=SIN(2*PI()*[.C$94]*([.$A156]-[.C$95]))" office:value-type="float" office:value="0.844327925502015" calcext:value-type="float">
            <text:p>0.844327925502015</text:p>
          </table:table-cell>
          <table:table-cell table:formula="of:=SIN(2*PI()*[.D$94]*([.$A156]-[.D$95]))" office:value-type="float" office:value="-0.998026728428272" calcext:value-type="float">
            <text:p>-0.998026728428272</text:p>
          </table:table-cell>
          <table:table-cell table:number-columns-repeated="14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SIN(2*PI()*[.B$94]*([.$A157]-[.B$95]))" office:value-type="float" office:value="-0.535826794978997" calcext:value-type="float">
            <text:p>-0.535826794978997</text:p>
          </table:table-cell>
          <table:table-cell table:formula="of:=SIN(2*PI()*[.C$94]*([.$A157]-[.C$95]))" office:value-type="float" office:value="0.90482705246602" calcext:value-type="float">
            <text:p>0.90482705246602</text:p>
          </table:table-cell>
          <table:table-cell table:formula="of:=SIN(2*PI()*[.D$94]*([.$A1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B$94]*([.$A158]-[.B$95]))" office:value-type="float" office:value="-0.587785252292473" calcext:value-type="float">
            <text:p>-0.587785252292473</text:p>
          </table:table-cell>
          <table:table-cell table:formula="of:=SIN(2*PI()*[.C$94]*([.$A158]-[.C$95]))" office:value-type="float" office:value="0.951056516295154" calcext:value-type="float">
            <text:p>0.951056516295154</text:p>
          </table:table-cell>
          <table:table-cell table:formula="of:=SIN(2*PI()*[.D$94]*([.$A15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SIN(2*PI()*[.B$94]*([.$A159]-[.B$95]))" office:value-type="float" office:value="-0.63742398974869" calcext:value-type="float">
            <text:p>-0.63742398974869</text:p>
          </table:table-cell>
          <table:table-cell table:formula="of:=SIN(2*PI()*[.C$94]*([.$A159]-[.C$95]))" office:value-type="float" office:value="0.982287250728689" calcext:value-type="float">
            <text:p>0.982287250728689</text:p>
          </table:table-cell>
          <table:table-cell table:formula="of:=SIN(2*PI()*[.D$94]*([.$A159]-[.D$95]))" office:value-type="float" office:value="-0.876306680043863" calcext:value-type="float">
            <text:p>-0.876306680043863</text:p>
          </table:table-cell>
          <table:table-cell table:number-columns-repeated="14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SIN(2*PI()*[.B$94]*([.$A160]-[.B$95]))" office:value-type="float" office:value="-0.684547105928689" calcext:value-type="float">
            <text:p>-0.684547105928689</text:p>
          </table:table-cell>
          <table:table-cell table:formula="of:=SIN(2*PI()*[.C$94]*([.$A160]-[.C$95]))" office:value-type="float" office:value="0.998026728428272" calcext:value-type="float">
            <text:p>0.998026728428272</text:p>
          </table:table-cell>
          <table:table-cell table:formula="of:=SIN(2*PI()*[.D$94]*([.$A160]-[.D$95]))" office:value-type="float" office:value="-0.770513242775789" calcext:value-type="float">
            <text:p>-0.770513242775789</text:p>
          </table:table-cell>
          <table:table-cell table:number-columns-repeated="14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SIN(2*PI()*[.B$94]*([.$A161]-[.B$95]))" office:value-type="float" office:value="-0.728968627421412" calcext:value-type="float">
            <text:p>-0.728968627421412</text:p>
          </table:table-cell>
          <table:table-cell table:formula="of:=SIN(2*PI()*[.C$94]*([.$A161]-[.C$95]))" office:value-type="float" office:value="0.998026728428271" calcext:value-type="float">
            <text:p>0.998026728428271</text:p>
          </table:table-cell>
          <table:table-cell table:formula="of:=SIN(2*PI()*[.D$94]*([.$A161]-[.D$95]))" office:value-type="float" office:value="-0.637423989748688" calcext:value-type="float">
            <text:p>-0.637423989748688</text:p>
          </table:table-cell>
          <table:table-cell table:number-columns-repeated="14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SIN(2*PI()*[.B$94]*([.$A162]-[.B$95]))" office:value-type="float" office:value="-0.770513242775789" calcext:value-type="float">
            <text:p>-0.770513242775789</text:p>
          </table:table-cell>
          <table:table-cell table:formula="of:=SIN(2*PI()*[.C$94]*([.$A162]-[.C$95]))" office:value-type="float" office:value="0.982287250728689" calcext:value-type="float">
            <text:p>0.982287250728689</text:p>
          </table:table-cell>
          <table:table-cell table:formula="of:=SIN(2*PI()*[.D$94]*([.$A162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SIN(2*PI()*[.B$94]*([.$A163]-[.B$95]))" office:value-type="float" office:value="-0.809016994374947" calcext:value-type="float">
            <text:p>-0.809016994374947</text:p>
          </table:table-cell>
          <table:table-cell table:formula="of:=SIN(2*PI()*[.C$94]*([.$A163]-[.C$95]))" office:value-type="float" office:value="0.951056516295154" calcext:value-type="float">
            <text:p>0.951056516295154</text:p>
          </table:table-cell>
          <table:table-cell table:formula="of:=SIN(2*PI()*[.D$94]*([.$A163]-[.D$95]))" office:value-type="float" office:value="-0.309016994374948" calcext:value-type="float">
            <text:p>-0.309016994374948</text:p>
          </table:table-cell>
          <table:table-cell table:number-columns-repeated="14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SIN(2*PI()*[.B$94]*([.$A164]-[.B$95]))" office:value-type="float" office:value="-0.844327925502015" calcext:value-type="float">
            <text:p>-0.844327925502015</text:p>
          </table:table-cell>
          <table:table-cell table:formula="of:=SIN(2*PI()*[.C$94]*([.$A164]-[.C$95]))" office:value-type="float" office:value="0.904827052466019" calcext:value-type="float">
            <text:p>0.904827052466019</text:p>
          </table:table-cell>
          <table:table-cell table:formula="of:=SIN(2*PI()*[.D$94]*([.$A164]-[.D$95]))" office:value-type="float" office:value="-0.125333233564304" calcext:value-type="float">
            <text:p>-0.125333233564304</text:p>
          </table:table-cell>
          <table:table-cell table:number-columns-repeated="14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SIN(2*PI()*[.B$94]*([.$A165]-[.B$95]))" office:value-type="float" office:value="-0.876306680043864" calcext:value-type="float">
            <text:p>-0.876306680043864</text:p>
          </table:table-cell>
          <table:table-cell table:formula="of:=SIN(2*PI()*[.C$94]*([.$A165]-[.C$95]))" office:value-type="float" office:value="0.844327925502015" calcext:value-type="float">
            <text:p>0.844327925502015</text:p>
          </table:table-cell>
          <table:table-cell table:formula="of:=SIN(2*PI()*[.D$94]*([.$A165]-[.D$95]))" office:value-type="float" office:value="0.0627905195293143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SIN(2*PI()*[.B$94]*([.$A166]-[.B$95]))" office:value-type="float" office:value="-0.90482705246602" calcext:value-type="float">
            <text:p>-0.90482705246602</text:p>
          </table:table-cell>
          <table:table-cell table:formula="of:=SIN(2*PI()*[.C$94]*([.$A166]-[.C$95]))" office:value-type="float" office:value="0.770513242775789" calcext:value-type="float">
            <text:p>0.770513242775789</text:p>
          </table:table-cell>
          <table:table-cell table:formula="of:=SIN(2*PI()*[.D$94]*([.$A166]-[.D$95]))" office:value-type="float" office:value="0.248689887164855" calcext:value-type="float">
            <text:p>0.248689887164855</text:p>
          </table:table-cell>
          <table:table-cell table:number-columns-repeated="14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SIN(2*PI()*[.B$94]*([.$A167]-[.B$95]))" office:value-type="float" office:value="-0.929776485888251" calcext:value-type="float">
            <text:p>-0.929776485888251</text:p>
          </table:table-cell>
          <table:table-cell table:formula="of:=SIN(2*PI()*[.C$94]*([.$A167]-[.C$95]))" office:value-type="float" office:value="0.684547105928688" calcext:value-type="float">
            <text:p>0.684547105928688</text:p>
          </table:table-cell>
          <table:table-cell table:formula="of:=SIN(2*PI()*[.D$94]*([.$A167]-[.D$95]))" office:value-type="float" office:value="0.425779291565073" calcext:value-type="float">
            <text:p>0.425779291565073</text:p>
          </table:table-cell>
          <table:table-cell table:number-columns-repeated="1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B$94]*([.$A168]-[.B$95]))" office:value-type="float" office:value="-0.951056516295153" calcext:value-type="float">
            <text:p>-0.951056516295153</text:p>
          </table:table-cell>
          <table:table-cell table:formula="of:=SIN(2*PI()*[.C$94]*([.$A168]-[.C$95]))" office:value-type="float" office:value="0.587785252292473" calcext:value-type="float">
            <text:p>0.587785252292473</text:p>
          </table:table-cell>
          <table:table-cell table:formula="of:=SIN(2*PI()*[.D$94]*([.$A168]-[.D$95]))" office:value-type="float" office:value="0.587785252292473" calcext:value-type="float">
            <text:p>0.587785252292473</text:p>
          </table:table-cell>
          <table:table-cell table:number-columns-repeated="14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SIN(2*PI()*[.B$94]*([.$A169]-[.B$95]))" office:value-type="float" office:value="-0.968583161128631" calcext:value-type="float">
            <text:p>-0.968583161128631</text:p>
          </table:table-cell>
          <table:table-cell table:formula="of:=SIN(2*PI()*[.C$94]*([.$A169]-[.C$95]))" office:value-type="float" office:value="0.481753674101716" calcext:value-type="float">
            <text:p>0.481753674101716</text:p>
          </table:table-cell>
          <table:table-cell table:formula="of:=SIN(2*PI()*[.D$94]*([.$A169]-[.D$95]))" office:value-type="float" office:value="0.72896862742141" calcext:value-type="float">
            <text:p>0.72896862742141</text:p>
          </table:table-cell>
          <table:table-cell table:number-columns-repeated="14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SIN(2*PI()*[.B$94]*([.$A170]-[.B$95]))" office:value-type="float" office:value="-0.982287250728689" calcext:value-type="float">
            <text:p>-0.982287250728689</text:p>
          </table:table-cell>
          <table:table-cell table:formula="of:=SIN(2*PI()*[.C$94]*([.$A170]-[.C$95]))" office:value-type="float" office:value="0.368124552684678" calcext:value-type="float">
            <text:p>0.368124552684678</text:p>
          </table:table-cell>
          <table:table-cell table:formula="of:=SIN(2*PI()*[.D$94]*([.$A170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SIN(2*PI()*[.B$94]*([.$A171]-[.B$95]))" office:value-type="float" office:value="-0.992114701314478" calcext:value-type="float">
            <text:p>-0.992114701314478</text:p>
          </table:table-cell>
          <table:table-cell table:formula="of:=SIN(2*PI()*[.C$94]*([.$A171]-[.C$95]))" office:value-type="float" office:value="0.248689887164855" calcext:value-type="float">
            <text:p>0.248689887164855</text:p>
          </table:table-cell>
          <table:table-cell table:formula="of:=SIN(2*PI()*[.D$94]*([.$A171]-[.D$95]))" office:value-type="float" office:value="0.929776485888251" calcext:value-type="float">
            <text:p>0.929776485888251</text:p>
          </table:table-cell>
          <table:table-cell table:number-columns-repeated="14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SIN(2*PI()*[.B$94]*([.$A172]-[.B$95]))" office:value-type="float" office:value="-0.998026728428271" calcext:value-type="float">
            <text:p>-0.998026728428271</text:p>
          </table:table-cell>
          <table:table-cell table:formula="of:=SIN(2*PI()*[.C$94]*([.$A172]-[.C$95]))" office:value-type="float" office:value="0.125333233564304" calcext:value-type="float">
            <text:p>0.125333233564304</text:p>
          </table:table-cell>
          <table:table-cell table:formula="of:=SIN(2*PI()*[.D$94]*([.$A172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SIN(2*PI()*[.B$94]*([.$A173]-[.B$95]))" office:value-type="float" office:value="-1" calcext:value-type="float">
            <text:p>-1</text:p>
          </table:table-cell>
          <table:table-cell table:formula="of:=SIN(2*PI()*[.C$94]*([.$A173]-[.C$95]))" office:value-type="float" office:value="3.67394039744206E-016" calcext:value-type="float">
            <text:p>3.67394039744206E-16</text:p>
          </table:table-cell>
          <table:table-cell table:formula="of:=SIN(2*PI()*[.D$94]*([.$A1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SIN(2*PI()*[.B$94]*([.$A174]-[.B$95]))" office:value-type="float" office:value="-0.998026728428271" calcext:value-type="float">
            <text:p>-0.998026728428271</text:p>
          </table:table-cell>
          <table:table-cell table:formula="of:=SIN(2*PI()*[.C$94]*([.$A174]-[.C$95]))" office:value-type="float" office:value="-0.125333233564303" calcext:value-type="float">
            <text:p>-0.125333233564303</text:p>
          </table:table-cell>
          <table:table-cell table:formula="of:=SIN(2*PI()*[.D$94]*([.$A1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SIN(2*PI()*[.B$94]*([.$A175]-[.B$95]))" office:value-type="float" office:value="-0.992114701314478" calcext:value-type="float">
            <text:p>-0.992114701314478</text:p>
          </table:table-cell>
          <table:table-cell table:formula="of:=SIN(2*PI()*[.C$94]*([.$A175]-[.C$95]))" office:value-type="float" office:value="-0.248689887164855" calcext:value-type="float">
            <text:p>-0.248689887164855</text:p>
          </table:table-cell>
          <table:table-cell table:formula="of:=SIN(2*PI()*[.D$94]*([.$A1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SIN(2*PI()*[.B$94]*([.$A176]-[.B$95]))" office:value-type="float" office:value="-0.982287250728689" calcext:value-type="float">
            <text:p>-0.982287250728689</text:p>
          </table:table-cell>
          <table:table-cell table:formula="of:=SIN(2*PI()*[.C$94]*([.$A176]-[.C$95]))" office:value-type="float" office:value="-0.368124552684677" calcext:value-type="float">
            <text:p>-0.368124552684677</text:p>
          </table:table-cell>
          <table:table-cell table:formula="of:=SIN(2*PI()*[.D$94]*([.$A1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SIN(2*PI()*[.B$94]*([.$A177]-[.B$95]))" office:value-type="float" office:value="-0.968583161128631" calcext:value-type="float">
            <text:p>-0.968583161128631</text:p>
          </table:table-cell>
          <table:table-cell table:formula="of:=SIN(2*PI()*[.C$94]*([.$A177]-[.C$95]))" office:value-type="float" office:value="-0.481753674101716" calcext:value-type="float">
            <text:p>-0.481753674101716</text:p>
          </table:table-cell>
          <table:table-cell table:formula="of:=SIN(2*PI()*[.D$94]*([.$A177]-[.D$95]))" office:value-type="float" office:value="0.728968627421411" calcext:value-type="float">
            <text:p>0.728968627421411</text:p>
          </table:table-cell>
          <table:table-cell table:number-columns-repeated="1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B$94]*([.$A178]-[.B$95]))" office:value-type="float" office:value="-0.951056516295154" calcext:value-type="float">
            <text:p>-0.951056516295154</text:p>
          </table:table-cell>
          <table:table-cell table:formula="of:=SIN(2*PI()*[.C$94]*([.$A178]-[.C$95]))" office:value-type="float" office:value="-0.587785252292473" calcext:value-type="float">
            <text:p>-0.587785252292473</text:p>
          </table:table-cell>
          <table:table-cell table:formula="of:=SIN(2*PI()*[.D$94]*([.$A1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SIN(2*PI()*[.B$94]*([.$A179]-[.B$95]))" office:value-type="float" office:value="-0.929776485888251" calcext:value-type="float">
            <text:p>-0.929776485888251</text:p>
          </table:table-cell>
          <table:table-cell table:formula="of:=SIN(2*PI()*[.C$94]*([.$A179]-[.C$95]))" office:value-type="float" office:value="-0.684547105928689" calcext:value-type="float">
            <text:p>-0.684547105928689</text:p>
          </table:table-cell>
          <table:table-cell table:formula="of:=SIN(2*PI()*[.D$94]*([.$A179]-[.D$95]))" office:value-type="float" office:value="0.425779291565073" calcext:value-type="float">
            <text:p>0.425779291565073</text:p>
          </table:table-cell>
          <table:table-cell table:number-columns-repeated="14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SIN(2*PI()*[.B$94]*([.$A180]-[.B$95]))" office:value-type="float" office:value="-0.90482705246602" calcext:value-type="float">
            <text:p>-0.90482705246602</text:p>
          </table:table-cell>
          <table:table-cell table:formula="of:=SIN(2*PI()*[.C$94]*([.$A180]-[.C$95]))" office:value-type="float" office:value="-0.770513242775789" calcext:value-type="float">
            <text:p>-0.770513242775789</text:p>
          </table:table-cell>
          <table:table-cell table:formula="of:=SIN(2*PI()*[.D$94]*([.$A180]-[.D$95]))" office:value-type="float" office:value="0.248689887164854" calcext:value-type="float">
            <text:p>0.248689887164854</text:p>
          </table:table-cell>
          <table:table-cell table:number-columns-repeated="14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SIN(2*PI()*[.B$94]*([.$A181]-[.B$95]))" office:value-type="float" office:value="-0.876306680043863" calcext:value-type="float">
            <text:p>-0.876306680043863</text:p>
          </table:table-cell>
          <table:table-cell table:formula="of:=SIN(2*PI()*[.C$94]*([.$A181]-[.C$95]))" office:value-type="float" office:value="-0.844327925502016" calcext:value-type="float">
            <text:p>-0.844327925502016</text:p>
          </table:table-cell>
          <table:table-cell table:formula="of:=SIN(2*PI()*[.D$94]*([.$A181]-[.D$95]))" office:value-type="float" office:value="0.0627905195293119" calcext:value-type="float">
            <text:p>0.062790519529312</text:p>
          </table:table-cell>
          <table:table-cell table:number-columns-repeated="14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SIN(2*PI()*[.B$94]*([.$A182]-[.B$95]))" office:value-type="float" office:value="-0.844327925502015" calcext:value-type="float">
            <text:p>-0.844327925502015</text:p>
          </table:table-cell>
          <table:table-cell table:formula="of:=SIN(2*PI()*[.C$94]*([.$A182]-[.C$95]))" office:value-type="float" office:value="-0.90482705246602" calcext:value-type="float">
            <text:p>-0.90482705246602</text:p>
          </table:table-cell>
          <table:table-cell table:formula="of:=SIN(2*PI()*[.D$94]*([.$A182]-[.D$95]))" office:value-type="float" office:value="-0.125333233564305" calcext:value-type="float">
            <text:p>-0.125333233564305</text:p>
          </table:table-cell>
          <table:table-cell table:number-columns-repeated="1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SIN(2*PI()*[.B$94]*([.$A183]-[.B$95]))" office:value-type="float" office:value="-0.809016994374947" calcext:value-type="float">
            <text:p>-0.809016994374947</text:p>
          </table:table-cell>
          <table:table-cell table:formula="of:=SIN(2*PI()*[.C$94]*([.$A183]-[.C$95]))" office:value-type="float" office:value="-0.951056516295154" calcext:value-type="float">
            <text:p>-0.951056516295154</text:p>
          </table:table-cell>
          <table:table-cell table:formula="of:=SIN(2*PI()*[.D$94]*([.$A183]-[.D$95]))" office:value-type="float" office:value="-0.309016994374948" calcext:value-type="float">
            <text:p>-0.309016994374948</text:p>
          </table:table-cell>
          <table:table-cell table:number-columns-repeated="14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SIN(2*PI()*[.B$94]*([.$A184]-[.B$95]))" office:value-type="float" office:value="-0.77051324277579" calcext:value-type="float">
            <text:p>-0.77051324277579</text:p>
          </table:table-cell>
          <table:table-cell table:formula="of:=SIN(2*PI()*[.C$94]*([.$A184]-[.C$95]))" office:value-type="float" office:value="-0.982287250728689" calcext:value-type="float">
            <text:p>-0.982287250728689</text:p>
          </table:table-cell>
          <table:table-cell table:formula="of:=SIN(2*PI()*[.D$94]*([.$A1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SIN(2*PI()*[.B$94]*([.$A185]-[.B$95]))" office:value-type="float" office:value="-0.728968627421412" calcext:value-type="float">
            <text:p>-0.728968627421412</text:p>
          </table:table-cell>
          <table:table-cell table:formula="of:=SIN(2*PI()*[.C$94]*([.$A185]-[.C$95]))" office:value-type="float" office:value="-0.998026728428271" calcext:value-type="float">
            <text:p>-0.998026728428271</text:p>
          </table:table-cell>
          <table:table-cell table:formula="of:=SIN(2*PI()*[.D$94]*([.$A185]-[.D$95]))" office:value-type="float" office:value="-0.637423989748689" calcext:value-type="float">
            <text:p>-0.637423989748689</text:p>
          </table:table-cell>
          <table:table-cell table:number-columns-repeated="14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SIN(2*PI()*[.B$94]*([.$A186]-[.B$95]))" office:value-type="float" office:value="-0.684547105928689" calcext:value-type="float">
            <text:p>-0.684547105928689</text:p>
          </table:table-cell>
          <table:table-cell table:formula="of:=SIN(2*PI()*[.C$94]*([.$A186]-[.C$95]))" office:value-type="float" office:value="-0.998026728428271" calcext:value-type="float">
            <text:p>-0.998026728428271</text:p>
          </table:table-cell>
          <table:table-cell table:formula="of:=SIN(2*PI()*[.D$94]*([.$A186]-[.D$95]))" office:value-type="float" office:value="-0.770513242775788" calcext:value-type="float">
            <text:p>-0.770513242775788</text:p>
          </table:table-cell>
          <table:table-cell table:number-columns-repeated="14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SIN(2*PI()*[.B$94]*([.$A187]-[.B$95]))" office:value-type="float" office:value="-0.63742398974869" calcext:value-type="float">
            <text:p>-0.63742398974869</text:p>
          </table:table-cell>
          <table:table-cell table:formula="of:=SIN(2*PI()*[.C$94]*([.$A187]-[.C$95]))" office:value-type="float" office:value="-0.982287250728689" calcext:value-type="float">
            <text:p>-0.982287250728689</text:p>
          </table:table-cell>
          <table:table-cell table:formula="of:=SIN(2*PI()*[.D$94]*([.$A1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B$94]*([.$A188]-[.B$95]))" office:value-type="float" office:value="-0.587785252292473" calcext:value-type="float">
            <text:p>-0.587785252292473</text:p>
          </table:table-cell>
          <table:table-cell table:formula="of:=SIN(2*PI()*[.C$94]*([.$A188]-[.C$95]))" office:value-type="float" office:value="-0.951056516295154" calcext:value-type="float">
            <text:p>-0.951056516295154</text:p>
          </table:table-cell>
          <table:table-cell table:formula="of:=SIN(2*PI()*[.D$94]*([.$A188]-[.D$95]))" office:value-type="float" office:value="-0.951056516295153" calcext:value-type="float">
            <text:p>-0.951056516295153</text:p>
          </table:table-cell>
          <table:table-cell table:number-columns-repeated="14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SIN(2*PI()*[.B$94]*([.$A189]-[.B$95]))" office:value-type="float" office:value="-0.535826794978996" calcext:value-type="float">
            <text:p>-0.535826794978996</text:p>
          </table:table-cell>
          <table:table-cell table:formula="of:=SIN(2*PI()*[.C$94]*([.$A189]-[.C$95]))" office:value-type="float" office:value="-0.904827052466019" calcext:value-type="float">
            <text:p>-0.904827052466019</text:p>
          </table:table-cell>
          <table:table-cell table:formula="of:=SIN(2*PI()*[.D$94]*([.$A1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SIN(2*PI()*[.B$94]*([.$A190]-[.B$95]))" office:value-type="float" office:value="-0.481753674101715" calcext:value-type="float">
            <text:p>-0.481753674101715</text:p>
          </table:table-cell>
          <table:table-cell table:formula="of:=SIN(2*PI()*[.C$94]*([.$A190]-[.C$95]))" office:value-type="float" office:value="-0.844327925502015" calcext:value-type="float">
            <text:p>-0.844327925502015</text:p>
          </table:table-cell>
          <table:table-cell table:formula="of:=SIN(2*PI()*[.D$94]*([.$A1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SIN(2*PI()*[.B$94]*([.$A191]-[.B$95]))" office:value-type="float" office:value="-0.425779291565072" calcext:value-type="float">
            <text:p>-0.425779291565072</text:p>
          </table:table-cell>
          <table:table-cell table:formula="of:=SIN(2*PI()*[.C$94]*([.$A191]-[.C$95]))" office:value-type="float" office:value="-0.770513242775789" calcext:value-type="float">
            <text:p>-0.770513242775789</text:p>
          </table:table-cell>
          <table:table-cell table:formula="of:=SIN(2*PI()*[.D$94]*([.$A1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SIN(2*PI()*[.B$94]*([.$A192]-[.B$95]))" office:value-type="float" office:value="-0.368124552684678" calcext:value-type="float">
            <text:p>-0.368124552684678</text:p>
          </table:table-cell>
          <table:table-cell table:formula="of:=SIN(2*PI()*[.C$94]*([.$A192]-[.C$95]))" office:value-type="float" office:value="-0.684547105928688" calcext:value-type="float">
            <text:p>-0.684547105928688</text:p>
          </table:table-cell>
          <table:table-cell table:formula="of:=SIN(2*PI()*[.D$94]*([.$A192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SIN(2*PI()*[.B$94]*([.$A193]-[.B$95]))" office:value-type="float" office:value="-0.309016994374948" calcext:value-type="float">
            <text:p>-0.309016994374948</text:p>
          </table:table-cell>
          <table:table-cell table:formula="of:=SIN(2*PI()*[.C$94]*([.$A193]-[.C$95]))" office:value-type="float" office:value="-0.587785252292473" calcext:value-type="float">
            <text:p>-0.587785252292473</text:p>
          </table:table-cell>
          <table:table-cell table:formula="of:=SIN(2*PI()*[.D$94]*([.$A1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SIN(2*PI()*[.B$94]*([.$A194]-[.B$95]))" office:value-type="float" office:value="-0.248689887164854" calcext:value-type="float">
            <text:p>-0.248689887164854</text:p>
          </table:table-cell>
          <table:table-cell table:formula="of:=SIN(2*PI()*[.C$94]*([.$A194]-[.C$95]))" office:value-type="float" office:value="-0.481753674101715" calcext:value-type="float">
            <text:p>-0.481753674101715</text:p>
          </table:table-cell>
          <table:table-cell table:formula="of:=SIN(2*PI()*[.D$94]*([.$A194]-[.D$95]))" office:value-type="float" office:value="-0.684547105928689" calcext:value-type="float">
            <text:p>-0.684547105928689</text:p>
          </table:table-cell>
          <table:table-cell table:number-columns-repeated="14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SIN(2*PI()*[.B$94]*([.$A195]-[.B$95]))" office:value-type="float" office:value="-0.187381314585725" calcext:value-type="float">
            <text:p>-0.187381314585725</text:p>
          </table:table-cell>
          <table:table-cell table:formula="of:=SIN(2*PI()*[.C$94]*([.$A195]-[.C$95]))" office:value-type="float" office:value="-0.368124552684678" calcext:value-type="float">
            <text:p>-0.368124552684678</text:p>
          </table:table-cell>
          <table:table-cell table:formula="of:=SIN(2*PI()*[.D$94]*([.$A195]-[.D$95]))" office:value-type="float" office:value="-0.535826794978995" calcext:value-type="float">
            <text:p>-0.535826794978995</text:p>
          </table:table-cell>
          <table:table-cell table:number-columns-repeated="14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SIN(2*PI()*[.B$94]*([.$A196]-[.B$95]))" office:value-type="float" office:value="-0.125333233564304" calcext:value-type="float">
            <text:p>-0.125333233564304</text:p>
          </table:table-cell>
          <table:table-cell table:formula="of:=SIN(2*PI()*[.C$94]*([.$A196]-[.C$95]))" office:value-type="float" office:value="-0.248689887164854" calcext:value-type="float">
            <text:p>-0.248689887164854</text:p>
          </table:table-cell>
          <table:table-cell table:formula="of:=SIN(2*PI()*[.D$94]*([.$A196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SIN(2*PI()*[.B$94]*([.$A197]-[.B$95]))" office:value-type="float" office:value="-0.0627905195293133" calcext:value-type="float">
            <text:p>-0.062790519529313</text:p>
          </table:table-cell>
          <table:table-cell table:formula="of:=SIN(2*PI()*[.C$94]*([.$A197]-[.C$95]))" office:value-type="float" office:value="-0.125333233564304" calcext:value-type="float">
            <text:p>-0.125333233564304</text:p>
          </table:table-cell>
          <table:table-cell table:formula="of:=SIN(2*PI()*[.D$94]*([.$A197]-[.D$95]))" office:value-type="float" office:value="-0.187381314585724" calcext:value-type="float">
            <text:p>-0.18738131458572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B$94]*([.$A198]-[.B$95]))" office:value-type="float" office:value="-2.44929359829471E-016" calcext:value-type="float">
            <text:p>-2.44929359829471E-16</text:p>
          </table:table-cell>
          <table:table-cell table:formula="of:=SIN(2*PI()*[.C$94]*([.$A198]-[.C$95]))" office:value-type="float" office:value="-4.89858719658941E-016" calcext:value-type="float">
            <text:p>-4.89858719658941E-16</text:p>
          </table:table-cell>
          <table:table-cell table:formula="of:=SIN(2*PI()*[.D$94]*([.$A198]-[.D$95]))" office:value-type="float" office:value="-7.34788079488412E-016" calcext:value-type="float">
            <text:p>-7.34788079488412E-16</text:p>
          </table:table-cell>
          <table:table-cell table:number-columns-repeated="14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SIN(2*PI()*[.B$94]*([.$A199]-[.B$95]))" office:value-type="float" office:value="0.0627905195293128" calcext:value-type="float">
            <text:p>0.062790519529313</text:p>
          </table:table-cell>
          <table:table-cell table:formula="of:=SIN(2*PI()*[.C$94]*([.$A199]-[.C$95]))" office:value-type="float" office:value="0.125333233564303" calcext:value-type="float">
            <text:p>0.125333233564303</text:p>
          </table:table-cell>
          <table:table-cell table:formula="of:=SIN(2*PI()*[.D$94]*([.$A199]-[.D$95]))" office:value-type="float" office:value="0.187381314585723" calcext:value-type="float">
            <text:p>0.187381314585723</text:p>
          </table:table-cell>
          <table:table-cell table:number-columns-repeated="14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formula="of:=SIN(2*PI()*[.B$94]*([.$A200]-[.B$95]))" office:value-type="float" office:value="0.125333233564304" calcext:value-type="float">
            <text:p>0.125333233564304</text:p>
          </table:table-cell>
          <table:table-cell table:formula="of:=SIN(2*PI()*[.C$94]*([.$A200]-[.C$95]))" office:value-type="float" office:value="0.248689887164855" calcext:value-type="float">
            <text:p>0.248689887164855</text:p>
          </table:table-cell>
          <table:table-cell table:formula="of:=SIN(2*PI()*[.D$94]*([.$A200]-[.D$95]))" office:value-type="float" office:value="0.368124552684679" calcext:value-type="float">
            <text:p>0.368124552684679</text:p>
          </table:table-cell>
          <table:table-cell table:number-columns-repeated="14"/>
        </table:table-row>
        <table:table-row table:style-name="ro1">
          <table:table-cell office:value-type="float" office:value="1.03" calcext:value-type="float">
            <text:p>1.03</text:p>
          </table:table-cell>
          <table:table-cell table:formula="of:=SIN(2*PI()*[.B$94]*([.$A201]-[.B$95]))" office:value-type="float" office:value="0.187381314585724" calcext:value-type="float">
            <text:p>0.187381314585724</text:p>
          </table:table-cell>
          <table:table-cell table:formula="of:=SIN(2*PI()*[.C$94]*([.$A201]-[.C$95]))" office:value-type="float" office:value="0.368124552684677" calcext:value-type="float">
            <text:p>0.368124552684677</text:p>
          </table:table-cell>
          <table:table-cell table:formula="of:=SIN(2*PI()*[.D$94]*([.$A201]-[.D$95]))" office:value-type="float" office:value="0.535826794978996" calcext:value-type="float">
            <text:p>0.535826794978996</text:p>
          </table:table-cell>
          <table:table-cell table:number-columns-repeated="14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SIN(2*PI()*[.B$94]*([.$A202]-[.B$95]))" office:value-type="float" office:value="0.248689887164855" calcext:value-type="float">
            <text:p>0.248689887164855</text:p>
          </table:table-cell>
          <table:table-cell table:formula="of:=SIN(2*PI()*[.C$94]*([.$A202]-[.C$95]))" office:value-type="float" office:value="0.481753674101715" calcext:value-type="float">
            <text:p>0.481753674101715</text:p>
          </table:table-cell>
          <table:table-cell table:formula="of:=SIN(2*PI()*[.D$94]*([.$A202]-[.D$95]))" office:value-type="float" office:value="0.684547105928688" calcext:value-type="float">
            <text:p>0.684547105928688</text:p>
          </table:table-cell>
          <table:table-cell table:number-columns-repeated="1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SIN(2*PI()*[.B$94]*([.$A203]-[.B$95]))" office:value-type="float" office:value="0.309016994374947" calcext:value-type="float">
            <text:p>0.309016994374947</text:p>
          </table:table-cell>
          <table:table-cell table:formula="of:=SIN(2*PI()*[.C$94]*([.$A203]-[.C$95]))" office:value-type="float" office:value="0.587785252292473" calcext:value-type="float">
            <text:p>0.587785252292473</text:p>
          </table:table-cell>
          <table:table-cell table:formula="of:=SIN(2*PI()*[.D$94]*([.$A203]-[.D$95]))" office:value-type="float" office:value="0.809016994374948" calcext:value-type="float">
            <text:p>0.809016994374948</text:p>
          </table:table-cell>
          <table:table-cell table:number-columns-repeated="14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SIN(2*PI()*[.B$94]*([.$A204]-[.B$95]))" office:value-type="float" office:value="0.368124552684678" calcext:value-type="float">
            <text:p>0.368124552684678</text:p>
          </table:table-cell>
          <table:table-cell table:formula="of:=SIN(2*PI()*[.C$94]*([.$A204]-[.C$95]))" office:value-type="float" office:value="0.684547105928689" calcext:value-type="float">
            <text:p>0.684547105928689</text:p>
          </table:table-cell>
          <table:table-cell table:formula="of:=SIN(2*PI()*[.D$94]*([.$A204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SIN(2*PI()*[.B$94]*([.$A205]-[.B$95]))" office:value-type="float" office:value="0.425779291565073" calcext:value-type="float">
            <text:p>0.425779291565073</text:p>
          </table:table-cell>
          <table:table-cell table:formula="of:=SIN(2*PI()*[.C$94]*([.$A205]-[.C$95]))" office:value-type="float" office:value="0.770513242775789" calcext:value-type="float">
            <text:p>0.770513242775789</text:p>
          </table:table-cell>
          <table:table-cell table:formula="of:=SIN(2*PI()*[.D$94]*([.$A205]-[.D$95]))" office:value-type="float" office:value="0.968583161128631" calcext:value-type="float">
            <text:p>0.968583161128631</text:p>
          </table:table-cell>
          <table:table-cell table:number-columns-repeated="14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formula="of:=SIN(2*PI()*[.B$94]*([.$A206]-[.B$95]))" office:value-type="float" office:value="0.481753674101716" calcext:value-type="float">
            <text:p>0.481753674101716</text:p>
          </table:table-cell>
          <table:table-cell table:formula="of:=SIN(2*PI()*[.C$94]*([.$A206]-[.C$95]))" office:value-type="float" office:value="0.844327925502016" calcext:value-type="float">
            <text:p>0.844327925502016</text:p>
          </table:table-cell>
          <table:table-cell table:formula="of:=SIN(2*PI()*[.D$94]*([.$A206]-[.D$95]))" office:value-type="float" office:value="0.998026728428272" calcext:value-type="float">
            <text:p>0.998026728428272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formula="of:=SIN(2*PI()*[.B$94]*([.$A207]-[.B$95]))" office:value-type="float" office:value="0.535826794978997" calcext:value-type="float">
            <text:p>0.535826794978997</text:p>
          </table:table-cell>
          <table:table-cell table:formula="of:=SIN(2*PI()*[.C$94]*([.$A207]-[.C$95]))" office:value-type="float" office:value="0.90482705246602" calcext:value-type="float">
            <text:p>0.90482705246602</text:p>
          </table:table-cell>
          <table:table-cell table:formula="of:=SIN(2*PI()*[.D$94]*([.$A207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SIN(2*PI()*[.B$94]*([.$A208]-[.B$95]))" office:value-type="float" office:value="0.587785252292474" calcext:value-type="float">
            <text:p>0.587785252292474</text:p>
          </table:table-cell>
          <table:table-cell table:formula="of:=SIN(2*PI()*[.C$94]*([.$A208]-[.C$95]))" office:value-type="float" office:value="0.951056516295154" calcext:value-type="float">
            <text:p>0.951056516295154</text:p>
          </table:table-cell>
          <table:table-cell table:formula="of:=SIN(2*PI()*[.D$94]*([.$A20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1.11" calcext:value-type="float">
            <text:p>1.11</text:p>
          </table:table-cell>
          <table:table-cell table:formula="of:=SIN(2*PI()*[.B$94]*([.$A209]-[.B$95]))" office:value-type="float" office:value="0.63742398974869" calcext:value-type="float">
            <text:p>0.63742398974869</text:p>
          </table:table-cell>
          <table:table-cell table:formula="of:=SIN(2*PI()*[.C$94]*([.$A209]-[.C$95]))" office:value-type="float" office:value="0.982287250728689" calcext:value-type="float">
            <text:p>0.982287250728689</text:p>
          </table:table-cell>
          <table:table-cell table:formula="of:=SIN(2*PI()*[.D$94]*([.$A209]-[.D$95]))" office:value-type="float" office:value="0.876306680043863" calcext:value-type="float">
            <text:p>0.876306680043863</text:p>
          </table:table-cell>
          <table:table-cell table:number-columns-repeated="14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formula="of:=SIN(2*PI()*[.B$94]*([.$A210]-[.B$95]))" office:value-type="float" office:value="0.684547105928689" calcext:value-type="float">
            <text:p>0.684547105928689</text:p>
          </table:table-cell>
          <table:table-cell table:formula="of:=SIN(2*PI()*[.C$94]*([.$A210]-[.C$95]))" office:value-type="float" office:value="0.998026728428272" calcext:value-type="float">
            <text:p>0.998026728428272</text:p>
          </table:table-cell>
          <table:table-cell table:formula="of:=SIN(2*PI()*[.D$94]*([.$A210]-[.D$95]))" office:value-type="float" office:value="0.770513242775789" calcext:value-type="float">
            <text:p>0.770513242775789</text:p>
          </table:table-cell>
          <table:table-cell table:number-columns-repeated="14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formula="of:=SIN(2*PI()*[.B$94]*([.$A211]-[.B$95]))" office:value-type="float" office:value="0.728968627421411" calcext:value-type="float">
            <text:p>0.728968627421411</text:p>
          </table:table-cell>
          <table:table-cell table:formula="of:=SIN(2*PI()*[.C$94]*([.$A211]-[.C$95]))" office:value-type="float" office:value="0.998026728428272" calcext:value-type="float">
            <text:p>0.998026728428272</text:p>
          </table:table-cell>
          <table:table-cell table:formula="of:=SIN(2*PI()*[.D$94]*([.$A211]-[.D$95]))" office:value-type="float" office:value="0.637423989748693" calcext:value-type="float">
            <text:p>0.637423989748693</text:p>
          </table:table-cell>
          <table:table-cell table:number-columns-repeated="14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formula="of:=SIN(2*PI()*[.B$94]*([.$A212]-[.B$95]))" office:value-type="float" office:value="0.770513242775789" calcext:value-type="float">
            <text:p>0.770513242775789</text:p>
          </table:table-cell>
          <table:table-cell table:formula="of:=SIN(2*PI()*[.C$94]*([.$A212]-[.C$95]))" office:value-type="float" office:value="0.982287250728689" calcext:value-type="float">
            <text:p>0.982287250728689</text:p>
          </table:table-cell>
          <table:table-cell table:formula="of:=SIN(2*PI()*[.D$94]*([.$A212]-[.D$95]))" office:value-type="float" office:value="0.481753674101713" calcext:value-type="float">
            <text:p>0.481753674101713</text:p>
          </table:table-cell>
          <table:table-cell table:number-columns-repeated="1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SIN(2*PI()*[.B$94]*([.$A213]-[.B$95]))" office:value-type="float" office:value="0.809016994374947" calcext:value-type="float">
            <text:p>0.809016994374947</text:p>
          </table:table-cell>
          <table:table-cell table:formula="of:=SIN(2*PI()*[.C$94]*([.$A213]-[.C$95]))" office:value-type="float" office:value="0.951056516295154" calcext:value-type="float">
            <text:p>0.951056516295154</text:p>
          </table:table-cell>
          <table:table-cell table:formula="of:=SIN(2*PI()*[.D$94]*([.$A213]-[.D$95]))" office:value-type="float" office:value="0.30901699437495" calcext:value-type="float">
            <text:p>0.30901699437495</text:p>
          </table:table-cell>
          <table:table-cell table:number-columns-repeated="14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formula="of:=SIN(2*PI()*[.B$94]*([.$A214]-[.B$95]))" office:value-type="float" office:value="0.844327925502015" calcext:value-type="float">
            <text:p>0.844327925502015</text:p>
          </table:table-cell>
          <table:table-cell table:formula="of:=SIN(2*PI()*[.C$94]*([.$A214]-[.C$95]))" office:value-type="float" office:value="0.904827052466019" calcext:value-type="float">
            <text:p>0.904827052466019</text:p>
          </table:table-cell>
          <table:table-cell table:formula="of:=SIN(2*PI()*[.D$94]*([.$A214]-[.D$95]))" office:value-type="float" office:value="0.125333233564301" calcext:value-type="float">
            <text:p>0.125333233564301</text:p>
          </table:table-cell>
          <table:table-cell table:number-columns-repeated="14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SIN(2*PI()*[.B$94]*([.$A215]-[.B$95]))" office:value-type="float" office:value="0.876306680043863" calcext:value-type="float">
            <text:p>0.876306680043863</text:p>
          </table:table-cell>
          <table:table-cell table:formula="of:=SIN(2*PI()*[.C$94]*([.$A215]-[.C$95]))" office:value-type="float" office:value="0.844327925502016" calcext:value-type="float">
            <text:p>0.844327925502016</text:p>
          </table:table-cell>
          <table:table-cell table:formula="of:=SIN(2*PI()*[.D$94]*([.$A215]-[.D$95]))" office:value-type="float" office:value="-0.0627905195293122" calcext:value-type="float">
            <text:p>-0.062790519529312</text:p>
          </table:table-cell>
          <table:table-cell table:number-columns-repeated="14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formula="of:=SIN(2*PI()*[.B$94]*([.$A216]-[.B$95]))" office:value-type="float" office:value="0.90482705246602" calcext:value-type="float">
            <text:p>0.90482705246602</text:p>
          </table:table-cell>
          <table:table-cell table:formula="of:=SIN(2*PI()*[.C$94]*([.$A216]-[.C$95]))" office:value-type="float" office:value="0.770513242775789" calcext:value-type="float">
            <text:p>0.770513242775789</text:p>
          </table:table-cell>
          <table:table-cell table:formula="of:=SIN(2*PI()*[.D$94]*([.$A216]-[.D$95]))" office:value-type="float" office:value="-0.248689887164856" calcext:value-type="float">
            <text:p>-0.248689887164856</text:p>
          </table:table-cell>
          <table:table-cell table:number-columns-repeated="14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formula="of:=SIN(2*PI()*[.B$94]*([.$A217]-[.B$95]))" office:value-type="float" office:value="0.929776485888251" calcext:value-type="float">
            <text:p>0.929776485888251</text:p>
          </table:table-cell>
          <table:table-cell table:formula="of:=SIN(2*PI()*[.C$94]*([.$A217]-[.C$95]))" office:value-type="float" office:value="0.68454710592869" calcext:value-type="float">
            <text:p>0.68454710592869</text:p>
          </table:table-cell>
          <table:table-cell table:formula="of:=SIN(2*PI()*[.D$94]*([.$A217]-[.D$95]))" office:value-type="float" office:value="-0.42577929156507" calcext:value-type="float">
            <text:p>-0.42577929156507</text:p>
          </table:table-cell>
          <table:table-cell table:number-columns-repeated="1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SIN(2*PI()*[.B$94]*([.$A218]-[.B$95]))" office:value-type="float" office:value="0.951056516295154" calcext:value-type="float">
            <text:p>0.951056516295154</text:p>
          </table:table-cell>
          <table:table-cell table:formula="of:=SIN(2*PI()*[.C$94]*([.$A218]-[.C$95]))" office:value-type="float" office:value="0.587785252292472" calcext:value-type="float">
            <text:p>0.587785252292472</text:p>
          </table:table-cell>
          <table:table-cell table:formula="of:=SIN(2*PI()*[.D$94]*([.$A218]-[.D$95]))" office:value-type="float" office:value="-0.587785252292475" calcext:value-type="float">
            <text:p>-0.587785252292475</text:p>
          </table:table-cell>
          <table:table-cell table:number-columns-repeated="14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SIN(2*PI()*[.B$94]*([.$A219]-[.B$95]))" office:value-type="float" office:value="0.968583161128631" calcext:value-type="float">
            <text:p>0.968583161128631</text:p>
          </table:table-cell>
          <table:table-cell table:formula="of:=SIN(2*PI()*[.C$94]*([.$A219]-[.C$95]))" office:value-type="float" office:value="0.481753674101716" calcext:value-type="float">
            <text:p>0.481753674101716</text:p>
          </table:table-cell>
          <table:table-cell table:formula="of:=SIN(2*PI()*[.D$94]*([.$A219]-[.D$95]))" office:value-type="float" office:value="-0.72896862742141" calcext:value-type="float">
            <text:p>-0.72896862742141</text:p>
          </table:table-cell>
          <table:table-cell table:number-columns-repeated="14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formula="of:=SIN(2*PI()*[.B$94]*([.$A220]-[.B$95]))" office:value-type="float" office:value="0.982287250728689" calcext:value-type="float">
            <text:p>0.982287250728689</text:p>
          </table:table-cell>
          <table:table-cell table:formula="of:=SIN(2*PI()*[.C$94]*([.$A220]-[.C$95]))" office:value-type="float" office:value="0.368124552684676" calcext:value-type="float">
            <text:p>0.368124552684676</text:p>
          </table:table-cell>
          <table:table-cell table:formula="of:=SIN(2*PI()*[.D$94]*([.$A220]-[.D$95]))" office:value-type="float" office:value="-0.844327925502017" calcext:value-type="float">
            <text:p>-0.844327925502017</text:p>
          </table:table-cell>
          <table:table-cell table:number-columns-repeated="14"/>
        </table:table-row>
        <table:table-row table:style-name="ro1">
          <table:table-cell office:value-type="float" office:value="1.23" calcext:value-type="float">
            <text:p>1.23</text:p>
          </table:table-cell>
          <table:table-cell table:formula="of:=SIN(2*PI()*[.B$94]*([.$A221]-[.B$95]))" office:value-type="float" office:value="0.992114701314478" calcext:value-type="float">
            <text:p>0.992114701314478</text:p>
          </table:table-cell>
          <table:table-cell table:formula="of:=SIN(2*PI()*[.C$94]*([.$A221]-[.C$95]))" office:value-type="float" office:value="0.248689887164856" calcext:value-type="float">
            <text:p>0.248689887164856</text:p>
          </table:table-cell>
          <table:table-cell table:formula="of:=SIN(2*PI()*[.D$94]*([.$A221]-[.D$95]))" office:value-type="float" office:value="-0.929776485888251" calcext:value-type="float">
            <text:p>-0.929776485888251</text:p>
          </table:table-cell>
          <table:table-cell table:number-columns-repeated="14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formula="of:=SIN(2*PI()*[.B$94]*([.$A222]-[.B$95]))" office:value-type="float" office:value="0.998026728428271" calcext:value-type="float">
            <text:p>0.998026728428271</text:p>
          </table:table-cell>
          <table:table-cell table:formula="of:=SIN(2*PI()*[.C$94]*([.$A222]-[.C$95]))" office:value-type="float" office:value="0.125333233564304" calcext:value-type="float">
            <text:p>0.125333233564304</text:p>
          </table:table-cell>
          <table:table-cell table:formula="of:=SIN(2*PI()*[.D$94]*([.$A222]-[.D$95]))" office:value-type="float" office:value="-0.982287250728688" calcext:value-type="float">
            <text:p>-0.982287250728688</text:p>
          </table:table-cell>
          <table:table-cell table:number-columns-repeated="1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SIN(2*PI()*[.B$94]*([.$A223]-[.B$95]))" office:value-type="float" office:value="1" calcext:value-type="float">
            <text:p>1</text:p>
          </table:table-cell>
          <table:table-cell table:formula="of:=SIN(2*PI()*[.C$94]*([.$A223]-[.C$95]))" office:value-type="float" office:value="6.12323399573677E-016" calcext:value-type="float">
            <text:p>6.12323399573677E-16</text:p>
          </table:table-cell>
          <table:table-cell table:formula="of:=SIN(2*PI()*[.D$94]*([.$A223]-[.D$95]))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formula="of:=SIN(2*PI()*[.B$94]*([.$A224]-[.B$95]))" office:value-type="float" office:value="0.998026728428271" calcext:value-type="float">
            <text:p>0.998026728428271</text:p>
          </table:table-cell>
          <table:table-cell table:formula="of:=SIN(2*PI()*[.C$94]*([.$A224]-[.C$95]))" office:value-type="float" office:value="-0.125333233564303" calcext:value-type="float">
            <text:p>-0.125333233564303</text:p>
          </table:table-cell>
          <table:table-cell table:formula="of:=SIN(2*PI()*[.D$94]*([.$A224]-[.D$95]))" office:value-type="float" office:value="-0.982287250728689" calcext:value-type="float">
            <text:p>-0.982287250728689</text:p>
          </table:table-cell>
          <table:table-cell table:number-columns-repeated="14"/>
        </table:table-row>
        <table:table-row table:style-name="ro1">
          <table:table-cell office:value-type="float" office:value="1.27" calcext:value-type="float">
            <text:p>1.27</text:p>
          </table:table-cell>
          <table:table-cell table:formula="of:=SIN(2*PI()*[.B$94]*([.$A225]-[.B$95]))" office:value-type="float" office:value="0.992114701314478" calcext:value-type="float">
            <text:p>0.992114701314478</text:p>
          </table:table-cell>
          <table:table-cell table:formula="of:=SIN(2*PI()*[.C$94]*([.$A225]-[.C$95]))" office:value-type="float" office:value="-0.248689887164854" calcext:value-type="float">
            <text:p>-0.248689887164854</text:p>
          </table:table-cell>
          <table:table-cell table:formula="of:=SIN(2*PI()*[.D$94]*([.$A225]-[.D$95]))" office:value-type="float" office:value="-0.929776485888252" calcext:value-type="float">
            <text:p>-0.929776485888252</text:p>
          </table:table-cell>
          <table:table-cell table:number-columns-repeated="14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formula="of:=SIN(2*PI()*[.B$94]*([.$A226]-[.B$95]))" office:value-type="float" office:value="0.982287250728689" calcext:value-type="float">
            <text:p>0.982287250728689</text:p>
          </table:table-cell>
          <table:table-cell table:formula="of:=SIN(2*PI()*[.C$94]*([.$A226]-[.C$95]))" office:value-type="float" office:value="-0.368124552684679" calcext:value-type="float">
            <text:p>-0.368124552684679</text:p>
          </table:table-cell>
          <table:table-cell table:formula="of:=SIN(2*PI()*[.D$94]*([.$A226]-[.D$95]))" office:value-type="float" office:value="-0.844327925502014" calcext:value-type="float">
            <text:p>-0.844327925502014</text:p>
          </table:table-cell>
          <table:table-cell table:number-columns-repeated="14"/>
        </table:table-row>
        <table:table-row table:style-name="ro1">
          <table:table-cell office:value-type="float" office:value="1.29" calcext:value-type="float">
            <text:p>1.29</text:p>
          </table:table-cell>
          <table:table-cell table:formula="of:=SIN(2*PI()*[.B$94]*([.$A227]-[.B$95]))" office:value-type="float" office:value="0.968583161128631" calcext:value-type="float">
            <text:p>0.968583161128631</text:p>
          </table:table-cell>
          <table:table-cell table:formula="of:=SIN(2*PI()*[.C$94]*([.$A227]-[.C$95]))" office:value-type="float" office:value="-0.481753674101715" calcext:value-type="float">
            <text:p>-0.481753674101715</text:p>
          </table:table-cell>
          <table:table-cell table:formula="of:=SIN(2*PI()*[.D$94]*([.$A227]-[.D$95]))" office:value-type="float" office:value="-0.728968627421411" calcext:value-type="float">
            <text:p>-0.728968627421411</text:p>
          </table:table-cell>
          <table:table-cell table:number-columns-repeated="1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SIN(2*PI()*[.B$94]*([.$A228]-[.B$95]))" office:value-type="float" office:value="0.951056516295154" calcext:value-type="float">
            <text:p>0.951056516295154</text:p>
          </table:table-cell>
          <table:table-cell table:formula="of:=SIN(2*PI()*[.C$94]*([.$A228]-[.C$95]))" office:value-type="float" office:value="-0.587785252292473" calcext:value-type="float">
            <text:p>-0.587785252292473</text:p>
          </table:table-cell>
          <table:table-cell table:formula="of:=SIN(2*PI()*[.D$94]*([.$A228]-[.D$95]))" office:value-type="float" office:value="-0.587785252292474" calcext:value-type="float">
            <text:p>-0.587785252292474</text:p>
          </table:table-cell>
          <table:table-cell table:number-columns-repeated="14"/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SIN(2*PI()*[.B$94]*([.$A229]-[.B$95]))" office:value-type="float" office:value="0.929776485888252" calcext:value-type="float">
            <text:p>0.929776485888252</text:p>
          </table:table-cell>
          <table:table-cell table:formula="of:=SIN(2*PI()*[.C$94]*([.$A229]-[.C$95]))" office:value-type="float" office:value="-0.684547105928688" calcext:value-type="float">
            <text:p>-0.684547105928688</text:p>
          </table:table-cell>
          <table:table-cell table:formula="of:=SIN(2*PI()*[.D$94]*([.$A229]-[.D$95]))" office:value-type="float" office:value="-0.425779291565071" calcext:value-type="float">
            <text:p>-0.425779291565071</text:p>
          </table:table-cell>
          <table:table-cell table:number-columns-repeated="14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formula="of:=SIN(2*PI()*[.B$94]*([.$A230]-[.B$95]))" office:value-type="float" office:value="0.904827052466019" calcext:value-type="float">
            <text:p>0.904827052466019</text:p>
          </table:table-cell>
          <table:table-cell table:formula="of:=SIN(2*PI()*[.C$94]*([.$A230]-[.C$95]))" office:value-type="float" office:value="-0.77051324277579" calcext:value-type="float">
            <text:p>-0.77051324277579</text:p>
          </table:table-cell>
          <table:table-cell table:formula="of:=SIN(2*PI()*[.D$94]*([.$A230]-[.D$95]))" office:value-type="float" office:value="-0.248689887164854" calcext:value-type="float">
            <text:p>-0.248689887164854</text:p>
          </table:table-cell>
          <table:table-cell table:number-columns-repeated="14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SIN(2*PI()*[.B$94]*([.$A231]-[.B$95]))" office:value-type="float" office:value="0.876306680043863" calcext:value-type="float">
            <text:p>0.876306680043863</text:p>
          </table:table-cell>
          <table:table-cell table:formula="of:=SIN(2*PI()*[.C$94]*([.$A231]-[.C$95]))" office:value-type="float" office:value="-0.844327925502016" calcext:value-type="float">
            <text:p>-0.844327925502016</text:p>
          </table:table-cell>
          <table:table-cell table:formula="of:=SIN(2*PI()*[.D$94]*([.$A231]-[.D$95]))" office:value-type="float" office:value="-0.062790519529314" calcext:value-type="float">
            <text:p>-0.062790519529314</text:p>
          </table:table-cell>
          <table:table-cell table:number-columns-repeated="14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formula="of:=SIN(2*PI()*[.B$94]*([.$A232]-[.B$95]))" office:value-type="float" office:value="0.844327925502015" calcext:value-type="float">
            <text:p>0.844327925502015</text:p>
          </table:table-cell>
          <table:table-cell table:formula="of:=SIN(2*PI()*[.C$94]*([.$A232]-[.C$95]))" office:value-type="float" office:value="-0.90482705246602" calcext:value-type="float">
            <text:p>-0.90482705246602</text:p>
          </table:table-cell>
          <table:table-cell table:formula="of:=SIN(2*PI()*[.D$94]*([.$A232]-[.D$95]))" office:value-type="float" office:value="0.125333233564306" calcext:value-type="float">
            <text:p>0.125333233564306</text:p>
          </table:table-cell>
          <table:table-cell table:number-columns-repeated="1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SIN(2*PI()*[.B$94]*([.$A233]-[.B$95]))" office:value-type="float" office:value="0.809016994374948" calcext:value-type="float">
            <text:p>0.809016994374948</text:p>
          </table:table-cell>
          <table:table-cell table:formula="of:=SIN(2*PI()*[.C$94]*([.$A233]-[.C$95]))" office:value-type="float" office:value="-0.951056516295153" calcext:value-type="float">
            <text:p>-0.951056516295153</text:p>
          </table:table-cell>
          <table:table-cell table:formula="of:=SIN(2*PI()*[.D$94]*([.$A233]-[.D$95]))" office:value-type="float" office:value="0.309016994374948" calcext:value-type="float">
            <text:p>0.309016994374948</text:p>
          </table:table-cell>
          <table:table-cell table:number-columns-repeated="14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formula="of:=SIN(2*PI()*[.B$94]*([.$A234]-[.B$95]))" office:value-type="float" office:value="0.770513242775789" calcext:value-type="float">
            <text:p>0.770513242775789</text:p>
          </table:table-cell>
          <table:table-cell table:formula="of:=SIN(2*PI()*[.C$94]*([.$A234]-[.C$95]))" office:value-type="float" office:value="-0.982287250728689" calcext:value-type="float">
            <text:p>-0.982287250728689</text:p>
          </table:table-cell>
          <table:table-cell table:formula="of:=SIN(2*PI()*[.D$94]*([.$A234]-[.D$95]))" office:value-type="float" office:value="0.481753674101715" calcext:value-type="float">
            <text:p>0.481753674101715</text:p>
          </table:table-cell>
          <table:table-cell table:number-columns-repeated="14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formula="of:=SIN(2*PI()*[.B$94]*([.$A235]-[.B$95]))" office:value-type="float" office:value="0.728968627421411" calcext:value-type="float">
            <text:p>0.728968627421411</text:p>
          </table:table-cell>
          <table:table-cell table:formula="of:=SIN(2*PI()*[.C$94]*([.$A235]-[.C$95]))" office:value-type="float" office:value="-0.998026728428272" calcext:value-type="float">
            <text:p>-0.998026728428272</text:p>
          </table:table-cell>
          <table:table-cell table:formula="of:=SIN(2*PI()*[.D$94]*([.$A235]-[.D$95]))" office:value-type="float" office:value="0.637423989748691" calcext:value-type="float">
            <text:p>0.637423989748691</text:p>
          </table:table-cell>
          <table:table-cell table:number-columns-repeated="14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formula="of:=SIN(2*PI()*[.B$94]*([.$A236]-[.B$95]))" office:value-type="float" office:value="0.684547105928688" calcext:value-type="float">
            <text:p>0.684547105928688</text:p>
          </table:table-cell>
          <table:table-cell table:formula="of:=SIN(2*PI()*[.C$94]*([.$A236]-[.C$95]))" office:value-type="float" office:value="-0.998026728428271" calcext:value-type="float">
            <text:p>-0.998026728428271</text:p>
          </table:table-cell>
          <table:table-cell table:formula="of:=SIN(2*PI()*[.D$94]*([.$A236]-[.D$95]))" office:value-type="float" office:value="0.77051324277579" calcext:value-type="float">
            <text:p>0.77051324277579</text:p>
          </table:table-cell>
          <table:table-cell table:number-columns-repeated="14"/>
        </table:table-row>
        <table:table-row table:style-name="ro1">
          <table:table-cell office:value-type="float" office:value="1.39" calcext:value-type="float">
            <text:p>1.39</text:p>
          </table:table-cell>
          <table:table-cell table:formula="of:=SIN(2*PI()*[.B$94]*([.$A237]-[.B$95]))" office:value-type="float" office:value="0.63742398974869" calcext:value-type="float">
            <text:p>0.63742398974869</text:p>
          </table:table-cell>
          <table:table-cell table:formula="of:=SIN(2*PI()*[.C$94]*([.$A237]-[.C$95]))" office:value-type="float" office:value="-0.982287250728689" calcext:value-type="float">
            <text:p>-0.982287250728689</text:p>
          </table:table-cell>
          <table:table-cell table:formula="of:=SIN(2*PI()*[.D$94]*([.$A237]-[.D$95]))" office:value-type="float" office:value="0.876306680043864" calcext:value-type="float">
            <text:p>0.876306680043864</text:p>
          </table:table-cell>
          <table:table-cell table:number-columns-repeated="1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SIN(2*PI()*[.B$94]*([.$A238]-[.B$95]))" office:value-type="float" office:value="0.587785252292473" calcext:value-type="float">
            <text:p>0.587785252292473</text:p>
          </table:table-cell>
          <table:table-cell table:formula="of:=SIN(2*PI()*[.C$94]*([.$A238]-[.C$95]))" office:value-type="float" office:value="-0.951056516295154" calcext:value-type="float">
            <text:p>-0.951056516295154</text:p>
          </table:table-cell>
          <table:table-cell table:formula="of:=SIN(2*PI()*[.D$94]*([.$A238]-[.D$95]))" office:value-type="float" office:value="0.951056516295154" calcext:value-type="float">
            <text:p>0.951056516295154</text:p>
          </table:table-cell>
          <table:table-cell table:number-columns-repeated="14"/>
        </table:table-row>
        <table:table-row table:style-name="ro1">
          <table:table-cell office:value-type="float" office:value="1.41" calcext:value-type="float">
            <text:p>1.41</text:p>
          </table:table-cell>
          <table:table-cell table:formula="of:=SIN(2*PI()*[.B$94]*([.$A239]-[.B$95]))" office:value-type="float" office:value="0.535826794978996" calcext:value-type="float">
            <text:p>0.535826794978996</text:p>
          </table:table-cell>
          <table:table-cell table:formula="of:=SIN(2*PI()*[.C$94]*([.$A239]-[.C$95]))" office:value-type="float" office:value="-0.904827052466019" calcext:value-type="float">
            <text:p>-0.904827052466019</text:p>
          </table:table-cell>
          <table:table-cell table:formula="of:=SIN(2*PI()*[.D$94]*([.$A239]-[.D$95]))" office:value-type="float" office:value="0.992114701314478" calcext:value-type="float">
            <text:p>0.992114701314478</text:p>
          </table:table-cell>
          <table:table-cell table:number-columns-repeated="14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SIN(2*PI()*[.B$94]*([.$A240]-[.B$95]))" office:value-type="float" office:value="0.481753674101715" calcext:value-type="float">
            <text:p>0.481753674101715</text:p>
          </table:table-cell>
          <table:table-cell table:formula="of:=SIN(2*PI()*[.C$94]*([.$A240]-[.C$95]))" office:value-type="float" office:value="-0.844327925502014" calcext:value-type="float">
            <text:p>-0.844327925502014</text:p>
          </table:table-cell>
          <table:table-cell table:formula="of:=SIN(2*PI()*[.D$94]*([.$A240]-[.D$95]))" office:value-type="float" office:value="0.998026728428271" calcext:value-type="float">
            <text:p>0.998026728428271</text:p>
          </table:table-cell>
          <table:table-cell table:number-columns-repeated="14"/>
        </table:table-row>
        <table:table-row table:style-name="ro1">
          <table:table-cell office:value-type="float" office:value="1.43" calcext:value-type="float">
            <text:p>1.43</text:p>
          </table:table-cell>
          <table:table-cell table:formula="of:=SIN(2*PI()*[.B$94]*([.$A241]-[.B$95]))" office:value-type="float" office:value="0.425779291565072" calcext:value-type="float">
            <text:p>0.425779291565072</text:p>
          </table:table-cell>
          <table:table-cell table:formula="of:=SIN(2*PI()*[.C$94]*([.$A241]-[.C$95]))" office:value-type="float" office:value="-0.770513242775789" calcext:value-type="float">
            <text:p>-0.770513242775789</text:p>
          </table:table-cell>
          <table:table-cell table:formula="of:=SIN(2*PI()*[.D$94]*([.$A241]-[.D$95]))" office:value-type="float" office:value="0.96858316112863" calcext:value-type="float">
            <text:p>0.96858316112863</text:p>
          </table:table-cell>
          <table:table-cell table:number-columns-repeated="14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formula="of:=SIN(2*PI()*[.B$94]*([.$A242]-[.B$95]))" office:value-type="float" office:value="0.368124552684678" calcext:value-type="float">
            <text:p>0.368124552684678</text:p>
          </table:table-cell>
          <table:table-cell table:formula="of:=SIN(2*PI()*[.C$94]*([.$A242]-[.C$95]))" office:value-type="float" office:value="-0.684547105928689" calcext:value-type="float">
            <text:p>-0.684547105928689</text:p>
          </table:table-cell>
          <table:table-cell table:formula="of:=SIN(2*PI()*[.D$94]*([.$A242]-[.D$95]))" office:value-type="float" office:value="0.90482705246602" calcext:value-type="float">
            <text:p>0.90482705246602</text:p>
          </table:table-cell>
          <table:table-cell table:number-columns-repeated="1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SIN(2*PI()*[.B$94]*([.$A243]-[.B$95]))" office:value-type="float" office:value="0.309016994374948" calcext:value-type="float">
            <text:p>0.309016994374948</text:p>
          </table:table-cell>
          <table:table-cell table:formula="of:=SIN(2*PI()*[.C$94]*([.$A243]-[.C$95]))" office:value-type="float" office:value="-0.587785252292474" calcext:value-type="float">
            <text:p>-0.587785252292474</text:p>
          </table:table-cell>
          <table:table-cell table:formula="of:=SIN(2*PI()*[.D$94]*([.$A243]-[.D$95]))" office:value-type="float" office:value="0.809016994374949" calcext:value-type="float">
            <text:p>0.809016994374949</text:p>
          </table:table-cell>
          <table:table-cell table:number-columns-repeated="14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formula="of:=SIN(2*PI()*[.B$94]*([.$A244]-[.B$95]))" office:value-type="float" office:value="0.248689887164855" calcext:value-type="float">
            <text:p>0.248689887164855</text:p>
          </table:table-cell>
          <table:table-cell table:formula="of:=SIN(2*PI()*[.C$94]*([.$A244]-[.C$95]))" office:value-type="float" office:value="-0.481753674101717" calcext:value-type="float">
            <text:p>-0.481753674101717</text:p>
          </table:table-cell>
          <table:table-cell table:formula="of:=SIN(2*PI()*[.D$94]*([.$A244]-[.D$95]))" office:value-type="float" office:value="0.684547105928689" calcext:value-type="float">
            <text:p>0.684547105928689</text:p>
          </table:table-cell>
          <table:table-cell table:number-columns-repeated="14"/>
        </table:table-row>
        <table:table-row table:style-name="ro1">
          <table:table-cell office:value-type="float" office:value="1.47" calcext:value-type="float">
            <text:p>1.47</text:p>
          </table:table-cell>
          <table:table-cell table:formula="of:=SIN(2*PI()*[.B$94]*([.$A245]-[.B$95]))" office:value-type="float" office:value="0.187381314585726" calcext:value-type="float">
            <text:p>0.187381314585726</text:p>
          </table:table-cell>
          <table:table-cell table:formula="of:=SIN(2*PI()*[.C$94]*([.$A245]-[.C$95]))" office:value-type="float" office:value="-0.36812455268468" calcext:value-type="float">
            <text:p>-0.36812455268468</text:p>
          </table:table-cell>
          <table:table-cell table:formula="of:=SIN(2*PI()*[.D$94]*([.$A245]-[.D$95]))" office:value-type="float" office:value="0.535826794978998" calcext:value-type="float">
            <text:p>0.535826794978998</text:p>
          </table:table-cell>
          <table:table-cell table:number-columns-repeated="14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formula="of:=SIN(2*PI()*[.B$94]*([.$A246]-[.B$95]))" office:value-type="float" office:value="0.125333233564304" calcext:value-type="float">
            <text:p>0.125333233564304</text:p>
          </table:table-cell>
          <table:table-cell table:formula="of:=SIN(2*PI()*[.C$94]*([.$A246]-[.C$95]))" office:value-type="float" office:value="-0.248689887164854" calcext:value-type="float">
            <text:p>-0.248689887164854</text:p>
          </table:table-cell>
          <table:table-cell table:formula="of:=SIN(2*PI()*[.D$94]*([.$A246]-[.D$95]))" office:value-type="float" office:value="0.36812455268468" calcext:value-type="float">
            <text:p>0.36812455268468</text:p>
          </table:table-cell>
          <table:table-cell table:number-columns-repeated="14"/>
        </table:table-row>
        <table:table-row table:style-name="ro1">
          <table:table-cell office:value-type="float" office:value="1.49" calcext:value-type="float">
            <text:p>1.49</text:p>
          </table:table-cell>
          <table:table-cell table:formula="of:=SIN(2*PI()*[.B$94]*([.$A247]-[.B$95]))" office:value-type="float" office:value="0.0627905195293134" calcext:value-type="float">
            <text:p>0.062790519529313</text:p>
          </table:table-cell>
          <table:table-cell table:formula="of:=SIN(2*PI()*[.C$94]*([.$A247]-[.C$95]))" office:value-type="float" office:value="-0.125333233564304" calcext:value-type="float">
            <text:p>-0.125333233564304</text:p>
          </table:table-cell>
          <table:table-cell table:formula="of:=SIN(2*PI()*[.D$94]*([.$A247]-[.D$95]))" office:value-type="float" office:value="0.187381314585725" calcext:value-type="float">
            <text:p>0.187381314585725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SIN(2*PI()*[.B$94]*([.$A248]-[.B$95]))" office:value-type="float" office:value="3.67394039744206E-016" calcext:value-type="float">
            <text:p>3.67394039744206E-16</text:p>
          </table:table-cell>
          <table:table-cell table:formula="of:=SIN(2*PI()*[.C$94]*([.$A248]-[.C$95]))" office:value-type="float" office:value="-7.34788079488412E-016" calcext:value-type="float">
            <text:p>-7.34788079488412E-16</text:p>
          </table:table-cell>
          <table:table-cell table:formula="of:=SIN(2*PI()*[.D$94]*([.$A248]-[.D$95]))" office:value-type="float" office:value="1.10218211923262E-015" calcext:value-type="float">
            <text:p>1.10218211923262E-15</text:p>
          </table:table-cell>
          <table:table-cell table:number-columns-repeated="14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formula="of:=SIN(2*PI()*[.B$94]*([.$A249]-[.B$95]))" office:value-type="float" office:value="-0.0627905195293127" calcext:value-type="float">
            <text:p>-0.062790519529313</text:p>
          </table:table-cell>
          <table:table-cell table:formula="of:=SIN(2*PI()*[.C$94]*([.$A249]-[.C$95]))" office:value-type="float" office:value="0.125333233564303" calcext:value-type="float">
            <text:p>0.125333233564303</text:p>
          </table:table-cell>
          <table:table-cell table:formula="of:=SIN(2*PI()*[.D$94]*([.$A249]-[.D$95]))" office:value-type="float" office:value="-0.187381314585723" calcext:value-type="float">
            <text:p>-0.187381314585723</text:p>
          </table:table-cell>
          <table:table-cell table:number-columns-repeated="14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formula="of:=SIN(2*PI()*[.B$94]*([.$A250]-[.B$95]))" office:value-type="float" office:value="-0.125333233564303" calcext:value-type="float">
            <text:p>-0.125333233564303</text:p>
          </table:table-cell>
          <table:table-cell table:formula="of:=SIN(2*PI()*[.C$94]*([.$A250]-[.C$95]))" office:value-type="float" office:value="0.248689887164853" calcext:value-type="float">
            <text:p>0.248689887164853</text:p>
          </table:table-cell>
          <table:table-cell table:formula="of:=SIN(2*PI()*[.D$94]*([.$A250]-[.D$95]))" office:value-type="float" office:value="-0.368124552684678" calcext:value-type="float">
            <text:p>-0.368124552684678</text:p>
          </table:table-cell>
          <table:table-cell table:number-columns-repeated="14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SIN(2*PI()*[.B$94]*([.$A251]-[.B$95]))" office:value-type="float" office:value="-0.187381314585725" calcext:value-type="float">
            <text:p>-0.187381314585725</text:p>
          </table:table-cell>
          <table:table-cell table:formula="of:=SIN(2*PI()*[.C$94]*([.$A251]-[.C$95]))" office:value-type="float" office:value="0.368124552684679" calcext:value-type="float">
            <text:p>0.368124552684679</text:p>
          </table:table-cell>
          <table:table-cell table:formula="of:=SIN(2*PI()*[.D$94]*([.$A251]-[.D$95]))" office:value-type="float" office:value="-0.535826794978996" calcext:value-type="float">
            <text:p>-0.535826794978996</text:p>
          </table:table-cell>
          <table:table-cell table:number-columns-repeated="14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formula="of:=SIN(2*PI()*[.B$94]*([.$A252]-[.B$95]))" office:value-type="float" office:value="-0.248689887164855" calcext:value-type="float">
            <text:p>-0.248689887164855</text:p>
          </table:table-cell>
          <table:table-cell table:formula="of:=SIN(2*PI()*[.C$94]*([.$A252]-[.C$95]))" office:value-type="float" office:value="0.481753674101715" calcext:value-type="float">
            <text:p>0.481753674101715</text:p>
          </table:table-cell>
          <table:table-cell table:formula="of:=SIN(2*PI()*[.D$94]*([.$A252]-[.D$95]))" office:value-type="float" office:value="-0.684547105928687" calcext:value-type="float">
            <text:p>-0.684547105928687</text:p>
          </table:table-cell>
          <table:table-cell table:number-columns-repeated="1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SIN(2*PI()*[.B$94]*([.$A253]-[.B$95]))" office:value-type="float" office:value="-0.309016994374947" calcext:value-type="float">
            <text:p>-0.309016994374947</text:p>
          </table:table-cell>
          <table:table-cell table:formula="of:=SIN(2*PI()*[.C$94]*([.$A253]-[.C$95]))" office:value-type="float" office:value="0.587785252292473" calcext:value-type="float">
            <text:p>0.587785252292473</text:p>
          </table:table-cell>
          <table:table-cell table:formula="of:=SIN(2*PI()*[.D$94]*([.$A253]-[.D$95]))" office:value-type="float" office:value="-0.809016994374948" calcext:value-type="float">
            <text:p>-0.809016994374948</text:p>
          </table:table-cell>
          <table:table-cell table:number-columns-repeated="14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formula="of:=SIN(2*PI()*[.B$94]*([.$A254]-[.B$95]))" office:value-type="float" office:value="-0.368124552684677" calcext:value-type="float">
            <text:p>-0.368124552684677</text:p>
          </table:table-cell>
          <table:table-cell table:formula="of:=SIN(2*PI()*[.C$94]*([.$A254]-[.C$95]))" office:value-type="float" office:value="0.684547105928688" calcext:value-type="float">
            <text:p>0.684547105928688</text:p>
          </table:table-cell>
          <table:table-cell table:formula="of:=SIN(2*PI()*[.D$94]*([.$A254]-[.D$95]))" office:value-type="float" office:value="-0.904827052466019" calcext:value-type="float">
            <text:p>-0.904827052466019</text:p>
          </table:table-cell>
          <table:table-cell table:number-columns-repeated="14"/>
        </table:table-row>
        <table:table-row table:style-name="ro1">
          <table:table-cell office:value-type="float" office:value="1.57" calcext:value-type="float">
            <text:p>1.57</text:p>
          </table:table-cell>
          <table:table-cell table:formula="of:=SIN(2*PI()*[.B$94]*([.$A255]-[.B$95]))" office:value-type="float" office:value="-0.425779291565073" calcext:value-type="float">
            <text:p>-0.425779291565073</text:p>
          </table:table-cell>
          <table:table-cell table:formula="of:=SIN(2*PI()*[.C$94]*([.$A255]-[.C$95]))" office:value-type="float" office:value="0.77051324277579" calcext:value-type="float">
            <text:p>0.77051324277579</text:p>
          </table:table-cell>
          <table:table-cell table:formula="of:=SIN(2*PI()*[.D$94]*([.$A255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formula="of:=SIN(2*PI()*[.B$94]*([.$A256]-[.B$95]))" office:value-type="float" office:value="-0.481753674101716" calcext:value-type="float">
            <text:p>-0.481753674101716</text:p>
          </table:table-cell>
          <table:table-cell table:formula="of:=SIN(2*PI()*[.C$94]*([.$A256]-[.C$95]))" office:value-type="float" office:value="0.844327925502015" calcext:value-type="float">
            <text:p>0.844327925502015</text:p>
          </table:table-cell>
          <table:table-cell table:formula="of:=SIN(2*PI()*[.D$94]*([.$A256]-[.D$95]))" office:value-type="float" office:value="-0.998026728428272" calcext:value-type="float">
            <text:p>-0.998026728428272</text:p>
          </table:table-cell>
          <table:table-cell table:number-columns-repeated="14"/>
        </table:table-row>
        <table:table-row table:style-name="ro1">
          <table:table-cell office:value-type="float" office:value="1.59" calcext:value-type="float">
            <text:p>1.59</text:p>
          </table:table-cell>
          <table:table-cell table:formula="of:=SIN(2*PI()*[.B$94]*([.$A257]-[.B$95]))" office:value-type="float" office:value="-0.535826794978997" calcext:value-type="float">
            <text:p>-0.535826794978997</text:p>
          </table:table-cell>
          <table:table-cell table:formula="of:=SIN(2*PI()*[.C$94]*([.$A257]-[.C$95]))" office:value-type="float" office:value="0.90482705246602" calcext:value-type="float">
            <text:p>0.90482705246602</text:p>
          </table:table-cell>
          <table:table-cell table:formula="of:=SIN(2*PI()*[.D$94]*([.$A257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SIN(2*PI()*[.B$94]*([.$A258]-[.B$95]))" office:value-type="float" office:value="-0.587785252292473" calcext:value-type="float">
            <text:p>-0.587785252292473</text:p>
          </table:table-cell>
          <table:table-cell table:formula="of:=SIN(2*PI()*[.C$94]*([.$A258]-[.C$95]))" office:value-type="float" office:value="0.951056516295153" calcext:value-type="float">
            <text:p>0.951056516295153</text:p>
          </table:table-cell>
          <table:table-cell table:formula="of:=SIN(2*PI()*[.D$94]*([.$A258]-[.D$95]))" office:value-type="float" office:value="-0.951056516295154" calcext:value-type="float">
            <text:p>-0.951056516295154</text:p>
          </table:table-cell>
          <table:table-cell table:number-columns-repeated="14"/>
        </table:table-row>
        <table:table-row table:style-name="ro1">
          <table:table-cell office:value-type="float" office:value="1.61" calcext:value-type="float">
            <text:p>1.61</text:p>
          </table:table-cell>
          <table:table-cell table:formula="of:=SIN(2*PI()*[.B$94]*([.$A259]-[.B$95]))" office:value-type="float" office:value="-0.63742398974869" calcext:value-type="float">
            <text:p>-0.63742398974869</text:p>
          </table:table-cell>
          <table:table-cell table:formula="of:=SIN(2*PI()*[.C$94]*([.$A259]-[.C$95]))" office:value-type="float" office:value="0.982287250728689" calcext:value-type="float">
            <text:p>0.982287250728689</text:p>
          </table:table-cell>
          <table:table-cell table:formula="of:=SIN(2*PI()*[.D$94]*([.$A259]-[.D$95]))" office:value-type="float" office:value="-0.876306680043863" calcext:value-type="float">
            <text:p>-0.876306680043863</text:p>
          </table:table-cell>
          <table:table-cell table:number-columns-repeated="14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formula="of:=SIN(2*PI()*[.B$94]*([.$A260]-[.B$95]))" office:value-type="float" office:value="-0.684547105928689" calcext:value-type="float">
            <text:p>-0.684547105928689</text:p>
          </table:table-cell>
          <table:table-cell table:formula="of:=SIN(2*PI()*[.C$94]*([.$A260]-[.C$95]))" office:value-type="float" office:value="0.998026728428272" calcext:value-type="float">
            <text:p>0.998026728428272</text:p>
          </table:table-cell>
          <table:table-cell table:formula="of:=SIN(2*PI()*[.D$94]*([.$A260]-[.D$95]))" office:value-type="float" office:value="-0.770513242775789" calcext:value-type="float">
            <text:p>-0.770513242775789</text:p>
          </table:table-cell>
          <table:table-cell table:number-columns-repeated="14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SIN(2*PI()*[.B$94]*([.$A261]-[.B$95]))" office:value-type="float" office:value="-0.728968627421412" calcext:value-type="float">
            <text:p>-0.728968627421412</text:p>
          </table:table-cell>
          <table:table-cell table:formula="of:=SIN(2*PI()*[.C$94]*([.$A261]-[.C$95]))" office:value-type="float" office:value="0.998026728428271" calcext:value-type="float">
            <text:p>0.998026728428271</text:p>
          </table:table-cell>
          <table:table-cell table:formula="of:=SIN(2*PI()*[.D$94]*([.$A261]-[.D$95]))" office:value-type="float" office:value="-0.637423989748688" calcext:value-type="float">
            <text:p>-0.637423989748688</text:p>
          </table:table-cell>
          <table:table-cell table:number-columns-repeated="14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SIN(2*PI()*[.B$94]*([.$A262]-[.B$95]))" office:value-type="float" office:value="-0.770513242775789" calcext:value-type="float">
            <text:p>-0.770513242775789</text:p>
          </table:table-cell>
          <table:table-cell table:formula="of:=SIN(2*PI()*[.C$94]*([.$A262]-[.C$95]))" office:value-type="float" office:value="0.982287250728689" calcext:value-type="float">
            <text:p>0.982287250728689</text:p>
          </table:table-cell>
          <table:table-cell table:formula="of:=SIN(2*PI()*[.D$94]*([.$A262]-[.D$95]))" office:value-type="float" office:value="-0.481753674101714" calcext:value-type="float">
            <text:p>-0.481753674101714</text:p>
          </table:table-cell>
          <table:table-cell table:number-columns-repeated="1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SIN(2*PI()*[.B$94]*([.$A263]-[.B$95]))" office:value-type="float" office:value="-0.809016994374947" calcext:value-type="float">
            <text:p>-0.809016994374947</text:p>
          </table:table-cell>
          <table:table-cell table:formula="of:=SIN(2*PI()*[.C$94]*([.$A263]-[.C$95]))" office:value-type="float" office:value="0.951056516295154" calcext:value-type="float">
            <text:p>0.951056516295154</text:p>
          </table:table-cell>
          <table:table-cell table:formula="of:=SIN(2*PI()*[.D$94]*([.$A263]-[.D$95]))" office:value-type="float" office:value="-0.309016994374947" calcext:value-type="float">
            <text:p>-0.309016994374947</text:p>
          </table:table-cell>
          <table:table-cell table:number-columns-repeated="14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SIN(2*PI()*[.B$94]*([.$A264]-[.B$95]))" office:value-type="float" office:value="-0.844327925502016" calcext:value-type="float">
            <text:p>-0.844327925502016</text:p>
          </table:table-cell>
          <table:table-cell table:formula="of:=SIN(2*PI()*[.C$94]*([.$A264]-[.C$95]))" office:value-type="float" office:value="0.904827052466019" calcext:value-type="float">
            <text:p>0.904827052466019</text:p>
          </table:table-cell>
          <table:table-cell table:formula="of:=SIN(2*PI()*[.D$94]*([.$A264]-[.D$95]))" office:value-type="float" office:value="-0.125333233564301" calcext:value-type="float">
            <text:p>-0.125333233564301</text:p>
          </table:table-cell>
          <table:table-cell table:number-columns-repeated="14"/>
        </table:table-row>
        <table:table-row table:style-name="ro1">
          <table:table-cell office:value-type="float" office:value="1.67" calcext:value-type="float">
            <text:p>1.67</text:p>
          </table:table-cell>
          <table:table-cell table:formula="of:=SIN(2*PI()*[.B$94]*([.$A265]-[.B$95]))" office:value-type="float" office:value="-0.876306680043864" calcext:value-type="float">
            <text:p>-0.876306680043864</text:p>
          </table:table-cell>
          <table:table-cell table:formula="of:=SIN(2*PI()*[.C$94]*([.$A265]-[.C$95]))" office:value-type="float" office:value="0.844327925502014" calcext:value-type="float">
            <text:p>0.844327925502014</text:p>
          </table:table-cell>
          <table:table-cell table:formula="of:=SIN(2*PI()*[.D$94]*([.$A265]-[.D$95]))" office:value-type="float" office:value="0.0627905195293153" calcext:value-type="float">
            <text:p>0.062790519529315</text:p>
          </table:table-cell>
          <table:table-cell table:number-columns-repeated="14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SIN(2*PI()*[.B$94]*([.$A266]-[.B$95]))" office:value-type="float" office:value="-0.90482705246602" calcext:value-type="float">
            <text:p>-0.90482705246602</text:p>
          </table:table-cell>
          <table:table-cell table:formula="of:=SIN(2*PI()*[.C$94]*([.$A266]-[.C$95]))" office:value-type="float" office:value="0.770513242775789" calcext:value-type="float">
            <text:p>0.770513242775789</text:p>
          </table:table-cell>
          <table:table-cell table:formula="of:=SIN(2*PI()*[.D$94]*([.$A266]-[.D$95]))" office:value-type="float" office:value="0.248689887164856" calcext:value-type="float">
            <text:p>0.248689887164856</text:p>
          </table:table-cell>
          <table:table-cell table:number-columns-repeated="14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SIN(2*PI()*[.B$94]*([.$A267]-[.B$95]))" office:value-type="float" office:value="-0.929776485888251" calcext:value-type="float">
            <text:p>-0.929776485888251</text:p>
          </table:table-cell>
          <table:table-cell table:formula="of:=SIN(2*PI()*[.C$94]*([.$A267]-[.C$95]))" office:value-type="float" office:value="0.684547105928689" calcext:value-type="float">
            <text:p>0.684547105928689</text:p>
          </table:table-cell>
          <table:table-cell table:formula="of:=SIN(2*PI()*[.D$94]*([.$A267]-[.D$95]))" office:value-type="float" office:value="0.425779291565069" calcext:value-type="float">
            <text:p>0.425779291565069</text:p>
          </table:table-cell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SIN(2*PI()*[.B$94]*([.$A268]-[.B$95]))" office:value-type="float" office:value="-0.951056516295153" calcext:value-type="float">
            <text:p>-0.951056516295153</text:p>
          </table:table-cell>
          <table:table-cell table:formula="of:=SIN(2*PI()*[.C$94]*([.$A268]-[.C$95]))" office:value-type="float" office:value="0.587785252292474" calcext:value-type="float">
            <text:p>0.587785252292474</text:p>
          </table:table-cell>
          <table:table-cell table:formula="of:=SIN(2*PI()*[.D$94]*([.$A268]-[.D$95]))" office:value-type="float" office:value="0.587785252292469" calcext:value-type="float">
            <text:p>0.587785252292469</text:p>
          </table:table-cell>
          <table:table-cell table:number-columns-repeated="14"/>
        </table:table-row>
        <table:table-row table:style-name="ro1">
          <table:table-cell office:value-type="float" office:value="1.71" calcext:value-type="float">
            <text:p>1.71</text:p>
          </table:table-cell>
          <table:table-cell table:formula="of:=SIN(2*PI()*[.B$94]*([.$A269]-[.B$95]))" office:value-type="float" office:value="-0.968583161128631" calcext:value-type="float">
            <text:p>-0.968583161128631</text:p>
          </table:table-cell>
          <table:table-cell table:formula="of:=SIN(2*PI()*[.C$94]*([.$A269]-[.C$95]))" office:value-type="float" office:value="0.481753674101717" calcext:value-type="float">
            <text:p>0.481753674101717</text:p>
          </table:table-cell>
          <table:table-cell table:formula="of:=SIN(2*PI()*[.D$94]*([.$A269]-[.D$95]))" office:value-type="float" office:value="0.72896862742141" calcext:value-type="float">
            <text:p>0.72896862742141</text:p>
          </table:table-cell>
          <table:table-cell table:number-columns-repeated="14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formula="of:=SIN(2*PI()*[.B$94]*([.$A270]-[.B$95]))" office:value-type="float" office:value="-0.982287250728689" calcext:value-type="float">
            <text:p>-0.982287250728689</text:p>
          </table:table-cell>
          <table:table-cell table:formula="of:=SIN(2*PI()*[.C$94]*([.$A270]-[.C$95]))" office:value-type="float" office:value="0.36812455268468" calcext:value-type="float">
            <text:p>0.36812455268468</text:p>
          </table:table-cell>
          <table:table-cell table:formula="of:=SIN(2*PI()*[.D$94]*([.$A270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3" calcext:value-type="float">
            <text:p>1.73</text:p>
          </table:table-cell>
          <table:table-cell table:formula="of:=SIN(2*PI()*[.B$94]*([.$A271]-[.B$95]))" office:value-type="float" office:value="-0.992114701314478" calcext:value-type="float">
            <text:p>-0.992114701314478</text:p>
          </table:table-cell>
          <table:table-cell table:formula="of:=SIN(2*PI()*[.C$94]*([.$A271]-[.C$95]))" office:value-type="float" office:value="0.248689887164854" calcext:value-type="float">
            <text:p>0.248689887164854</text:p>
          </table:table-cell>
          <table:table-cell table:formula="of:=SIN(2*PI()*[.D$94]*([.$A271]-[.D$95]))" office:value-type="float" office:value="0.92977648588825" calcext:value-type="float">
            <text:p>0.92977648588825</text:p>
          </table:table-cell>
          <table:table-cell table:number-columns-repeated="14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formula="of:=SIN(2*PI()*[.B$94]*([.$A272]-[.B$95]))" office:value-type="float" office:value="-0.998026728428271" calcext:value-type="float">
            <text:p>-0.998026728428271</text:p>
          </table:table-cell>
          <table:table-cell table:formula="of:=SIN(2*PI()*[.C$94]*([.$A272]-[.C$95]))" office:value-type="float" office:value="0.125333233564304" calcext:value-type="float">
            <text:p>0.125333233564304</text:p>
          </table:table-cell>
          <table:table-cell table:formula="of:=SIN(2*PI()*[.D$94]*([.$A272]-[.D$95]))" office:value-type="float" office:value="0.982287250728688" calcext:value-type="float">
            <text:p>0.982287250728688</text:p>
          </table:table-cell>
          <table:table-cell table:number-columns-repeated="1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SIN(2*PI()*[.B$94]*([.$A273]-[.B$95]))" office:value-type="float" office:value="-1" calcext:value-type="float">
            <text:p>-1</text:p>
          </table:table-cell>
          <table:table-cell table:formula="of:=SIN(2*PI()*[.C$94]*([.$A273]-[.C$95]))" office:value-type="float" office:value="8.57252759403147E-016" calcext:value-type="float">
            <text:p>8.57252759403147E-16</text:p>
          </table:table-cell>
          <table:table-cell table:formula="of:=SIN(2*PI()*[.D$94]*([.$A273]-[.D$95])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formula="of:=SIN(2*PI()*[.B$94]*([.$A274]-[.B$95]))" office:value-type="float" office:value="-0.998026728428271" calcext:value-type="float">
            <text:p>-0.998026728428271</text:p>
          </table:table-cell>
          <table:table-cell table:formula="of:=SIN(2*PI()*[.C$94]*([.$A274]-[.C$95]))" office:value-type="float" office:value="-0.125333233564303" calcext:value-type="float">
            <text:p>-0.125333233564303</text:p>
          </table:table-cell>
          <table:table-cell table:formula="of:=SIN(2*PI()*[.D$94]*([.$A274]-[.D$95]))" office:value-type="float" office:value="0.982287250728689" calcext:value-type="float">
            <text:p>0.982287250728689</text:p>
          </table:table-cell>
          <table:table-cell table:number-columns-repeated="14"/>
        </table:table-row>
        <table:table-row table:style-name="ro1">
          <table:table-cell office:value-type="float" office:value="1.77" calcext:value-type="float">
            <text:p>1.77</text:p>
          </table:table-cell>
          <table:table-cell table:formula="of:=SIN(2*PI()*[.B$94]*([.$A275]-[.B$95]))" office:value-type="float" office:value="-0.992114701314478" calcext:value-type="float">
            <text:p>-0.992114701314478</text:p>
          </table:table-cell>
          <table:table-cell table:formula="of:=SIN(2*PI()*[.C$94]*([.$A275]-[.C$95]))" office:value-type="float" office:value="-0.248689887164853" calcext:value-type="float">
            <text:p>-0.248689887164853</text:p>
          </table:table-cell>
          <table:table-cell table:formula="of:=SIN(2*PI()*[.D$94]*([.$A275]-[.D$95]))" office:value-type="float" office:value="0.929776485888252" calcext:value-type="float">
            <text:p>0.929776485888252</text:p>
          </table:table-cell>
          <table:table-cell table:number-columns-repeated="14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formula="of:=SIN(2*PI()*[.B$94]*([.$A276]-[.B$95]))" office:value-type="float" office:value="-0.982287250728689" calcext:value-type="float">
            <text:p>-0.982287250728689</text:p>
          </table:table-cell>
          <table:table-cell table:formula="of:=SIN(2*PI()*[.C$94]*([.$A276]-[.C$95]))" office:value-type="float" office:value="-0.368124552684678" calcext:value-type="float">
            <text:p>-0.368124552684678</text:p>
          </table:table-cell>
          <table:table-cell table:formula="of:=SIN(2*PI()*[.D$94]*([.$A276]-[.D$95]))" office:value-type="float" office:value="0.844327925502015" calcext:value-type="float">
            <text:p>0.844327925502015</text:p>
          </table:table-cell>
          <table:table-cell table:number-columns-repeated="14"/>
        </table:table-row>
        <table:table-row table:style-name="ro1">
          <table:table-cell office:value-type="float" office:value="1.79" calcext:value-type="float">
            <text:p>1.79</text:p>
          </table:table-cell>
          <table:table-cell table:formula="of:=SIN(2*PI()*[.B$94]*([.$A277]-[.B$95]))" office:value-type="float" office:value="-0.968583161128631" calcext:value-type="float">
            <text:p>-0.968583161128631</text:p>
          </table:table-cell>
          <table:table-cell table:formula="of:=SIN(2*PI()*[.C$94]*([.$A277]-[.C$95]))" office:value-type="float" office:value="-0.481753674101715" calcext:value-type="float">
            <text:p>-0.481753674101715</text:p>
          </table:table-cell>
          <table:table-cell table:formula="of:=SIN(2*PI()*[.D$94]*([.$A277]-[.D$95]))" office:value-type="float" office:value="0.728968627421414" calcext:value-type="float">
            <text:p>0.728968627421414</text:p>
          </table:table-cell>
          <table:table-cell table:number-columns-repeated="1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SIN(2*PI()*[.B$94]*([.$A278]-[.B$95]))" office:value-type="float" office:value="-0.951056516295154" calcext:value-type="float">
            <text:p>-0.951056516295154</text:p>
          </table:table-cell>
          <table:table-cell table:formula="of:=SIN(2*PI()*[.C$94]*([.$A278]-[.C$95]))" office:value-type="float" office:value="-0.587785252292473" calcext:value-type="float">
            <text:p>-0.587785252292473</text:p>
          </table:table-cell>
          <table:table-cell table:formula="of:=SIN(2*PI()*[.D$94]*([.$A278]-[.D$95]))" office:value-type="float" office:value="0.587785252292474" calcext:value-type="float">
            <text:p>0.587785252292474</text:p>
          </table:table-cell>
          <table:table-cell table:number-columns-repeated="14"/>
        </table:table-row>
        <table:table-row table:style-name="ro1">
          <table:table-cell office:value-type="float" office:value="1.81" calcext:value-type="float">
            <text:p>1.81</text:p>
          </table:table-cell>
          <table:table-cell table:formula="of:=SIN(2*PI()*[.B$94]*([.$A279]-[.B$95]))" office:value-type="float" office:value="-0.929776485888252" calcext:value-type="float">
            <text:p>-0.929776485888252</text:p>
          </table:table-cell>
          <table:table-cell table:formula="of:=SIN(2*PI()*[.C$94]*([.$A279]-[.C$95]))" office:value-type="float" office:value="-0.684547105928688" calcext:value-type="float">
            <text:p>-0.684547105928688</text:p>
          </table:table-cell>
          <table:table-cell table:formula="of:=SIN(2*PI()*[.D$94]*([.$A279]-[.D$95]))" office:value-type="float" office:value="0.425779291565072" calcext:value-type="float">
            <text:p>0.425779291565072</text:p>
          </table:table-cell>
          <table:table-cell table:number-columns-repeated="14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formula="of:=SIN(2*PI()*[.B$94]*([.$A280]-[.B$95]))" office:value-type="float" office:value="-0.904827052466019" calcext:value-type="float">
            <text:p>-0.904827052466019</text:p>
          </table:table-cell>
          <table:table-cell table:formula="of:=SIN(2*PI()*[.C$94]*([.$A280]-[.C$95]))" office:value-type="float" office:value="-0.77051324277579" calcext:value-type="float">
            <text:p>-0.77051324277579</text:p>
          </table:table-cell>
          <table:table-cell table:formula="of:=SIN(2*PI()*[.D$94]*([.$A280]-[.D$95]))" office:value-type="float" office:value="0.248689887164858" calcext:value-type="float">
            <text:p>0.248689887164858</text:p>
          </table:table-cell>
          <table:table-cell table:number-columns-repeated="14"/>
        </table:table-row>
        <table:table-row table:style-name="ro1">
          <table:table-cell office:value-type="float" office:value="1.83" calcext:value-type="float">
            <text:p>1.83</text:p>
          </table:table-cell>
          <table:table-cell table:formula="of:=SIN(2*PI()*[.B$94]*([.$A281]-[.B$95]))" office:value-type="float" office:value="-0.876306680043864" calcext:value-type="float">
            <text:p>-0.876306680043864</text:p>
          </table:table-cell>
          <table:table-cell table:formula="of:=SIN(2*PI()*[.C$94]*([.$A281]-[.C$95]))" office:value-type="float" office:value="-0.844327925502015" calcext:value-type="float">
            <text:p>-0.844327925502015</text:p>
          </table:table-cell>
          <table:table-cell table:formula="of:=SIN(2*PI()*[.D$94]*([.$A281]-[.D$95]))" office:value-type="float" office:value="0.0627905195293144" calcext:value-type="float">
            <text:p>0.062790519529314</text:p>
          </table:table-cell>
          <table:table-cell table:number-columns-repeated="14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formula="of:=SIN(2*PI()*[.B$94]*([.$A282]-[.B$95]))" office:value-type="float" office:value="-0.844327925502015" calcext:value-type="float">
            <text:p>-0.844327925502015</text:p>
          </table:table-cell>
          <table:table-cell table:formula="of:=SIN(2*PI()*[.C$94]*([.$A282]-[.C$95]))" office:value-type="float" office:value="-0.90482705246602" calcext:value-type="float">
            <text:p>-0.90482705246602</text:p>
          </table:table-cell>
          <table:table-cell table:formula="of:=SIN(2*PI()*[.D$94]*([.$A282]-[.D$95]))" office:value-type="float" office:value="-0.125333233564306" calcext:value-type="float">
            <text:p>-0.125333233564306</text:p>
          </table:table-cell>
          <table:table-cell table:number-columns-repeated="1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SIN(2*PI()*[.B$94]*([.$A283]-[.B$95]))" office:value-type="float" office:value="-0.809016994374948" calcext:value-type="float">
            <text:p>-0.809016994374948</text:p>
          </table:table-cell>
          <table:table-cell table:formula="of:=SIN(2*PI()*[.C$94]*([.$A283]-[.C$95]))" office:value-type="float" office:value="-0.951056516295153" calcext:value-type="float">
            <text:p>-0.951056516295153</text:p>
          </table:table-cell>
          <table:table-cell table:formula="of:=SIN(2*PI()*[.D$94]*([.$A283]-[.D$95]))" office:value-type="float" office:value="-0.309016994374944" calcext:value-type="float">
            <text:p>-0.309016994374944</text:p>
          </table:table-cell>
          <table:table-cell table:number-columns-repeated="14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formula="of:=SIN(2*PI()*[.B$94]*([.$A284]-[.B$95]))" office:value-type="float" office:value="-0.770513242775789" calcext:value-type="float">
            <text:p>-0.770513242775789</text:p>
          </table:table-cell>
          <table:table-cell table:formula="of:=SIN(2*PI()*[.C$94]*([.$A284]-[.C$95]))" office:value-type="float" office:value="-0.982287250728689" calcext:value-type="float">
            <text:p>-0.982287250728689</text:p>
          </table:table-cell>
          <table:table-cell table:formula="of:=SIN(2*PI()*[.D$94]*([.$A284]-[.D$95]))" office:value-type="float" office:value="-0.481753674101715" calcext:value-type="float">
            <text:p>-0.481753674101715</text:p>
          </table:table-cell>
          <table:table-cell table:number-columns-repeated="14"/>
        </table:table-row>
        <table:table-row table:style-name="ro1">
          <table:table-cell office:value-type="float" office:value="1.87" calcext:value-type="float">
            <text:p>1.87</text:p>
          </table:table-cell>
          <table:table-cell table:formula="of:=SIN(2*PI()*[.B$94]*([.$A285]-[.B$95]))" office:value-type="float" office:value="-0.728968627421411" calcext:value-type="float">
            <text:p>-0.728968627421411</text:p>
          </table:table-cell>
          <table:table-cell table:formula="of:=SIN(2*PI()*[.C$94]*([.$A285]-[.C$95]))" office:value-type="float" office:value="-0.998026728428272" calcext:value-type="float">
            <text:p>-0.998026728428272</text:p>
          </table:table-cell>
          <table:table-cell table:formula="of:=SIN(2*PI()*[.D$94]*([.$A285]-[.D$95]))" office:value-type="float" office:value="-0.637423989748691" calcext:value-type="float">
            <text:p>-0.637423989748691</text:p>
          </table:table-cell>
          <table:table-cell table:number-columns-repeated="14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SIN(2*PI()*[.B$94]*([.$A286]-[.B$95]))" office:value-type="float" office:value="-0.684547105928688" calcext:value-type="float">
            <text:p>-0.684547105928688</text:p>
          </table:table-cell>
          <table:table-cell table:formula="of:=SIN(2*PI()*[.C$94]*([.$A286]-[.C$95]))" office:value-type="float" office:value="-0.998026728428271" calcext:value-type="float">
            <text:p>-0.998026728428271</text:p>
          </table:table-cell>
          <table:table-cell table:formula="of:=SIN(2*PI()*[.D$94]*([.$A286]-[.D$95]))" office:value-type="float" office:value="-0.770513242775792" calcext:value-type="float">
            <text:p>-0.770513242775792</text:p>
          </table:table-cell>
          <table:table-cell table:number-columns-repeated="14"/>
        </table:table-row>
        <table:table-row table:style-name="ro1">
          <table:table-cell office:value-type="float" office:value="1.89" calcext:value-type="float">
            <text:p>1.89</text:p>
          </table:table-cell>
          <table:table-cell table:formula="of:=SIN(2*PI()*[.B$94]*([.$A287]-[.B$95]))" office:value-type="float" office:value="-0.63742398974869" calcext:value-type="float">
            <text:p>-0.63742398974869</text:p>
          </table:table-cell>
          <table:table-cell table:formula="of:=SIN(2*PI()*[.C$94]*([.$A287]-[.C$95]))" office:value-type="float" office:value="-0.982287250728689" calcext:value-type="float">
            <text:p>-0.982287250728689</text:p>
          </table:table-cell>
          <table:table-cell table:formula="of:=SIN(2*PI()*[.D$94]*([.$A287]-[.D$95]))" office:value-type="float" office:value="-0.876306680043864" calcext:value-type="float">
            <text:p>-0.876306680043864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SIN(2*PI()*[.B$94]*([.$A288]-[.B$95]))" office:value-type="float" office:value="-0.587785252292473" calcext:value-type="float">
            <text:p>-0.587785252292473</text:p>
          </table:table-cell>
          <table:table-cell table:formula="of:=SIN(2*PI()*[.C$94]*([.$A288]-[.C$95]))" office:value-type="float" office:value="-0.951056516295154" calcext:value-type="float">
            <text:p>-0.951056516295154</text:p>
          </table:table-cell>
          <table:table-cell table:formula="of:=SIN(2*PI()*[.D$94]*([.$A288]-[.D$95]))" office:value-type="float" office:value="-0.951056516295154" calcext:value-type="float">
            <text:p>-0.951056516295154</text:p>
          </table:table-cell>
          <table:table-cell table:number-columns-repeated="14"/>
        </table:table-row>
        <table:table-row table:style-name="ro1">
          <table:table-cell office:value-type="float" office:value="1.91" calcext:value-type="float">
            <text:p>1.91</text:p>
          </table:table-cell>
          <table:table-cell table:formula="of:=SIN(2*PI()*[.B$94]*([.$A289]-[.B$95]))" office:value-type="float" office:value="-0.535826794978996" calcext:value-type="float">
            <text:p>-0.535826794978996</text:p>
          </table:table-cell>
          <table:table-cell table:formula="of:=SIN(2*PI()*[.C$94]*([.$A289]-[.C$95]))" office:value-type="float" office:value="-0.904827052466019" calcext:value-type="float">
            <text:p>-0.904827052466019</text:p>
          </table:table-cell>
          <table:table-cell table:formula="of:=SIN(2*PI()*[.D$94]*([.$A289]-[.D$95]))" office:value-type="float" office:value="-0.992114701314478" calcext:value-type="float">
            <text:p>-0.992114701314478</text:p>
          </table:table-cell>
          <table:table-cell table:number-columns-repeated="14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formula="of:=SIN(2*PI()*[.B$94]*([.$A290]-[.B$95]))" office:value-type="float" office:value="-0.481753674101715" calcext:value-type="float">
            <text:p>-0.481753674101715</text:p>
          </table:table-cell>
          <table:table-cell table:formula="of:=SIN(2*PI()*[.C$94]*([.$A290]-[.C$95]))" office:value-type="float" office:value="-0.844327925502014" calcext:value-type="float">
            <text:p>-0.844327925502014</text:p>
          </table:table-cell>
          <table:table-cell table:formula="of:=SIN(2*PI()*[.D$94]*([.$A290]-[.D$95]))" office:value-type="float" office:value="-0.998026728428271" calcext:value-type="float">
            <text:p>-0.998026728428271</text:p>
          </table:table-cell>
          <table:table-cell table:number-columns-repeated="14"/>
        </table:table-row>
        <table:table-row table:style-name="ro1">
          <table:table-cell office:value-type="float" office:value="1.93" calcext:value-type="float">
            <text:p>1.93</text:p>
          </table:table-cell>
          <table:table-cell table:formula="of:=SIN(2*PI()*[.B$94]*([.$A291]-[.B$95]))" office:value-type="float" office:value="-0.425779291565072" calcext:value-type="float">
            <text:p>-0.425779291565072</text:p>
          </table:table-cell>
          <table:table-cell table:formula="of:=SIN(2*PI()*[.C$94]*([.$A291]-[.C$95]))" office:value-type="float" office:value="-0.770513242775789" calcext:value-type="float">
            <text:p>-0.770513242775789</text:p>
          </table:table-cell>
          <table:table-cell table:formula="of:=SIN(2*PI()*[.D$94]*([.$A291]-[.D$95]))" office:value-type="float" office:value="-0.968583161128631" calcext:value-type="float">
            <text:p>-0.968583161128631</text:p>
          </table:table-cell>
          <table:table-cell table:number-columns-repeated="14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formula="of:=SIN(2*PI()*[.B$94]*([.$A292]-[.B$95]))" office:value-type="float" office:value="-0.368124552684678" calcext:value-type="float">
            <text:p>-0.368124552684678</text:p>
          </table:table-cell>
          <table:table-cell table:formula="of:=SIN(2*PI()*[.C$94]*([.$A292]-[.C$95]))" office:value-type="float" office:value="-0.684547105928689" calcext:value-type="float">
            <text:p>-0.684547105928689</text:p>
          </table:table-cell>
          <table:table-cell table:formula="of:=SIN(2*PI()*[.D$94]*([.$A292]-[.D$95]))" office:value-type="float" office:value="-0.904827052466017" calcext:value-type="float">
            <text:p>-0.904827052466017</text:p>
          </table:table-cell>
          <table:table-cell table:number-columns-repeated="1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SIN(2*PI()*[.B$94]*([.$A293]-[.B$95]))" office:value-type="float" office:value="-0.309016994374948" calcext:value-type="float">
            <text:p>-0.309016994374948</text:p>
          </table:table-cell>
          <table:table-cell table:formula="of:=SIN(2*PI()*[.C$94]*([.$A293]-[.C$95]))" office:value-type="float" office:value="-0.587785252292474" calcext:value-type="float">
            <text:p>-0.587785252292474</text:p>
          </table:table-cell>
          <table:table-cell table:formula="of:=SIN(2*PI()*[.D$94]*([.$A293]-[.D$95]))" office:value-type="float" office:value="-0.809016994374947" calcext:value-type="float">
            <text:p>-0.809016994374947</text:p>
          </table:table-cell>
          <table:table-cell table:number-columns-repeated="14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formula="of:=SIN(2*PI()*[.B$94]*([.$A294]-[.B$95]))" office:value-type="float" office:value="-0.248689887164856" calcext:value-type="float">
            <text:p>-0.248689887164856</text:p>
          </table:table-cell>
          <table:table-cell table:formula="of:=SIN(2*PI()*[.C$94]*([.$A294]-[.C$95]))" office:value-type="float" office:value="-0.481753674101717" calcext:value-type="float">
            <text:p>-0.481753674101717</text:p>
          </table:table-cell>
          <table:table-cell table:formula="of:=SIN(2*PI()*[.D$94]*([.$A294]-[.D$95]))" office:value-type="float" office:value="-0.684547105928692" calcext:value-type="float">
            <text:p>-0.684547105928692</text:p>
          </table:table-cell>
          <table:table-cell table:number-columns-repeated="14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formula="of:=SIN(2*PI()*[.B$94]*([.$A295]-[.B$95]))" office:value-type="float" office:value="-0.187381314585726" calcext:value-type="float">
            <text:p>-0.187381314585726</text:p>
          </table:table-cell>
          <table:table-cell table:formula="of:=SIN(2*PI()*[.C$94]*([.$A295]-[.C$95]))" office:value-type="float" office:value="-0.36812455268468" calcext:value-type="float">
            <text:p>-0.36812455268468</text:p>
          </table:table-cell>
          <table:table-cell table:formula="of:=SIN(2*PI()*[.D$94]*([.$A295]-[.D$95]))" office:value-type="float" office:value="-0.535826794978998" calcext:value-type="float">
            <text:p>-0.535826794978998</text:p>
          </table:table-cell>
          <table:table-cell table:number-columns-repeated="14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formula="of:=SIN(2*PI()*[.B$94]*([.$A296]-[.B$95]))" office:value-type="float" office:value="-0.125333233564304" calcext:value-type="float">
            <text:p>-0.125333233564304</text:p>
          </table:table-cell>
          <table:table-cell table:formula="of:=SIN(2*PI()*[.C$94]*([.$A296]-[.C$95]))" office:value-type="float" office:value="-0.248689887164854" calcext:value-type="float">
            <text:p>-0.248689887164854</text:p>
          </table:table-cell>
          <table:table-cell table:formula="of:=SIN(2*PI()*[.D$94]*([.$A296]-[.D$95]))" office:value-type="float" office:value="-0.368124552684677" calcext:value-type="float">
            <text:p>-0.368124552684677</text:p>
          </table:table-cell>
          <table:table-cell table:number-columns-repeated="14"/>
        </table:table-row>
        <table:table-row table:style-name="ro1">
          <table:table-cell office:value-type="float" office:value="1.99" calcext:value-type="float">
            <text:p>1.99</text:p>
          </table:table-cell>
          <table:table-cell table:formula="of:=SIN(2*PI()*[.B$94]*([.$A297]-[.B$95]))" office:value-type="float" office:value="-0.0627905195293135" calcext:value-type="float">
            <text:p>-0.062790519529314</text:p>
          </table:table-cell>
          <table:table-cell table:formula="of:=SIN(2*PI()*[.C$94]*([.$A297]-[.C$95]))" office:value-type="float" office:value="-0.125333233564305" calcext:value-type="float">
            <text:p>-0.125333233564305</text:p>
          </table:table-cell>
          <table:table-cell table:formula="of:=SIN(2*PI()*[.D$94]*([.$A297]-[.D$95]))" office:value-type="float" office:value="-0.187381314585729" calcext:value-type="float">
            <text:p>-0.18738131458572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4T02:35:58.645987807</dc:date>
    <meta:editing-duration>PT18H7M31S</meta:editing-duration>
    <meta:editing-cycles>11</meta:editing-cycles>
    <meta:generator>LibreOffice/6.0.7.3$Linux_X86_64 LibreOffice_project/00m0$Build-3</meta:generator>
    <meta:document-statistic meta:table-count="1" meta:cell-count="1311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4:Sheet1.B25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31cm" svg:y="3.705cm" style:legend-expansion="high" chart:style-name="ch2"/>
        <chart:plot-area chart:style-name="ch3" table:cell-range-address="Sheet1.A97:Sheet1.D297" chart:data-source-has-labels="row" svg:x="0.319cm" svg:y="0.18cm" svg:width="13.593cm" svg:height="8.645cm">
          <chartooo:coordinate-region svg:x="1.152cm" svg:y="0.379cm" svg:width="12.666cm" svg:height="8.247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98:Sheet1.B297" chart:label-cell-address="Sheet1.B97:Sheet1.B97" chart:class="chart:scatter">
            <chart:domain table:cell-range-address="Sheet1.A98:Sheet1.A297"/>
            <chart:data-point chart:repeated="200"/>
          </chart:series>
          <chart:series chart:style-name="ch9" chart:values-cell-range-address="Sheet1.C98:Sheet1.C297" chart:label-cell-address="Sheet1.C97:Sheet1.C97" chart:class="chart:scatter">
            <chart:data-point chart:repeated="200"/>
          </chart:series>
          <chart:series chart:style-name="ch10" chart:values-cell-range-address="Sheet1.D98:Sheet1.D297" chart:label-cell-address="Sheet1.D97:Sheet1.D97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*1</text:p>
                <draw:g>
                  <svg:desc>Sheet1.B97:Sheet1.B97</svg:desc>
                </draw:g>
              </table:table-cell>
              <table:table-cell office:value-type="string">
                <text:p>f*2</text:p>
                <draw:g>
                  <svg:desc>Sheet1.C97:Sheet1.C97</svg:desc>
                </draw:g>
              </table:table-cell>
              <table:table-cell office:value-type="string">
                <text:p>f*3</text:p>
                <draw:g>
                  <svg:desc>Sheet1.D97:Sheet1.D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:Sheet1.A297</svg:desc>
                </draw:g>
              </table:table-cell>
              <table:table-cell office:value-type="float" office:value="0">
                <text:p>0</text:p>
                <draw:g>
                  <svg:desc>Sheet1.B98:Sheet1.B297</svg:desc>
                </draw:g>
              </table:table-cell>
              <table:table-cell office:value-type="float" office:value="0">
                <text:p>0</text:p>
                <draw:g>
                  <svg:desc>Sheet1.C98:Sheet1.C297</svg:desc>
                </draw:g>
              </table:table-cell>
              <table:table-cell office:value-type="float" office:value="0">
                <text:p>0</text:p>
                <draw:g>
                  <svg:desc>Sheet1.D98:Sheet1.D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6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." xlink:type="simple" chart:class="chart:scatter" chart:style-name="ch1">
        <chart:plot-area chart:style-name="ch2" table:cell-range-address="Sheet1.G116:Sheet1.G142 Sheet1.J116:Sheet1.J142" chart:data-source-has-labels="row" svg:x="0.168cm" svg:y="0.099cm" svg:width="8.091cm" svg:height="4.759cm">
          <chartooo:coordinate-region svg:x="1.08cm" svg:y="0.298cm" svg:width="6.158cm" svg:height="3.91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42" chart:label-cell-address="Sheet1.J116:Sheet1.J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0.286634771551463">
                <text:p>0.286634771551463</text:p>
                <draw:g>
                  <svg:desc>Sheet1.J117:Sheet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